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Pictures/2000005E00001D8F000004161E2ED886.svm" manifest:media-type="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78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3.822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3.7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igo e AT velho" table:style-name="ta1">
        <table:shapes>
          <draw:frame draw:z-index="0" draw:style-name="gr1" svg:width="18.461cm" svg:height="9.076cm" svg:x="0.176cm" svg:y="8.212cm">
            <draw:object draw:notify-on-update-of-ranges="'antigo e AT velho'.A1:'antigo e AT velho'.A1 'antigo e AT velho'.B2:'antigo e AT velho'.B18 'antigo e AT velho'.B1:'antigo e AT velho'.B1 'antigo e AT velho'.A2:'antigo e AT velho'.A18 'antigo e AT velho'.E2:'antigo e AT velho'.E18 'antigo e AT velho'.E1:'antigo e AT velho'.E1 'antigo e AT velho'.A2:'antigo e AT velho'.A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Figuras 1" draw:style-name="gr2" draw:text-style-name="P1" svg:width="7.566cm" svg:height="1.045cm" svg:x="24.35cm" svg:y="8.184cm">
            <draw:image xlink:href="Pictures/2000005E00001D8F000004161E2ED886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Celcius termopar</text:p>
          </table:table-cell>
          <table:table-cell table:style-name="ce5" office:value-type="string">
            <text:p>termistor lote 1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5" office:value-type="string">
            <text:p>ADC termistor lote 2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1"/>
          <table:table-cell table:style-name="ce1" office:value-type="string">
            <text:p>erro</text:p>
          </table:table-cell>
          <table:table-cell/>
        </table:table-row>
        <table:table-row table:style-name="ro2">
          <table:table-cell table:style-name="ce2" office:value-type="float" office:value="148">
            <text:p>148,00</text:p>
          </table:table-cell>
          <table:table-cell table:style-name="ce2" office:value-type="float" office:value="150.8">
            <text:p>150,80</text:p>
          </table:table-cell>
          <table:table-cell table:style-name="ce7" table:formula="of:=0.9365538413*[.B2]+6.7283007964" office:value-type="float" office:value="147.96062006444">
            <text:p>147,96</text:p>
          </table:table-cell>
          <table:table-cell table:style-name="ce8" table:formula="of:=ABS([.C2]-[.A2])/[.A2]" office:value-type="percentage" office:value="0.000266080645675624">
            <text:p>0,03%</text:p>
          </table:table-cell>
          <table:table-cell table:style-name="ce3" office:value-type="float" office:value="264">
            <text:p>264</text:p>
          </table:table-cell>
          <table:table-cell table:style-name="ce7" table:formula="of:=-53.7828135155*LN([.E2])+446.9738654555" office:value-type="float" office:value="147.083634669062">
            <text:p>147,08</text:p>
          </table:table-cell>
          <table:table-cell table:style-name="ce8" table:formula="of:=ABS([.F2]-[.A2])/[.A2]" office:value-type="percentage" office:value="0.00619165764147177">
            <text:p>0,62%</text:p>
          </table:table-cell>
          <table:table-cell table:style-name="ce9" table:formula="of:=-60.1873800166*LN([.E2])+483.9547042058" office:value-type="float" office:value="148.352936581513">
            <text:p>148,3529365815</text:p>
          </table:table-cell>
          <table:table-cell table:style-name="ce8" table:formula="of:=ABS([.H2]-[.F2])/[.F2]" office:value-type="percentage" office:value="0.00862979702199004">
            <text:p>0,86%</text:p>
          </table:table-cell>
          <table:table-cell/>
        </table:table-row>
        <table:table-row table:style-name="ro2">
          <table:table-cell table:style-name="ce2" office:value-type="float" office:value="158.2">
            <text:p>158,20</text:p>
          </table:table-cell>
          <table:table-cell table:style-name="ce2" office:value-type="float" office:value="162.86">
            <text:p>162,86</text:p>
          </table:table-cell>
          <table:table-cell table:style-name="ce7" table:formula="of:=0.9365538413*[.B3]+6.7283007964" office:value-type="float" office:value="159.255459390518">
            <text:p>159,26</text:p>
          </table:table-cell>
          <table:table-cell table:style-name="ce8" table:formula="of:=ABS([.C3]-[.A3])/[.A3]" office:value-type="percentage" office:value="0.00667167756332506">
            <text:p>0,67%</text:p>
          </table:table-cell>
          <table:table-cell table:style-name="ce3" office:value-type="float" office:value="212">
            <text:p>212</text:p>
          </table:table-cell>
          <table:table-cell table:style-name="ce7" table:formula="of:=-53.7828135155*LN([.E3])+446.9738654555" office:value-type="float" office:value="158.881584765128">
            <text:p>158,88</text:p>
          </table:table-cell>
          <table:table-cell table:style-name="ce8" table:formula="of:=ABS([.F3]-[.A3])/[.A3]" office:value-type="percentage" office:value="0.00430837398943313">
            <text:p>0,43%</text:p>
          </table:table-cell>
          <table:table-cell table:style-name="ce9" table:formula="of:=-60.1873800166*LN([.E3])+483.9547042058" office:value-type="float" office:value="161.555810500412">
            <text:p>161,5558105004</text:p>
          </table:table-cell>
          <table:table-cell table:style-name="ce8" table:formula="of:=ABS([.H3]-[.F3])/[.F3]" office:value-type="percentage" office:value="0.0168315650881557">
            <text:p>1,68%</text:p>
          </table:table-cell>
          <table:table-cell table:style-name="ce10"/>
        </table:table-row>
        <table:table-row table:style-name="ro2">
          <table:table-cell table:style-name="ce3" office:value-type="float" office:value="162.2">
            <text:p>162,2</text:p>
          </table:table-cell>
          <table:table-cell table:style-name="ce2" office:value-type="float" office:value="165.65">
            <text:p>165,65</text:p>
          </table:table-cell>
          <table:table-cell table:style-name="ce7" table:formula="of:=0.9365538413*[.B4]+6.7283007964" office:value-type="float" office:value="161.868444607745">
            <text:p>161,87</text:p>
          </table:table-cell>
          <table:table-cell table:style-name="ce8" table:formula="of:=ABS([.C4]-[.A4])/[.A4]" office:value-type="percentage" office:value="0.00204411462549312">
            <text:p>0,20%</text:p>
          </table:table-cell>
          <table:table-cell table:style-name="ce3" office:value-type="float" office:value="202">
            <text:p>202</text:p>
          </table:table-cell>
          <table:table-cell table:style-name="ce7" table:formula="of:=-53.7828135155*LN([.E4])+446.9738654555" office:value-type="float" office:value="161.480293795818">
            <text:p>161,48</text:p>
          </table:table-cell>
          <table:table-cell table:style-name="ce8" table:formula="of:=ABS([.F4]-[.A4])/[.A4]" office:value-type="percentage" office:value="0.00443715292343768">
            <text:p>0,44%</text:p>
          </table:table-cell>
          <table:table-cell table:style-name="ce9" table:formula="of:=-60.1873800166*LN([.E4])+483.9547042058" office:value-type="float" office:value="164.463979072471">
            <text:p>164,4639790725</text:p>
          </table:table-cell>
          <table:table-cell table:style-name="ce8" table:formula="of:=ABS([.H4]-[.F4])/[.F4]" office:value-type="percentage" office:value="0.0184770860054643">
            <text:p>1,85%</text:p>
          </table:table-cell>
          <table:table-cell/>
        </table:table-row>
        <table:table-row table:style-name="ro2">
          <table:table-cell table:style-name="ce2" office:value-type="float" office:value="166.3">
            <text:p>166,30</text:p>
          </table:table-cell>
          <table:table-cell table:style-name="ce2" office:value-type="float" office:value="170.49">
            <text:p>170,49</text:p>
          </table:table-cell>
          <table:table-cell table:style-name="ce7" table:formula="of:=0.9365538413*[.B5]+6.7283007964" office:value-type="float" office:value="166.401365199637">
            <text:p>166,40</text:p>
          </table:table-cell>
          <table:table-cell table:style-name="ce8" table:formula="of:=ABS([.C5]-[.A5])/[.A5]" office:value-type="percentage" office:value="0.000609532168592913">
            <text:p>0,06%</text:p>
          </table:table-cell>
          <table:table-cell table:style-name="ce3" office:value-type="float" office:value="184">
            <text:p>184</text:p>
          </table:table-cell>
          <table:table-cell table:style-name="ce7" table:formula="of:=-53.7828135155*LN([.E5])+446.9738654555" office:value-type="float" office:value="166.499948108703">
            <text:p>166,50</text:p>
          </table:table-cell>
          <table:table-cell table:style-name="ce8" table:formula="of:=ABS([.F5]-[.A5])/[.A5]" office:value-type="percentage" office:value="0.00120233378654933">
            <text:p>0,12%</text:p>
          </table:table-cell>
          <table:table-cell table:style-name="ce9" table:formula="of:=-60.1873800166*LN([.E5])+483.9547042058" office:value-type="float" office:value="170.081384000432">
            <text:p>170,0813840004</text:p>
          </table:table-cell>
          <table:table-cell table:style-name="ce8" table:formula="of:=ABS([.H5]-[.F5])/[.F5]" office:value-type="percentage" office:value="0.0215101321796854">
            <text:p>2,15%</text:p>
          </table:table-cell>
          <table:table-cell/>
        </table:table-row>
        <table:table-row table:style-name="ro2">
          <table:table-cell table:style-name="ce2" office:value-type="float" office:value="171.3">
            <text:p>171,30</text:p>
          </table:table-cell>
          <table:table-cell table:style-name="ce2" office:value-type="float" office:value="175.45">
            <text:p>175,45</text:p>
          </table:table-cell>
          <table:table-cell table:style-name="ce7" table:formula="of:=0.9365538413*[.B6]+6.7283007964" office:value-type="float" office:value="171.046672252485">
            <text:p>171,05</text:p>
          </table:table-cell>
          <table:table-cell table:style-name="ce8" table:formula="of:=ABS([.C6]-[.A6])/[.A6]" office:value-type="percentage" office:value="0.00147885433458853">
            <text:p>0,15%</text:p>
          </table:table-cell>
          <table:table-cell table:style-name="ce3" office:value-type="float" office:value="169">
            <text:p>169</text:p>
          </table:table-cell>
          <table:table-cell table:style-name="ce7" table:formula="of:=-53.7828135155*LN([.E6])+446.9738654555" office:value-type="float" office:value="171.073479517389">
            <text:p>171,07</text:p>
          </table:table-cell>
          <table:table-cell table:style-name="ce8" table:formula="of:=ABS([.F6]-[.A6])/[.A6]" office:value-type="percentage" office:value="0.00132236125283593">
            <text:p>0,13%</text:p>
          </table:table-cell>
          <table:table-cell table:style-name="ce9" table:formula="of:=-60.1873800166*LN([.E6])+483.9547042058" office:value-type="float" office:value="175.199540804057">
            <text:p>175,1995408041</text:p>
          </table:table-cell>
          <table:table-cell table:style-name="ce8" table:formula="of:=ABS([.H6]-[.F6])/[.F6]" office:value-type="percentage" office:value="0.024118649473359">
            <text:p>2,41%</text:p>
          </table:table-cell>
          <table:table-cell/>
        </table:table-row>
        <table:table-row table:style-name="ro2">
          <table:table-cell table:style-name="ce2" office:value-type="float" office:value="175.9">
            <text:p>175,90</text:p>
          </table:table-cell>
          <table:table-cell table:style-name="ce2" office:value-type="float" office:value="180.29">
            <text:p>180,29</text:p>
          </table:table-cell>
          <table:table-cell table:style-name="ce7" table:formula="of:=0.9365538413*[.B7]+6.7283007964" office:value-type="float" office:value="175.579592844377">
            <text:p>175,58</text:p>
          </table:table-cell>
          <table:table-cell table:style-name="ce8" table:formula="of:=ABS([.C7]-[.A7])/[.A7]" office:value-type="percentage" office:value="0.00182153016272315">
            <text:p>0,18%</text:p>
          </table:table-cell>
          <table:table-cell table:style-name="ce3" office:value-type="float" office:value="155">
            <text:p>155</text:p>
          </table:table-cell>
          <table:table-cell table:style-name="ce7" table:formula="of:=-53.7828135155*LN([.E7])+446.9738654555" office:value-type="float" office:value="175.724272912843">
            <text:p>175,72</text:p>
          </table:table-cell>
          <table:table-cell table:style-name="ce8" table:formula="of:=ABS([.F7]-[.A7])/[.A7]" office:value-type="percentage" office:value="0.000999016982130035">
            <text:p>0,10%</text:p>
          </table:table-cell>
          <table:table-cell table:style-name="ce9" table:formula="of:=-60.1873800166*LN([.E7])+483.9547042058" office:value-type="float" office:value="180.404160108516">
            <text:p>180,4041601085</text:p>
          </table:table-cell>
          <table:table-cell table:style-name="ce8" table:formula="of:=ABS([.H7]-[.F7])/[.F7]" office:value-type="percentage" office:value="0.0266319906641118">
            <text:p>2,66%</text:p>
          </table:table-cell>
          <table:table-cell/>
        </table:table-row>
        <table:table-row table:style-name="ro2">
          <table:table-cell table:style-name="ce2" office:value-type="float" office:value="185.3">
            <text:p>185,30</text:p>
          </table:table-cell>
          <table:table-cell table:style-name="ce2" office:value-type="float" office:value="190.24">
            <text:p>190,24</text:p>
          </table:table-cell>
          <table:table-cell table:style-name="ce7" table:formula="of:=0.9365538413*[.B8]+6.7283007964" office:value-type="float" office:value="184.898303565312">
            <text:p>184,90</text:p>
          </table:table-cell>
          <table:table-cell table:style-name="ce8" table:formula="of:=ABS([.C8]-[.A8])/[.A8]" office:value-type="percentage" office:value="0.00216781670096064">
            <text:p>0,22%</text:p>
          </table:table-cell>
          <table:table-cell table:style-name="ce3" office:value-type="float" office:value="129">
            <text:p>129</text:p>
          </table:table-cell>
          <table:table-cell table:style-name="ce7" table:formula="of:=-53.7828135155*LN([.E8])+446.9738654555" office:value-type="float" office:value="185.599481191403">
            <text:p>185,60</text:p>
          </table:table-cell>
          <table:table-cell table:style-name="ce8" table:formula="of:=ABS([.F8]-[.A8])/[.A8]" office:value-type="percentage" office:value="0.00161619639181054">
            <text:p>0,16%</text:p>
          </table:table-cell>
          <table:table-cell table:style-name="ce9" table:formula="of:=-60.1873800166*LN([.E8])+483.9547042058" office:value-type="float" office:value="191.455328215097">
            <text:p>191,4553282151</text:p>
          </table:table-cell>
          <table:table-cell table:style-name="ce8" table:formula="of:=ABS([.H8]-[.F8])/[.F8]" office:value-type="percentage" office:value="0.0315509881067828">
            <text:p>3,16%</text:p>
          </table:table-cell>
          <table:table-cell/>
        </table:table-row>
        <table:table-row table:style-name="ro2">
          <table:table-cell table:style-name="ce2" office:value-type="float" office:value="194.2">
            <text:p>194,20</text:p>
          </table:table-cell>
          <table:table-cell table:style-name="ce2" office:value-type="float" office:value="200">
            <text:p>200,00</text:p>
          </table:table-cell>
          <table:table-cell table:style-name="ce7" table:formula="of:=0.9365538413*[.B9]+6.7283007964" office:value-type="float" office:value="194.0390690564">
            <text:p>194,04</text:p>
          </table:table-cell>
          <table:table-cell table:style-name="ce8" table:formula="of:=ABS([.C9]-[.A9])/[.A9]" office:value-type="percentage" office:value="0.000828686630278029">
            <text:p>0,08%</text:p>
          </table:table-cell>
          <table:table-cell table:style-name="ce3" office:value-type="float" office:value="109">
            <text:p>109</text:p>
          </table:table-cell>
          <table:table-cell table:style-name="ce7" table:formula="of:=-53.7828135155*LN([.E9])+446.9738654555" office:value-type="float" office:value="194.659977169234">
            <text:p>194,66</text:p>
          </table:table-cell>
          <table:table-cell table:style-name="ce8" table:formula="of:=ABS([.F9]-[.A9])/[.A9]" office:value-type="percentage" office:value="0.00236857450686984">
            <text:p>0,24%</text:p>
          </table:table-cell>
          <table:table-cell table:style-name="ce9" table:formula="of:=-60.1873800166*LN([.E9])+483.9547042058" office:value-type="float" office:value="201.594766428003">
            <text:p>201,594766428</text:p>
          </table:table-cell>
          <table:table-cell table:style-name="ce8" table:formula="of:=ABS([.H9]-[.F9])/[.F9]" office:value-type="percentage" office:value="0.0356251416424436">
            <text:p>3,56%</text:p>
          </table:table-cell>
          <table:table-cell/>
        </table:table-row>
        <table:table-row table:style-name="ro2">
          <table:table-cell table:style-name="ce2" office:value-type="float" office:value="203.4">
            <text:p>203,40</text:p>
          </table:table-cell>
          <table:table-cell table:style-name="ce2" office:value-type="float" office:value="209.86">
            <text:p>209,86</text:p>
          </table:table-cell>
          <table:table-cell table:style-name="ce7" table:formula="of:=0.9365538413*[.B10]+6.7283007964" office:value-type="float" office:value="203.273489931618">
            <text:p>203,27</text:p>
          </table:table-cell>
          <table:table-cell table:style-name="ce8" table:formula="of:=ABS([.C10]-[.A10])/[.A10]" office:value-type="percentage" office:value="0.00062197673737451">
            <text:p>0,06%</text:p>
          </table:table-cell>
          <table:table-cell table:style-name="ce3" office:value-type="float" office:value="91">
            <text:p>91</text:p>
          </table:table-cell>
          <table:table-cell table:style-name="ce7" table:formula="of:=-53.7828135155*LN([.E10])+446.9738654555" office:value-type="float" office:value="204.367149821884">
            <text:p>204,37</text:p>
          </table:table-cell>
          <table:table-cell table:style-name="ce8" table:formula="of:=ABS([.F10]-[.A10])/[.A10]" office:value-type="percentage" office:value="0.00475491554515196">
            <text:p>0,48%</text:p>
          </table:table-cell>
          <table:table-cell table:style-name="ce9" table:formula="of:=-60.1873800166*LN([.E10])+483.9547042058" office:value-type="float" office:value="212.457888885578">
            <text:p>212,4578888856</text:p>
          </table:table-cell>
          <table:table-cell table:style-name="ce8" table:formula="of:=ABS([.H10]-[.F10])/[.F10]" office:value-type="percentage" office:value="0.0395892347216527">
            <text:p>3,96%</text:p>
          </table:table-cell>
          <table:table-cell/>
        </table:table-row>
        <table:table-row table:style-name="ro2">
          <table:table-cell table:style-name="ce2" office:value-type="float" office:value="208.1">
            <text:p>208,10</text:p>
          </table:table-cell>
          <table:table-cell table:style-name="ce2" office:value-type="float" office:value="214.74">
            <text:p>214,74</text:p>
          </table:table-cell>
          <table:table-cell table:style-name="ce7" table:formula="of:=0.9365538413*[.B11]+6.7283007964" office:value-type="float" office:value="207.843872677162">
            <text:p>207,84</text:p>
          </table:table-cell>
          <table:table-cell table:style-name="ce8" table:formula="of:=ABS([.C11]-[.A11])/[.A11]" office:value-type="percentage" office:value="0.00123078963401241">
            <text:p>0,12%</text:p>
          </table:table-cell>
          <table:table-cell table:style-name="ce3" office:value-type="float" office:value="84">
            <text:p>84</text:p>
          </table:table-cell>
          <table:table-cell table:style-name="ce7" table:formula="of:=-53.7828135155*LN([.E11])+446.9738654555" office:value-type="float" office:value="208.672071841965">
            <text:p>208,67</text:p>
          </table:table-cell>
          <table:table-cell table:style-name="ce8" table:formula="of:=ABS([.F11]-[.A11])/[.A11]" office:value-type="percentage" office:value="0.0027490237480317">
            <text:p>0,27%</text:p>
          </table:table-cell>
          <table:table-cell table:style-name="ce9" table:formula="of:=-60.1873800166*LN([.E11])+483.9547042058" office:value-type="float" office:value="217.275449749882">
            <text:p>217,2754497499</text:p>
          </table:table-cell>
          <table:table-cell table:style-name="ce8" table:formula="of:=ABS([.H11]-[.F11])/[.F11]" office:value-type="percentage" office:value="0.0412291775893833">
            <text:p>4,12%</text:p>
          </table:table-cell>
          <table:table-cell/>
        </table:table-row>
        <table:table-row table:style-name="ro2">
          <table:table-cell table:style-name="ce2" office:value-type="float" office:value="213">
            <text:p>213,00</text:p>
          </table:table-cell>
          <table:table-cell table:style-name="ce2" office:value-type="float" office:value="220.21">
            <text:p>220,21</text:p>
          </table:table-cell>
          <table:table-cell table:style-name="ce7" table:formula="of:=0.9365538413*[.B12]+6.7283007964" office:value-type="float" office:value="212.966822189073">
            <text:p>212,97</text:p>
          </table:table-cell>
          <table:table-cell table:style-name="ce8" table:formula="of:=ABS([.C12]-[.A12])/[.A12]" office:value-type="percentage" office:value="0.000155764370549231">
            <text:p>0,02%</text:p>
          </table:table-cell>
          <table:table-cell table:style-name="ce3" office:value-type="float" office:value="77">
            <text:p>77</text:p>
          </table:table-cell>
          <table:table-cell table:style-name="ce7" table:formula="of:=-53.7828135155*LN([.E12])+446.9738654555" office:value-type="float" office:value="213.351788504325">
            <text:p>213,35</text:p>
          </table:table-cell>
          <table:table-cell table:style-name="ce8" table:formula="of:=ABS([.F12]-[.A12])/[.A12]" office:value-type="percentage" office:value="0.00165158922218544">
            <text:p>0,17%</text:p>
          </table:table-cell>
          <table:table-cell table:style-name="ce9" table:formula="of:=-60.1873800166*LN([.E12])+483.9547042058" office:value-type="float" office:value="222.512436562525">
            <text:p>222,5124365625</text:p>
          </table:table-cell>
          <table:table-cell table:style-name="ce8" table:formula="of:=ABS([.H12]-[.F12])/[.F12]" office:value-type="percentage" office:value="0.0429368233677292">
            <text:p>4,29%</text:p>
          </table:table-cell>
          <table:table-cell/>
        </table:table-row>
        <table:table-row table:style-name="ro2">
          <table:table-cell table:style-name="ce2" office:value-type="float" office:value="217.1">
            <text:p>217,10</text:p>
          </table:table-cell>
          <table:table-cell table:style-name="ce2" office:value-type="float" office:value="224.89">
            <text:p>224,89</text:p>
          </table:table-cell>
          <table:table-cell table:style-name="ce7" table:formula="of:=0.9365538413*[.B13]+6.7283007964" office:value-type="float" office:value="217.349894166357">
            <text:p>217,35</text:p>
          </table:table-cell>
          <table:table-cell table:style-name="ce8" table:formula="of:=ABS([.C13]-[.A13])/[.A13]" office:value-type="percentage" office:value="0.001151055579719">
            <text:p>0,12%</text:p>
          </table:table-cell>
          <table:table-cell table:style-name="ce3" office:value-type="float" office:value="72">
            <text:p>72</text:p>
          </table:table-cell>
          <table:table-cell table:style-name="ce7" table:formula="of:=-53.7828135155*LN([.E13])+446.9738654555" office:value-type="float" office:value="216.962729108402">
            <text:p>216,96</text:p>
          </table:table-cell>
          <table:table-cell table:style-name="ce8" table:formula="of:=ABS([.F13]-[.A13])/[.A13]" office:value-type="percentage" office:value="0.000632293374470924">
            <text:p>0,06%</text:p>
          </table:table-cell>
          <table:table-cell table:style-name="ce9" table:formula="of:=-60.1873800166*LN([.E13])+483.9547042058" office:value-type="float" office:value="226.553375296463">
            <text:p>226,5533752965</text:p>
          </table:table-cell>
          <table:table-cell table:style-name="ce8" table:formula="of:=ABS([.H13]-[.F13])/[.F13]" office:value-type="percentage" office:value="0.0442041185021626">
            <text:p>4,42%</text:p>
          </table:table-cell>
          <table:table-cell/>
        </table:table-row>
        <table:table-row table:style-name="ro2">
          <table:table-cell table:style-name="ce2" office:value-type="float" office:value="222.4">
            <text:p>222,40</text:p>
          </table:table-cell>
          <table:table-cell table:style-name="ce2" office:value-type="float" office:value="230.77">
            <text:p>230,77</text:p>
          </table:table-cell>
          <table:table-cell table:style-name="ce7" table:formula="of:=0.9365538413*[.B14]+6.7283007964" office:value-type="float" office:value="222.856830753201">
            <text:p>222,86</text:p>
          </table:table-cell>
          <table:table-cell table:style-name="ce8" table:formula="of:=ABS([.C14]-[.A14])/[.A14]" office:value-type="percentage" office:value="0.00205409511331393">
            <text:p>0,21%</text:p>
          </table:table-cell>
          <table:table-cell table:style-name="ce3" office:value-type="float" office:value="64">
            <text:p>64</text:p>
          </table:table-cell>
          <table:table-cell table:style-name="ce7" table:formula="of:=-53.7828135155*LN([.E14])+446.9738654555" office:value-type="float" office:value="223.297432150399">
            <text:p>223,30</text:p>
          </table:table-cell>
          <table:table-cell table:style-name="ce8" table:formula="of:=ABS([.F14]-[.A14])/[.A14]" office:value-type="percentage" office:value="0.00403521650359326">
            <text:p>0,40%</text:p>
          </table:table-cell>
          <table:table-cell table:style-name="ce9" table:formula="of:=-60.1873800166*LN([.E14])+483.9547042058" office:value-type="float" office:value="233.642427623022">
            <text:p>233,642427623</text:p>
          </table:table-cell>
          <table:table-cell table:style-name="ce8" table:formula="of:=ABS([.H14]-[.F14])/[.F14]" office:value-type="percentage" office:value="0.0463283226009309">
            <text:p>4,63%</text:p>
          </table:table-cell>
          <table:table-cell/>
        </table:table-row>
        <table:table-row table:style-name="ro2">
          <table:table-cell table:style-name="ce2" office:value-type="float" office:value="225.9">
            <text:p>225,90</text:p>
          </table:table-cell>
          <table:table-cell table:style-name="ce2" office:value-type="float" office:value="234.36">
            <text:p>234,36</text:p>
          </table:table-cell>
          <table:table-cell table:style-name="ce7" table:formula="of:=0.9365538413*[.B15]+6.7283007964" office:value-type="float" office:value="226.219059043468">
            <text:p>226,22</text:p>
          </table:table-cell>
          <table:table-cell table:style-name="ce8" table:formula="of:=ABS([.C15]-[.A15])/[.A15]" office:value-type="percentage" office:value="0.00141239063066857">
            <text:p>0,14%</text:p>
          </table:table-cell>
          <table:table-cell table:style-name="ce3" office:value-type="float" office:value="61">
            <text:p>61</text:p>
          </table:table-cell>
          <table:table-cell table:style-name="ce7" table:formula="of:=-53.7828135155*LN([.E15])+446.9738654555" office:value-type="float" office:value="225.879503032924">
            <text:p>225,88</text:p>
          </table:table-cell>
          <table:table-cell table:style-name="ce8" table:formula="of:=ABS([.F15]-[.A15])/[.A15]" office:value-type="percentage" office:value="0.0000907346926786137">
            <text:p>0,01%</text:p>
          </table:table-cell>
          <table:table-cell table:style-name="ce9" table:formula="of:=-60.1873800166*LN([.E15])+483.9547042058" office:value-type="float" office:value="236.531976742492">
            <text:p>236,5319767425</text:p>
          </table:table-cell>
          <table:table-cell table:style-name="ce8" table:formula="of:=ABS([.H15]-[.F15])/[.F15]" office:value-type="percentage" office:value="0.0471599838256038">
            <text:p>4,72%</text:p>
          </table:table-cell>
          <table:table-cell/>
        </table:table-row>
        <table:table-row table:style-name="ro2">
          <table:table-cell table:style-name="ce2" office:value-type="float" office:value="231.9">
            <text:p>231,90</text:p>
          </table:table-cell>
          <table:table-cell table:style-name="ce2" office:value-type="float" office:value="240.91">
            <text:p>240,91</text:p>
          </table:table-cell>
          <table:table-cell table:style-name="ce7" table:formula="of:=0.9365538413*[.B16]+6.7283007964" office:value-type="float" office:value="232.353486703983">
            <text:p>232,35</text:p>
          </table:table-cell>
          <table:table-cell table:style-name="ce8" table:formula="of:=ABS([.C16]-[.A16])/[.A16]" office:value-type="percentage" office:value="0.00195552696844762">
            <text:p>0,20%</text:p>
          </table:table-cell>
          <table:table-cell table:style-name="ce3" office:value-type="float" office:value="55">
            <text:p>55</text:p>
          </table:table-cell>
          <table:table-cell table:style-name="ce7" table:formula="of:=-53.7828135155*LN([.E16])+446.9738654555" office:value-type="float" office:value="231.448212059667">
            <text:p>231,45</text:p>
          </table:table-cell>
          <table:table-cell table:style-name="ce8" table:formula="of:=ABS([.F16]-[.A16])/[.A16]" office:value-type="percentage" office:value="0.00194820155382761">
            <text:p>0,19%</text:p>
          </table:table-cell>
          <table:table-cell table:style-name="ce9" table:formula="of:=-60.1873800166*LN([.E16])+483.9547042058" office:value-type="float" office:value="242.763818933081">
            <text:p>242,7638189331</text:p>
          </table:table-cell>
          <table:table-cell table:style-name="ce8" table:formula="of:=ABS([.H16]-[.F16])/[.F16]" office:value-type="percentage" office:value="0.0488904484191763">
            <text:p>4,89%</text:p>
          </table:table-cell>
          <table:table-cell/>
        </table:table-row>
        <table:table-row table:style-name="ro2">
          <table:table-cell table:style-name="ce2" office:value-type="float" office:value="236.2">
            <text:p>236,20</text:p>
          </table:table-cell>
          <table:table-cell table:style-name="ce2" office:value-type="float" office:value="245.15">
            <text:p>245,15</text:p>
          </table:table-cell>
          <table:table-cell table:style-name="ce7" table:formula="of:=0.9365538413*[.B17]+6.7283007964" office:value-type="float" office:value="236.324474991095">
            <text:p>236,32</text:p>
          </table:table-cell>
          <table:table-cell table:style-name="ce8" table:formula="of:=ABS([.C17]-[.A17])/[.A17]" office:value-type="percentage" office:value="0.000526989801418466">
            <text:p>0,0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7])+446.9738654555" office:value-type="float" office:value="235.509220675225">
            <text:p>235,51</text:p>
          </table:table-cell>
          <table:table-cell table:style-name="ce8" table:formula="of:=ABS([.F17]-[.A17])/[.A17]" office:value-type="percentage" office:value="0.00292455260277395">
            <text:p>0,29%</text:p>
          </table:table-cell>
          <table:table-cell table:style-name="ce9" table:formula="of:=-60.1873800166*LN([.E17])+483.9547042058" office:value-type="float" office:value="247.308420690012">
            <text:p>247,30842069</text:p>
          </table:table-cell>
          <table:table-cell table:style-name="ce8" table:formula="of:=ABS([.H17]-[.F17])/[.F17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2" office:value-type="float" office:value="236.6">
            <text:p>236,60</text:p>
          </table:table-cell>
          <table:table-cell table:style-name="ce2" office:value-type="float" office:value="244.55">
            <text:p>244,55</text:p>
          </table:table-cell>
          <table:table-cell table:style-name="ce7" table:formula="of:=0.9365538413*[.B18]+6.7283007964" office:value-type="float" office:value="235.762542686315">
            <text:p>235,76</text:p>
          </table:table-cell>
          <table:table-cell table:style-name="ce8" table:formula="of:=ABS([.C18]-[.A18])/[.A18]" office:value-type="percentage" office:value="0.00353954908573533">
            <text:p>0,3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8])+446.9738654555" office:value-type="float" office:value="235.509220675225">
            <text:p>235,51</text:p>
          </table:table-cell>
          <table:table-cell table:style-name="ce8" table:formula="of:=ABS([.F18]-[.A18])/[.A18]" office:value-type="percentage" office:value="0.00461022537943877">
            <text:p>0,46%</text:p>
          </table:table-cell>
          <table:table-cell table:style-name="ce9" table:formula="of:=-60.1873800166*LN([.E18])+483.9547042058" office:value-type="float" office:value="247.308420690012">
            <text:p>247,30842069</text:p>
          </table:table-cell>
          <table:table-cell table:style-name="ce8" table:formula="of:=ABS([.H18]-[.F18])/[.F18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4"/>
          <table:table-cell table:number-columns-repeated="9"/>
        </table:table-row>
        <table:table-row table:style-name="ro2" table:number-rows-repeated="23">
          <table:table-cell table:number-columns-repeated="10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10485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T novo" table:style-name="ta1">
        <table:shapes>
          <draw:frame draw:z-index="0" draw:style-name="gr1" svg:width="18.461cm" svg:height="9.076cm" svg:x="0.215cm" svg:y="10.018cm">
            <draw:object draw:notify-on-update-of-ranges="'AT novo'.B1:'AT novo'.B1 'AT novo'.C2:'AT novo'.C21 'AT novo'.C1:'AT novo'.C1 'AT novo'.B2:'AT novo'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11"/>
        <table:table-column table:style-name="co10" table:default-cell-style-name="Default"/>
        <table:table-column table:style-name="co8" table:default-cell-style-name="ce11"/>
        <table:table-row table:style-name="ro1">
          <table:table-cell table:style-name="ce5" office:value-type="string">
            <text:p>termistor antigo</text:p>
          </table:table-cell>
          <table:table-cell table:style-name="ce6" office:value-type="string">
            <text:p>corrigido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  <table:table-cell table:style-name="ce13" office:value-type="string">
            <text:p>erro</text:p>
          </table:table-cell>
          <table:table-cell table:style-name="ce5" office:value-type="string">
            <text:p>ADC addtherm antigo</text:p>
          </table:table-cell>
          <table:table-cell table:style-name="ce13" office:value-type="string">
            <text:p>erro</text:p>
          </table:table-cell>
        </table:table-row>
        <table:table-row table:style-name="ro2">
          <table:table-cell table:style-name="ce2" office:value-type="float" office:value="151.02">
            <text:p>151,02</text:p>
          </table:table-cell>
          <table:table-cell table:style-name="ce7" table:formula="of:=0.9365538413*[.A2]+6.7283007964" office:value-type="float" office:value="148.166661909526">
            <text:p>148,17</text:p>
          </table:table-cell>
          <table:table-cell table:style-name="ce2" office:value-type="float" office:value="306">
            <text:p>306,00</text:p>
          </table:table-cell>
          <table:table-cell table:style-name="ce7" table:formula="of:=-58.2589033456*LN([.C2])+482.5210461673" office:value-type="float" office:value="149.07125492234">
            <text:p>149,07</text:p>
          </table:table-cell>
          <table:table-cell table:style-name="ce14" table:formula="of:=ABS([.D2]-[.B2])/[.B2]" office:value-type="percentage" office:value="0.00610523987755441">
            <text:p>0,61%</text:p>
          </table:table-cell>
          <table:table-cell table:style-name="ce2" table:formula="of:=-53.7828135155*LN([.C2])+446.9738654555" office:value-type="float" office:value="139.143355277101">
            <text:p>139,14</text:p>
          </table:table-cell>
          <table:table-cell table:style-name="ce14" table:formula="of:=ABS([.F2]-[.D2])/[.D2]" office:value-type="percentage" office:value="0.0665983502346658">
            <text:p>6,66%</text:p>
          </table:table-cell>
        </table:table-row>
        <table:table-row table:style-name="ro2">
          <table:table-cell table:style-name="ce2" office:value-type="float" office:value="155.97">
            <text:p>155,97</text:p>
          </table:table-cell>
          <table:table-cell table:style-name="ce7" table:formula="of:=0.9365538413*[.A3]+6.7283007964" office:value-type="float" office:value="152.802603423961">
            <text:p>152,80</text:p>
          </table:table-cell>
          <table:table-cell table:style-name="ce12" office:value-type="float" office:value="285">
            <text:p>285,00</text:p>
          </table:table-cell>
          <table:table-cell table:style-name="ce7" table:formula="of:=-58.2589033456*LN([.C3])+482.5210461673" office:value-type="float" office:value="153.213225351979">
            <text:p>153,21</text:p>
          </table:table-cell>
          <table:table-cell table:style-name="ce14" table:formula="of:=ABS([.D3]-[.B3])/[.B3]" office:value-type="percentage" office:value="0.00268727049681639">
            <text:p>0,27%</text:p>
          </table:table-cell>
          <table:table-cell table:style-name="ce2" table:formula="of:=-53.7828135155*LN([.C3])+446.9738654555" office:value-type="float" office:value="142.96709397473">
            <text:p>142,97</text:p>
          </table:table-cell>
          <table:table-cell table:style-name="ce14" table:formula="of:=ABS([.F3]-[.D3])/[.D3]" office:value-type="percentage" office:value="0.0668749799745467">
            <text:p>6,69%</text:p>
          </table:table-cell>
        </table:table-row>
        <table:table-row table:style-name="ro2">
          <table:table-cell table:style-name="ce2" office:value-type="float" office:value="160.88">
            <text:p>160,88</text:p>
          </table:table-cell>
          <table:table-cell table:style-name="ce7" table:formula="of:=0.9365538413*[.A4]+6.7283007964" office:value-type="float" office:value="157.401082784744">
            <text:p>157,40</text:p>
          </table:table-cell>
          <table:table-cell table:style-name="ce2" office:value-type="float" office:value="263">
            <text:p>263,00</text:p>
          </table:table-cell>
          <table:table-cell table:style-name="ce7" table:formula="of:=-58.2589033456*LN([.C4])+482.5210461673" office:value-type="float" office:value="157.89346297986">
            <text:p>157,89</text:p>
          </table:table-cell>
          <table:table-cell table:style-name="ce14" table:formula="of:=ABS([.D4]-[.B4])/[.B4]" office:value-type="percentage" office:value="0.00312818810649271">
            <text:p>0,31%</text:p>
          </table:table-cell>
          <table:table-cell table:style-name="ce2" table:formula="of:=-53.7828135155*LN([.C4])+446.9738654555" office:value-type="float" office:value="147.287744263242">
            <text:p>147,29</text:p>
          </table:table-cell>
          <table:table-cell table:style-name="ce14" table:formula="of:=ABS([.F4]-[.D4])/[.D4]" office:value-type="percentage" office:value="0.0671700937864109">
            <text:p>6,72%</text:p>
          </table:table-cell>
        </table:table-row>
        <table:table-row table:style-name="ro2">
          <table:table-cell table:style-name="ce2" office:value-type="float" office:value="165.78">
            <text:p>165,78</text:p>
          </table:table-cell>
          <table:table-cell table:style-name="ce7" table:formula="of:=0.9365538413*[.A5]+6.7283007964" office:value-type="float" office:value="161.990196607114">
            <text:p>161,99</text:p>
          </table:table-cell>
          <table:table-cell table:style-name="ce12" office:value-type="float" office:value="244">
            <text:p>244,00</text:p>
          </table:table-cell>
          <table:table-cell table:style-name="ce7" table:formula="of:=-58.2589033456*LN([.C5])+482.5210461673" office:value-type="float" office:value="162.26205385544">
            <text:p>162,26</text:p>
          </table:table-cell>
          <table:table-cell table:style-name="ce14" table:formula="of:=ABS([.D5]-[.B5])/[.B5]" office:value-type="percentage" office:value="0.00167823272037407">
            <text:p>0,17%</text:p>
          </table:table-cell>
          <table:table-cell table:style-name="ce2" table:formula="of:=-53.7828135155*LN([.C5])+446.9738654555" office:value-type="float" office:value="151.320691931224">
            <text:p>151,32</text:p>
          </table:table-cell>
          <table:table-cell table:style-name="ce14" table:formula="of:=ABS([.F5]-[.D5])/[.D5]" office:value-type="percentage" office:value="0.0674301949484997">
            <text:p>6,74%</text:p>
          </table:table-cell>
        </table:table-row>
        <table:table-row table:style-name="ro2">
          <table:table-cell table:style-name="ce2" office:value-type="float" office:value="170.73">
            <text:p>170,73</text:p>
          </table:table-cell>
          <table:table-cell table:style-name="ce7" table:formula="of:=0.9365538413*[.A6]+6.7283007964" office:value-type="float" office:value="166.626138121549">
            <text:p>166,63</text:p>
          </table:table-cell>
          <table:table-cell table:style-name="ce12" office:value-type="float" office:value="226">
            <text:p>226,00</text:p>
          </table:table-cell>
          <table:table-cell table:style-name="ce7" table:formula="of:=-58.2589033456*LN([.C6])+482.5210461673" office:value-type="float" office:value="166.726621563254">
            <text:p>166,73</text:p>
          </table:table-cell>
          <table:table-cell table:style-name="ce14" table:formula="of:=ABS([.D6]-[.B6])/[.B6]" office:value-type="percentage" office:value="0.000603047294006578">
            <text:p>0,06%</text:p>
          </table:table-cell>
          <table:table-cell table:style-name="ce2" table:formula="of:=-53.7828135155*LN([.C6])+446.9738654555" office:value-type="float" office:value="155.442242435398">
            <text:p>155,44</text:p>
          </table:table-cell>
          <table:table-cell table:style-name="ce14" table:formula="of:=ABS([.F6]-[.D6])/[.D6]" office:value-type="percentage" office:value="0.0676819275893209">
            <text:p>6,77%</text:p>
          </table:table-cell>
        </table:table-row>
        <table:table-row table:style-name="ro2">
          <table:table-cell table:style-name="ce2" office:value-type="float" office:value="175.69">
            <text:p>175,69</text:p>
          </table:table-cell>
          <table:table-cell table:style-name="ce7" table:formula="of:=0.9365538413*[.A7]+6.7283007964" office:value-type="float" office:value="171.271445174397">
            <text:p>171,27</text:p>
          </table:table-cell>
          <table:table-cell table:style-name="ce12" office:value-type="float" office:value="210">
            <text:p>210,00</text:p>
          </table:table-cell>
          <table:table-cell table:style-name="ce7" table:formula="of:=-58.2589033456*LN([.C7])+482.5210461673" office:value-type="float" office:value="171.004425356701">
            <text:p>171,00</text:p>
          </table:table-cell>
          <table:table-cell table:style-name="ce14" table:formula="of:=ABS([.D7]-[.B7])/[.B7]" office:value-type="percentage" office:value="0.00155904457642622">
            <text:p>0,16%</text:p>
          </table:table-cell>
          <table:table-cell table:style-name="ce2" table:formula="of:=-53.7828135155*LN([.C7])+446.9738654555" office:value-type="float" office:value="159.391378283597">
            <text:p>159,39</text:p>
          </table:table-cell>
          <table:table-cell table:style-name="ce14" table:formula="of:=ABS([.F7]-[.D7])/[.D7]" office:value-type="percentage" office:value="0.0679107985005688">
            <text:p>6,79%</text:p>
          </table:table-cell>
        </table:table-row>
        <table:table-row table:style-name="ro2">
          <table:table-cell table:style-name="ce2" office:value-type="float" office:value="180.59">
            <text:p>180,59</text:p>
          </table:table-cell>
          <table:table-cell table:style-name="ce7" table:formula="of:=0.9365538413*[.A8]+6.7283007964" office:value-type="float" office:value="175.860558996767">
            <text:p>175,86</text:p>
          </table:table-cell>
          <table:table-cell table:style-name="ce2" office:value-type="float" office:value="193">
            <text:p>193,00</text:p>
          </table:table-cell>
          <table:table-cell table:style-name="ce7" table:formula="of:=-58.2589033456*LN([.C8])+482.5210461673" office:value-type="float" office:value="175.922487114053">
            <text:p>175,92</text:p>
          </table:table-cell>
          <table:table-cell table:style-name="ce14" table:formula="of:=ABS([.D8]-[.B8])/[.B8]" office:value-type="percentage" office:value="0.000352143298299423">
            <text:p>0,04%</text:p>
          </table:table-cell>
          <table:table-cell table:style-name="ce2" table:formula="of:=-53.7828135155*LN([.C8])+446.9738654555" office:value-type="float" office:value="163.931580435777">
            <text:p>163,93</text:p>
          </table:table-cell>
          <table:table-cell table:style-name="ce14" table:formula="of:=ABS([.F8]-[.D8])/[.D8]" office:value-type="percentage" office:value="0.0681601702828473">
            <text:p>6,82%</text:p>
          </table:table-cell>
        </table:table-row>
        <table:table-row table:style-name="ro2">
          <table:table-cell table:style-name="ce2" office:value-type="float" office:value="185.59">
            <text:p>185,59</text:p>
          </table:table-cell>
          <table:table-cell table:style-name="ce7" table:formula="of:=0.9365538413*[.A9]+6.7283007964" office:value-type="float" office:value="180.543328203267">
            <text:p>180,54</text:p>
          </table:table-cell>
          <table:table-cell table:style-name="ce12" office:value-type="float" office:value="179">
            <text:p>179,00</text:p>
          </table:table-cell>
          <table:table-cell table:style-name="ce7" table:formula="of:=-58.2589033456*LN([.C9])+482.5210461673" office:value-type="float" office:value="180.309637888486">
            <text:p>180,31</text:p>
          </table:table-cell>
          <table:table-cell table:style-name="ce14" table:formula="of:=ABS([.D9]-[.B9])/[.B9]" office:value-type="percentage" office:value="0.00129437247616142">
            <text:p>0,13%</text:p>
          </table:table-cell>
          <table:table-cell table:style-name="ce2" table:formula="of:=-53.7828135155*LN([.C9])+446.9738654555" office:value-type="float" office:value="167.981662027015">
            <text:p>167,98</text:p>
          </table:table-cell>
          <table:table-cell table:style-name="ce14" table:formula="of:=ABS([.F9]-[.D9])/[.D9]" office:value-type="percentage" office:value="0.0683711420301087">
            <text:p>6,84%</text:p>
          </table:table-cell>
        </table:table-row>
        <table:table-row table:style-name="ro2">
          <table:table-cell table:style-name="ce2" office:value-type="float" office:value="191.41">
            <text:p>191,41</text:p>
          </table:table-cell>
          <table:table-cell table:style-name="ce7" table:formula="of:=0.9365538413*[.A10]+6.7283007964" office:value-type="float" office:value="185.994071559633">
            <text:p>185,99</text:p>
          </table:table-cell>
          <table:table-cell table:style-name="ce12" office:value-type="float" office:value="163">
            <text:p>163,00</text:p>
          </table:table-cell>
          <table:table-cell table:style-name="ce7" table:formula="of:=-58.2589033456*LN([.C10])+482.5210461673" office:value-type="float" office:value="185.764745551868">
            <text:p>185,76</text:p>
          </table:table-cell>
          <table:table-cell table:style-name="ce14" table:formula="of:=ABS([.D10]-[.B10])/[.B10]" office:value-type="percentage" office:value="0.00123297482463689">
            <text:p>0,12%</text:p>
          </table:table-cell>
          <table:table-cell table:style-name="ce2" table:formula="of:=-53.7828135155*LN([.C10])+446.9738654555" office:value-type="float" office:value="173.017648310969">
            <text:p>173,02</text:p>
          </table:table-cell>
          <table:table-cell table:style-name="ce14" table:formula="of:=ABS([.F10]-[.D10])/[.D10]" office:value-type="percentage" office:value="0.0686195715071236">
            <text:p>6,86%</text:p>
          </table:table-cell>
        </table:table-row>
        <table:table-row table:style-name="ro2">
          <table:table-cell table:style-name="ce2" office:value-type="float" office:value="195.41">
            <text:p>195,41</text:p>
          </table:table-cell>
          <table:table-cell table:style-name="ce7" table:formula="of:=0.9365538413*[.A11]+6.7283007964" office:value-type="float" office:value="189.740286924833">
            <text:p>189,74</text:p>
          </table:table-cell>
          <table:table-cell table:style-name="ce12" office:value-type="float" office:value="153">
            <text:p>153,00</text:p>
          </table:table-cell>
          <table:table-cell table:style-name="ce7" table:formula="of:=-58.2589033456*LN([.C11])+482.5210461673" office:value-type="float" office:value="189.453249518857">
            <text:p>189,45</text:p>
          </table:table-cell>
          <table:table-cell table:style-name="ce14" table:formula="of:=ABS([.D11]-[.B11])/[.B11]" office:value-type="percentage" office:value="0.00151279103994146">
            <text:p>0,15%</text:p>
          </table:table-cell>
          <table:table-cell table:style-name="ce2" table:formula="of:=-53.7828135155*LN([.C11])+446.9738654555" office:value-type="float" office:value="176.422760827951">
            <text:p>176,42</text:p>
          </table:table-cell>
          <table:table-cell table:style-name="ce14" table:formula="of:=ABS([.F11]-[.D11])/[.D11]" office:value-type="percentage" office:value="0.0687794414928154">
            <text:p>6,88%</text:p>
          </table:table-cell>
        </table:table-row>
        <table:table-row table:style-name="ro2">
          <table:table-cell table:style-name="ce2" office:value-type="float" office:value="201.59">
            <text:p>201,59</text:p>
          </table:table-cell>
          <table:table-cell table:style-name="ce7" table:formula="of:=0.9365538413*[.A12]+6.7283007964" office:value-type="float" office:value="195.528189664067">
            <text:p>195,53</text:p>
          </table:table-cell>
          <table:table-cell table:style-name="ce12" office:value-type="float" office:value="139">
            <text:p>139,00</text:p>
          </table:table-cell>
          <table:table-cell table:style-name="ce7" table:formula="of:=-58.2589033456*LN([.C12])+482.5210461673" office:value-type="float" office:value="195.044006235656">
            <text:p>195,04</text:p>
          </table:table-cell>
          <table:table-cell table:style-name="ce14" table:formula="of:=ABS([.D12]-[.B12])/[.B12]" office:value-type="percentage" office:value="0.00247628451550883">
            <text:p>0,25%</text:p>
          </table:table-cell>
          <table:table-cell table:style-name="ce2" table:formula="of:=-53.7828135155*LN([.C12])+446.9738654555" office:value-type="float" office:value="181.583974112836">
            <text:p>181,58</text:p>
          </table:table-cell>
          <table:table-cell table:style-name="ce14" table:formula="of:=ABS([.F12]-[.D12])/[.D12]" office:value-type="percentage" office:value="0.0690102320117313">
            <text:p>6,90%</text:p>
          </table:table-cell>
        </table:table-row>
        <table:table-row table:style-name="ro2">
          <table:table-cell table:style-name="ce2" office:value-type="float" office:value="205.22">
            <text:p>205,22</text:p>
          </table:table-cell>
          <table:table-cell table:style-name="ce7" table:formula="of:=0.9365538413*[.A13]+6.7283007964" office:value-type="float" office:value="198.927880107986">
            <text:p>198,93</text:p>
          </table:table-cell>
          <table:table-cell table:style-name="ce12" office:value-type="float" office:value="128">
            <text:p>128,00</text:p>
          </table:table-cell>
          <table:table-cell table:style-name="ce7" table:formula="of:=-58.2589033456*LN([.C13])+482.5210461673" office:value-type="float" office:value="199.847083991681">
            <text:p>199,85</text:p>
          </table:table-cell>
          <table:table-cell table:style-name="ce14" table:formula="of:=ABS([.D13]-[.B13])/[.B13]" office:value-type="percentage" office:value="0.00462078962082157">
            <text:p>0,46%</text:p>
          </table:table-cell>
          <table:table-cell table:style-name="ce2" table:formula="of:=-53.7828135155*LN([.C13])+446.9738654555" office:value-type="float" office:value="186.018026599549">
            <text:p>186,02</text:p>
          </table:table-cell>
          <table:table-cell table:style-name="ce14" table:formula="of:=ABS([.F13]-[.D13])/[.D13]" office:value-type="percentage" office:value="0.0691981945191039">
            <text:p>6,92%</text:p>
          </table:table-cell>
        </table:table-row>
        <table:table-row table:style-name="ro2">
          <table:table-cell table:style-name="ce2" office:value-type="float" office:value="210.18">
            <text:p>210,18</text:p>
          </table:table-cell>
          <table:table-cell table:style-name="ce7" table:formula="of:=0.9365538413*[.A14]+6.7283007964" office:value-type="float" office:value="203.573187160834">
            <text:p>203,57</text:p>
          </table:table-cell>
          <table:table-cell table:style-name="ce12" office:value-type="float" office:value="120">
            <text:p>120,00</text:p>
          </table:table-cell>
          <table:table-cell table:style-name="ce7" table:formula="of:=-58.2589033456*LN([.C14])+482.5210461673" office:value-type="float" office:value="203.607027456703">
            <text:p>203,61</text:p>
          </table:table-cell>
          <table:table-cell table:style-name="ce14" table:formula="of:=ABS([.D14]-[.B14])/[.B14]" office:value-type="percentage" office:value="0.000166231596315179">
            <text:p>0,02%</text:p>
          </table:table-cell>
          <table:table-cell table:style-name="ce2" table:formula="of:=-53.7828135155*LN([.C14])+446.9738654555" office:value-type="float" office:value="189.489089846457">
            <text:p>189,49</text:p>
          </table:table-cell>
          <table:table-cell table:style-name="ce14" table:formula="of:=ABS([.F14]-[.D14])/[.D14]" office:value-type="percentage" office:value="0.0693391470156784">
            <text:p>6,93%</text:p>
          </table:table-cell>
        </table:table-row>
        <table:table-row table:style-name="ro2">
          <table:table-cell table:style-name="ce2" office:value-type="float" office:value="215.09">
            <text:p>215,09</text:p>
          </table:table-cell>
          <table:table-cell table:style-name="ce7" table:formula="of:=0.9365538413*[.A15]+6.7283007964" office:value-type="float" office:value="208.171666521617">
            <text:p>208,17</text:p>
          </table:table-cell>
          <table:table-cell table:style-name="ce12" office:value-type="float" office:value="110">
            <text:p>110,00</text:p>
          </table:table-cell>
          <table:table-cell table:style-name="ce7" table:formula="of:=-58.2589033456*LN([.C15])+482.5210461673" office:value-type="float" office:value="208.676214858709">
            <text:p>208,68</text:p>
          </table:table-cell>
          <table:table-cell table:style-name="ce14" table:formula="of:=ABS([.D15]-[.B15])/[.B15]" office:value-type="percentage" office:value="0.00242371282087858">
            <text:p>0,24%</text:p>
          </table:table-cell>
          <table:table-cell table:style-name="ce2" table:formula="of:=-53.7828135155*LN([.C15])+446.9738654555" office:value-type="float" office:value="194.168806508817">
            <text:p>194,17</text:p>
          </table:table-cell>
          <table:table-cell table:style-name="ce14" table:formula="of:=ABS([.F15]-[.D15])/[.D15]" office:value-type="percentage" office:value="0.0695211400097255">
            <text:p>6,95%</text:p>
          </table:table-cell>
        </table:table-row>
        <table:table-row table:style-name="ro2">
          <table:table-cell table:style-name="ce2" office:value-type="float" office:value="220.21">
            <text:p>220,21</text:p>
          </table:table-cell>
          <table:table-cell table:style-name="ce7" table:formula="of:=0.9365538413*[.A16]+6.7283007964" office:value-type="float" office:value="212.966822189073">
            <text:p>212,97</text:p>
          </table:table-cell>
          <table:table-cell table:style-name="ce12" office:value-type="float" office:value="101">
            <text:p>101,00</text:p>
          </table:table-cell>
          <table:table-cell table:style-name="ce7" table:formula="of:=-58.2589033456*LN([.C16])+482.5210461673" office:value-type="float" office:value="213.64918604835">
            <text:p>213,65</text:p>
          </table:table-cell>
          <table:table-cell table:style-name="ce14" table:formula="of:=ABS([.D16]-[.B16])/[.B16]" office:value-type="percentage" office:value="0.0032040852761129">
            <text:p>0,32%</text:p>
          </table:table-cell>
          <table:table-cell table:style-name="ce2" table:formula="of:=-53.7828135155*LN([.C16])+446.9738654555" office:value-type="float" office:value="198.759699346669">
            <text:p>198,76</text:p>
          </table:table-cell>
          <table:table-cell table:style-name="ce14" table:formula="of:=ABS([.F16]-[.D16])/[.D16]" office:value-type="percentage" office:value="0.0696912868102923">
            <text:p>6,97%</text:p>
          </table:table-cell>
        </table:table-row>
        <table:table-row table:style-name="ro2">
          <table:table-cell table:style-name="ce2" office:value-type="float" office:value="224.89">
            <text:p>224,89</text:p>
          </table:table-cell>
          <table:table-cell table:style-name="ce7" table:formula="of:=0.9365538413*[.A17]+6.7283007964" office:value-type="float" office:value="217.349894166357">
            <text:p>217,35</text:p>
          </table:table-cell>
          <table:table-cell table:style-name="ce12" office:value-type="float" office:value="94">
            <text:p>94,00</text:p>
          </table:table-cell>
          <table:table-cell table:style-name="ce7" table:formula="of:=-58.2589033456*LN([.C17])+482.5210461673" office:value-type="float" office:value="217.833674576463">
            <text:p>217,83</text:p>
          </table:table-cell>
          <table:table-cell table:style-name="ce14" table:formula="of:=ABS([.D17]-[.B17])/[.B17]" office:value-type="percentage" office:value="0.00222581387472772">
            <text:p>0,22%</text:p>
          </table:table-cell>
          <table:table-cell table:style-name="ce2" table:formula="of:=-53.7828135155*LN([.C17])+446.9738654555" office:value-type="float" office:value="202.622689434728">
            <text:p>202,62</text:p>
          </table:table-cell>
          <table:table-cell table:style-name="ce14" table:formula="of:=ABS([.F17]-[.D17])/[.D17]" office:value-type="percentage" office:value="0.0698284375513097">
            <text:p>6,98%</text:p>
          </table:table-cell>
        </table:table-row>
        <table:table-row table:style-name="ro2">
          <table:table-cell table:style-name="ce2" office:value-type="float" office:value="229.79">
            <text:p>229,79</text:p>
          </table:table-cell>
          <table:table-cell table:style-name="ce7" table:formula="of:=0.9365538413*[.A18]+6.7283007964" office:value-type="float" office:value="221.939007988727">
            <text:p>221,94</text:p>
          </table:table-cell>
          <table:table-cell table:style-name="ce12" office:value-type="float" office:value="87">
            <text:p>87,00</text:p>
          </table:table-cell>
          <table:table-cell table:style-name="ce7" table:formula="of:=-58.2589033456*LN([.C18])+482.5210461673" office:value-type="float" office:value="222.342136732272">
            <text:p>222,34</text:p>
          </table:table-cell>
          <table:table-cell table:style-name="ce14" table:formula="of:=ABS([.D18]-[.B18])/[.B18]" office:value-type="percentage" office:value="0.00181639427515947">
            <text:p>0,18%</text:p>
          </table:table-cell>
          <table:table-cell table:style-name="ce2" table:formula="of:=-53.7828135155*LN([.C18])+446.9738654555" office:value-type="float" office:value="206.784761932543">
            <text:p>206,78</text:p>
          </table:table-cell>
          <table:table-cell table:style-name="ce14" table:formula="of:=ABS([.F18]-[.D18])/[.D18]" office:value-type="percentage" office:value="0.0699704294848181">
            <text:p>7,00%</text:p>
          </table:table-cell>
        </table:table-row>
        <table:table-row table:style-name="ro2">
          <table:table-cell table:style-name="ce11" office:value-type="float" office:value="234.87">
            <text:p>234,87</text:p>
          </table:table-cell>
          <table:table-cell table:style-name="ce7" table:formula="of:=0.9365538413*[.A19]+6.7283007964" office:value-type="float" office:value="226.696701502531">
            <text:p>226,70</text:p>
          </table:table-cell>
          <table:table-cell table:style-name="ce12" office:value-type="float" office:value="80">
            <text:p>80,00</text:p>
          </table:table-cell>
          <table:table-cell table:style-name="ce7" table:formula="of:=-58.2589033456*LN([.C19])+482.5210461673" office:value-type="float" office:value="227.22897999999">
            <text:p>227,23</text:p>
          </table:table-cell>
          <table:table-cell table:style-name="ce14" table:formula="of:=ABS([.D19]-[.B19])/[.B19]" office:value-type="percentage" office:value="0.00234797636635475">
            <text:p>0,23%</text:p>
          </table:table-cell>
          <table:table-cell table:style-name="ce2" table:formula="of:=-53.7828135155*LN([.C19])+446.9738654555" office:value-type="float" office:value="211.296144142881">
            <text:p>211,30</text:p>
          </table:table-cell>
          <table:table-cell table:style-name="ce14" table:formula="of:=ABS([.F19]-[.D19])/[.D19]" office:value-type="percentage" office:value="0.0701179746399851">
            <text:p>7,01%</text:p>
          </table:table-cell>
        </table:table-row>
        <table:table-row table:style-name="ro2">
          <table:table-cell table:style-name="ce11" office:value-type="float" office:value="240.61">
            <text:p>240,61</text:p>
          </table:table-cell>
          <table:table-cell table:style-name="ce7" table:formula="of:=0.9365538413*[.A20]+6.7283007964" office:value-type="float" office:value="232.072520551593">
            <text:p>232,07</text:p>
          </table:table-cell>
          <table:table-cell table:style-name="ce12" office:value-type="float" office:value="75">
            <text:p>75,00</text:p>
          </table:table-cell>
          <table:table-cell table:style-name="ce7" table:formula="of:=-58.2589033456*LN([.C20])+482.5210461673" office:value-type="float" office:value="230.988923465011">
            <text:p>230,99</text:p>
          </table:table-cell>
          <table:table-cell table:style-name="ce14" table:formula="of:=ABS([.D20]-[.B20])/[.B20]" office:value-type="percentage" office:value="0.00466921755322959">
            <text:p>0,47%</text:p>
          </table:table-cell>
          <table:table-cell table:style-name="ce2" table:formula="of:=-53.7828135155*LN([.C20])+446.9738654555" office:value-type="float" office:value="214.767207389789">
            <text:p>214,77</text:p>
          </table:table-cell>
          <table:table-cell table:style-name="ce14" table:formula="of:=ABS([.F20]-[.D20])/[.D20]" office:value-type="percentage" office:value="0.0702272465358267">
            <text:p>7,02%</text:p>
          </table:table-cell>
        </table:table-row>
        <table:table-row table:style-name="ro2">
          <table:table-cell table:style-name="ce11" office:value-type="float" office:value="244.85">
            <text:p>244,85</text:p>
          </table:table-cell>
          <table:table-cell table:style-name="ce7" table:formula="of:=0.9365538413*[.A21]+6.7283007964" office:value-type="float" office:value="236.043508838705">
            <text:p>236,04</text:p>
          </table:table-cell>
          <table:table-cell table:style-name="ce12" office:value-type="float" office:value="70">
            <text:p>70,00</text:p>
          </table:table-cell>
          <table:table-cell table:style-name="ce7" table:formula="of:=-58.2589033456*LN([.C21])+482.5210461673" office:value-type="float" office:value="235.008372496505">
            <text:p>235,01</text:p>
          </table:table-cell>
          <table:table-cell table:style-name="ce14" table:formula="of:=ABS([.D21]-[.B21])/[.B21]" office:value-type="percentage" office:value="0.00438536245835683">
            <text:p>0,44%</text:p>
          </table:table-cell>
          <table:table-cell table:style-name="ce2" table:formula="of:=-53.7828135155*LN([.C21])+446.9738654555" office:value-type="float" office:value="218.47783813087">
            <text:p>218,48</text:p>
          </table:table-cell>
          <table:table-cell table:style-name="ce14" table:formula="of:=ABS([.F21]-[.D21])/[.D21]" office:value-type="percentage" office:value="0.0703401933728149">
            <text:p>7,03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p atual" table:style-name="ta1">
        <table:shapes>
          <draw:frame draw:z-index="0" draw:style-name="gr1" svg:width="15.999cm" svg:height="8.999cm" svg:x="15.328cm" svg:y="1.14cm">
            <draw:object draw:notify-on-update-of-ranges="'temp atual'.C2:'temp atual'.C29 'temp atual'.D2:'temp atual'.D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1">
          <table:table-cell table:style-name="ce11" table:number-columns-repeated="2"/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1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3]/4" office:value-type="float" office:value="23">
            <text:p>23</text:p>
          </table:table-cell>
          <table:table-cell table:formula="of:=[.B3]/8"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4]/4" office:value-type="float" office:value="26.25">
            <text:p>26,25</text:p>
          </table:table-cell>
          <table:table-cell table:formula="of:=[.B4]/8" office:value-type="float" office:value="290">
            <text:p>290</text:p>
          </table:table-cell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5]/4" office:value-type="float" office:value="30.25">
            <text:p>30,25</text:p>
          </table:table-cell>
          <table:table-cell table:formula="of:=[.B5]/8" office:value-type="float" office:value="280">
            <text:p>280</text:p>
          </table:table-cell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6]/4" office:value-type="float" office:value="35">
            <text:p>35</text:p>
          </table:table-cell>
          <table:table-cell table:formula="of:=[.B6]/8" office:value-type="float" office:value="270">
            <text:p>270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7]/4" office:value-type="float" office:value="40.5">
            <text:p>40,5</text:p>
          </table:table-cell>
          <table:table-cell table:formula="of:=[.B7]/8" office:value-type="float" office:value="260">
            <text:p>260</text:p>
          </table:table-cell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8]/4" office:value-type="float" office:value="47.25">
            <text:p>47,25</text:p>
          </table:table-cell>
          <table:table-cell table:formula="of:=[.B8]/8" office:value-type="float" office:value="250">
            <text:p>250</text:p>
          </table:table-cell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9]/4" office:value-type="float" office:value="55.5">
            <text:p>55,5</text:p>
          </table:table-cell>
          <table:table-cell table:formula="of:=[.B9]/8" office:value-type="float" office:value="240">
            <text:p>240</text:p>
          </table:table-cell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10]/4" office:value-type="float" office:value="65.25">
            <text:p>65,25</text:p>
          </table:table-cell>
          <table:table-cell table:formula="of:=[.B10]/8" office:value-type="float" office:value="230">
            <text:p>230</text:p>
          </table:table-cell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number-columns-repeated="101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1]/4" office:value-type="float" office:value="77">
            <text:p>77</text:p>
          </table:table-cell>
          <table:table-cell table:formula="of:=[.B11]/8"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2]/4" office:value-type="float" office:value="91.25">
            <text:p>91,25</text:p>
          </table:table-cell>
          <table:table-cell table:formula="of:=[.B12]/8" office:value-type="float" office:value="210">
            <text:p>210</text:p>
          </table:table-cell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3]/4" office:value-type="float" office:value="108.5">
            <text:p>108,5</text:p>
          </table:table-cell>
          <table:table-cell table:formula="of:=[.B13]/8" office:value-type="float" office:value="200">
            <text:p>200</text:p>
          </table:table-cell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4]/4" office:value-type="float" office:value="129.75">
            <text:p>129,75</text:p>
          </table:table-cell>
          <table:table-cell table:formula="of:=[.B14]/8" office:value-type="float" office:value="190">
            <text:p>190</text:p>
          </table:table-cell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5]/4" office:value-type="float" office:value="155.25">
            <text:p>155,25</text:p>
          </table:table-cell>
          <table:table-cell table:formula="of:=[.B15]/8" office:value-type="float" office:value="180">
            <text:p>180</text:p>
          </table:table-cell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6]/4" office:value-type="float" office:value="186">
            <text:p>186</text:p>
          </table:table-cell>
          <table:table-cell table:formula="of:=[.B16]/8"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7]/4" office:value-type="float" office:value="222.75">
            <text:p>222,75</text:p>
          </table:table-cell>
          <table:table-cell table:formula="of:=[.B17]/8" office:value-type="float" office:value="160">
            <text:p>160</text:p>
          </table:table-cell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8]/4" office:value-type="float" office:value="266.75">
            <text:p>266,75</text:p>
          </table:table-cell>
          <table:table-cell table:formula="of:=[.B18]/8" office:value-type="float" office:value="150">
            <text:p>150</text:p>
          </table:table-cell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9]/4" office:value-type="float" office:value="318">
            <text:p>318</text:p>
          </table:table-cell>
          <table:table-cell table:formula="of:=[.B19]/8" office:value-type="float" office:value="140">
            <text:p>140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number-columns-repeated="2"/>
          <table:table-cell office:value-type="float" office:value="442.75">
            <text:p>442,75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589.25">
            <text:p>589,2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735.75">
            <text:p>735,75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587.25">
            <text:p>587,2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940">
            <text:p>94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967.25">
            <text:p>967,2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78">
            <text:p>978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987">
            <text:p>987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number-columns-repeated="2"/>
          <table:table-cell office:value-type="float" office:value="1019.25">
            <text:p>1019,25</text:p>
          </table:table-cell>
          <table:table-cell office:value-type="float" office:value="-20">
            <text:p>-20</text:p>
          </table:table-cell>
          <table:table-cell table:number-columns-repeated="1018"/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number-columns-repeated="2"/>
          <table:table-cell office:value-type="float" office:value="1023.5">
            <text:p>1023,5</text:p>
          </table:table-cell>
          <table:table-cell office:value-type="float" office:value="-55">
            <text:p>-55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tivo" table:style-name="ta1">
        <table:shapes>
          <draw:frame draw:z-index="0" draw:style-name="gr1" svg:width="21.89cm" svg:height="13.211cm" svg:x="0.216cm" svg:y="11.145cm">
            <draw:object draw:notify-on-update-of-ranges="comparativo.A4:comparativo.B20 'antigo e AT velho'.A1:comparativo.A4 comparativo.A1:comparativo.A1 comparativo.B4:comparativo.B20 comparativo.C3:comparativo.C22 comparativo.C1:comparativo.C1 comparativo.D3:comparativo.D22 comparativo.E3:comparativo.E22 comparativo.E1:comparativo.E1 comparativo.F3:comparativo.F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5" office:value-type="string" table:number-columns-spanned="2" table:number-rows-spanned="1">
            <text:p>tabela epcos firmare</text:p>
          </table:table-cell>
          <table:covered-table-cell table:style-name="ce13"/>
          <table:table-cell table:style-name="ce16" office:value-type="string" table:number-columns-spanned="2" table:number-rows-spanned="1">
            <text:p>addtherm velho</text:p>
          </table:table-cell>
          <table:covered-table-cell table:style-name="ce6"/>
          <table:table-cell table:style-name="ce16" office:value-type="string" table:number-columns-spanned="2" table:number-rows-spanned="1">
            <text:p>addtherm novo</text:p>
          </table:table-cell>
          <table:covered-table-cell/>
        </table:table-row>
        <table:table-row table:style-name="ro1"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temp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</table:table-row>
        <table:table-row table:style-name="ro2">
          <table:table-cell table:number-columns-repeated="2"/>
          <table:table-cell table:style-name="ce3" office:value-type="float" office:value="264">
            <text:p>264</text:p>
          </table:table-cell>
          <table:table-cell table:style-name="ce7" office:value-type="float" office:value="147.083634669062">
            <text:p>147,08</text:p>
          </table:table-cell>
          <table:table-cell table:style-name="ce2" office:value-type="float" office:value="306">
            <text:p>306,00</text:p>
          </table:table-cell>
          <table:table-cell table:style-name="ce7" office:value-type="float" office:value="149.07125492234">
            <text:p>149,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style-name="ce3" office:value-type="float" office:value="212">
            <text:p>212</text:p>
          </table:table-cell>
          <table:table-cell table:style-name="ce7" office:value-type="float" office:value="158.881584765128">
            <text:p>158,88</text:p>
          </table:table-cell>
          <table:table-cell table:style-name="ce12" office:value-type="float" office:value="285">
            <text:p>285,00</text:p>
          </table:table-cell>
          <table:table-cell table:style-name="ce7" office:value-type="float" office:value="153.213225351979">
            <text:p>153,21</text:p>
          </table:table-cell>
        </table:table-row>
        <table:table-row table:style-name="ro2"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style-name="ce3" office:value-type="float" office:value="202">
            <text:p>202</text:p>
          </table:table-cell>
          <table:table-cell table:style-name="ce7" office:value-type="float" office:value="161.480293795818">
            <text:p>161,48</text:p>
          </table:table-cell>
          <table:table-cell table:style-name="ce2" office:value-type="float" office:value="263">
            <text:p>263,00</text:p>
          </table:table-cell>
          <table:table-cell table:style-name="ce7" office:value-type="float" office:value="157.89346297986">
            <text:p>157,89</text:p>
          </table:table-cell>
        </table:table-row>
        <table:table-row table:style-name="ro2"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style-name="ce3" office:value-type="float" office:value="184">
            <text:p>184</text:p>
          </table:table-cell>
          <table:table-cell table:style-name="ce7" office:value-type="float" office:value="166.499948108703">
            <text:p>166,50</text:p>
          </table:table-cell>
          <table:table-cell table:style-name="ce12" office:value-type="float" office:value="244">
            <text:p>244,00</text:p>
          </table:table-cell>
          <table:table-cell table:style-name="ce7" office:value-type="float" office:value="162.26205385544">
            <text:p>162,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style-name="ce3" office:value-type="float" office:value="169">
            <text:p>169</text:p>
          </table:table-cell>
          <table:table-cell table:style-name="ce7" office:value-type="float" office:value="171.073479517389">
            <text:p>171,07</text:p>
          </table:table-cell>
          <table:table-cell table:style-name="ce12" office:value-type="float" office:value="226">
            <text:p>226,00</text:p>
          </table:table-cell>
          <table:table-cell table:style-name="ce7" office:value-type="float" office:value="166.726621563254">
            <text:p>166,73</text:p>
          </table:table-cell>
        </table:table-row>
        <table:table-row table:style-name="ro2"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style-name="ce3" office:value-type="float" office:value="155">
            <text:p>155</text:p>
          </table:table-cell>
          <table:table-cell table:style-name="ce7" office:value-type="float" office:value="175.724272912843">
            <text:p>175,72</text:p>
          </table:table-cell>
          <table:table-cell table:style-name="ce12" office:value-type="float" office:value="210">
            <text:p>210,00</text:p>
          </table:table-cell>
          <table:table-cell table:style-name="ce7" office:value-type="float" office:value="171.004425356701">
            <text:p>171,00</text:p>
          </table:table-cell>
        </table:table-row>
        <table:table-row table:style-name="ro2"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style-name="ce3" office:value-type="float" office:value="129">
            <text:p>129</text:p>
          </table:table-cell>
          <table:table-cell table:style-name="ce7" office:value-type="float" office:value="185.599481191403">
            <text:p>185,60</text:p>
          </table:table-cell>
          <table:table-cell table:style-name="ce2" office:value-type="float" office:value="193">
            <text:p>193,00</text:p>
          </table:table-cell>
          <table:table-cell table:style-name="ce7" office:value-type="float" office:value="175.922487114053">
            <text:p>175,92</text:p>
          </table:table-cell>
        </table:table-row>
        <table:table-row table:style-name="ro2"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style-name="ce3" office:value-type="float" office:value="109">
            <text:p>109</text:p>
          </table:table-cell>
          <table:table-cell table:style-name="ce7" office:value-type="float" office:value="194.659977169234">
            <text:p>194,66</text:p>
          </table:table-cell>
          <table:table-cell table:style-name="ce12" office:value-type="float" office:value="179">
            <text:p>179,00</text:p>
          </table:table-cell>
          <table:table-cell table:style-name="ce7" office:value-type="float" office:value="180.309637888486">
            <text:p>180,31</text:p>
          </table:table-cell>
        </table:table-row>
        <table:table-row table:style-name="ro2"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style-name="ce3" office:value-type="float" office:value="91">
            <text:p>91</text:p>
          </table:table-cell>
          <table:table-cell table:style-name="ce7" office:value-type="float" office:value="204.367149821884">
            <text:p>204,37</text:p>
          </table:table-cell>
          <table:table-cell table:style-name="ce12" office:value-type="float" office:value="163">
            <text:p>163,00</text:p>
          </table:table-cell>
          <table:table-cell table:style-name="ce7" office:value-type="float" office:value="185.764745551868">
            <text:p>185,7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style-name="ce3" office:value-type="float" office:value="84">
            <text:p>84</text:p>
          </table:table-cell>
          <table:table-cell table:style-name="ce7" office:value-type="float" office:value="208.672071841965">
            <text:p>208,67</text:p>
          </table:table-cell>
          <table:table-cell table:style-name="ce12" office:value-type="float" office:value="153">
            <text:p>153,00</text:p>
          </table:table-cell>
          <table:table-cell table:style-name="ce7" office:value-type="float" office:value="189.453249518857">
            <text:p>189,45</text:p>
          </table:table-cell>
        </table:table-row>
        <table:table-row table:style-name="ro2"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style-name="ce3" office:value-type="float" office:value="77">
            <text:p>77</text:p>
          </table:table-cell>
          <table:table-cell table:style-name="ce7" office:value-type="float" office:value="213.351788504325">
            <text:p>213,35</text:p>
          </table:table-cell>
          <table:table-cell table:style-name="ce12" office:value-type="float" office:value="139">
            <text:p>139,00</text:p>
          </table:table-cell>
          <table:table-cell table:style-name="ce7" office:value-type="float" office:value="195.044006235656">
            <text:p>195,04</text:p>
          </table:table-cell>
        </table:table-row>
        <table:table-row table:style-name="ro2"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style-name="ce3" office:value-type="float" office:value="72">
            <text:p>72</text:p>
          </table:table-cell>
          <table:table-cell table:style-name="ce7" office:value-type="float" office:value="216.962729108402">
            <text:p>216,96</text:p>
          </table:table-cell>
          <table:table-cell table:style-name="ce12" office:value-type="float" office:value="128">
            <text:p>128,00</text:p>
          </table:table-cell>
          <table:table-cell table:style-name="ce7" office:value-type="float" office:value="199.847083991681">
            <text:p>199,85</text:p>
          </table:table-cell>
        </table:table-row>
        <table:table-row table:style-name="ro2"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style-name="ce3" office:value-type="float" office:value="64">
            <text:p>64</text:p>
          </table:table-cell>
          <table:table-cell table:style-name="ce7" office:value-type="float" office:value="223.297432150399">
            <text:p>223,30</text:p>
          </table:table-cell>
          <table:table-cell table:style-name="ce12" office:value-type="float" office:value="120">
            <text:p>120,00</text:p>
          </table:table-cell>
          <table:table-cell table:style-name="ce7" office:value-type="float" office:value="203.607027456703">
            <text:p>203,61</text:p>
          </table:table-cell>
        </table:table-row>
        <table:table-row table:style-name="ro2"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225.879503032924">
            <text:p>225,88</text:p>
          </table:table-cell>
          <table:table-cell table:style-name="ce12" office:value-type="float" office:value="110">
            <text:p>110,00</text:p>
          </table:table-cell>
          <table:table-cell table:style-name="ce7" office:value-type="float" office:value="208.676214858709">
            <text:p>208,6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31.448212059667">
            <text:p>231,45</text:p>
          </table:table-cell>
          <table:table-cell table:style-name="ce12" office:value-type="float" office:value="101">
            <text:p>101,00</text:p>
          </table:table-cell>
          <table:table-cell table:style-name="ce7" office:value-type="float" office:value="213.64918604835">
            <text:p>213,65</text:p>
          </table:table-cell>
        </table:table-row>
        <table:table-row table:style-name="ro2"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94">
            <text:p>94,00</text:p>
          </table:table-cell>
          <table:table-cell table:style-name="ce7" office:value-type="float" office:value="217.833674576463">
            <text:p>217,83</text:p>
          </table:table-cell>
        </table:table-row>
        <table:table-row table:style-name="ro2"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87">
            <text:p>87,00</text:p>
          </table:table-cell>
          <table:table-cell table:style-name="ce7" office:value-type="float" office:value="222.342136732272">
            <text:p>222,34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2"/>
          <table:table-cell table:style-name="ce12" office:value-type="float" office:value="80">
            <text:p>80,00</text:p>
          </table:table-cell>
          <table:table-cell table:style-name="ce7" office:value-type="float" office:value="227.22897999999">
            <text:p>227,23</text:p>
          </table:table-cell>
        </table:table-row>
        <table:table-row table:style-name="ro2">
          <table:table-cell table:number-columns-repeated="4"/>
          <table:table-cell table:style-name="ce12" office:value-type="float" office:value="75">
            <text:p>75,00</text:p>
          </table:table-cell>
          <table:table-cell table:style-name="ce7" office:value-type="float" office:value="230.988923465011">
            <text:p>230,99</text:p>
          </table:table-cell>
        </table:table-row>
        <table:table-row table:style-name="ro2">
          <table:table-cell table:number-columns-repeated="4"/>
          <table:table-cell table:style-name="ce12" office:value-type="float" office:value="70">
            <text:p>70,00</text:p>
          </table:table-cell>
          <table:table-cell table:style-name="ce7" office:value-type="float" office:value="235.008372496505">
            <text:p>235,01</text:p>
          </table:table-cell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este lote 3" table:style-name="ta1">
        <table:shapes>
          <draw:frame draw:z-index="0" draw:style-name="gr1" svg:width="18.461cm" svg:height="9.076cm" svg:x="0.165cm" svg:y="13.233cm">
            <draw:object draw:notify-on-update-of-ranges="'Teste lote 3'.C2:'Teste lote 3'.C24 'Teste lote 3'.C1:'Teste lote 3'.C1 'Teste lote 3'.A2:'Teste lote 3'.A24 'Teste lote 3'.D2:'Teste lote 3'.D24 'Teste lote 3'.D1:'Teste lote 3'.D1 'Teste lote 3'.A2:'Teste lote 3'.A24 'Teste lote 3'.E2:'Teste lote 3'.E24 'Teste lote 3'.E1:'Teste lote 3'.E1 'Teste lote 3'.A2:'Teste lote 3'.A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8.461cm" svg:height="9.076cm" svg:x="21.553cm" svg:y="13.587cm">
            <draw:object draw:notify-on-update-of-ranges="'Teste lote 3'.M2:'Teste lote 3'.M23 'Teste lote 3'.C1:'Teste lote 3'.C1 'Teste lote 3'.K2:'Teste lote 3'.K23 'Teste lote 3'.N2:'Teste lote 3'.N23 'Teste lote 3'.D1:'Teste lote 3'.D1 'Teste lote 3'.K2:'Teste lote 3'.K23 'Teste lote 3'.O2:'Teste lote 3'.O23 'Teste lote 3'.E1:'Teste lote 3'.E1 'Teste lote 3'.K2:'Teste lote 3'.K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28.359cm" svg:height="18.069cm" svg:x="6.397cm" svg:y="24.546cm">
            <draw:object draw:notify-on-update-of-ranges="'Teste lote 3'.M2:'Teste lote 3'.M23 'Teste lote 3'.C1:'Teste lote 3'.C1 'Teste lote 3'.K2:'Teste lote 3'.K23 'Teste lote 3'.M1:'Teste lote 3'.M1 'Teste lote 3'.K2:'Teste lote 3'.K23 'Teste lote 3'.M2:'Teste lote 3'.M23 'Teste lote 3'.N1:'Teste lote 3'.N1 'Teste lote 3'.K2:'Teste lote 3'.K23 'Teste lote 3'.N2:'Teste lote 3'.N23 'Teste lote 3'.N2:'Teste lote 3'.N23 'Teste lote 3'.D1:'Teste lote 3'.D1 'Teste lote 3'.K2:'Teste lote 3'.K23 'Teste lote 3'.O2:'Teste lote 3'.O23 'Teste lote 3'.E1:'Teste lote 3'.E1 'Teste lote 3'.K2:'Teste lote 3'.K23 'Teste lote 3'.O1:'Teste lote 3'.O1 'Teste lote 3'.K2:'Teste lote 3'.K23 'Teste lote 3'.O2:'Teste lote 3'.O23 'AT novo'.C1:'AT novo'.C1 'AT novo'.B2:'AT novo'.B21 'AT novo'.C2:'AT novo'.C2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number-columns-repeated="1024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number-columns-repeated="1005"/>
        </table:table-row>
        <table:table-row table:style-name="ro2">
          <table:table-cell office:value-type="float" office:value="26.8">
            <text:p>26,8</text:p>
          </table:table-cell>
          <table:table-cell office:value-type="float" office:value="27.91">
            <text:p>27,91</text:p>
          </table:table-cell>
          <table:table-cell office:value-type="float" office:value="971">
            <text:p>971</text:p>
          </table:table-cell>
          <table:table-cell table:number-columns-repeated="2" office:value-type="float" office:value="972">
            <text:p>972</text:p>
          </table:table-cell>
          <table:table-cell table:style-name="ce18" table:formula="of:=AVERAGE([.C2:.E2])" office:value-type="float" office:value="971.666666666667">
            <text:p>972</text:p>
          </table:table-cell>
          <table:table-cell table:style-name="ce14" table:formula="of:=ABS([.C2]-[.F2])/[.F2]" office:value-type="percentage" office:value="0.000686106346483666">
            <text:p>0,07%</text:p>
          </table:table-cell>
          <table:table-cell table:style-name="ce14" table:formula="of:=ABS([.D2]-[.F2])/[.F2]" office:value-type="percentage" office:value="0.000343053173241891">
            <text:p>0,03%</text:p>
          </table:table-cell>
          <table:table-cell table:style-name="ce14" table:formula="of:=ABS([.E2]-[.F2])/[.F2]" office:value-type="percentage" office:value="0.000343053173241891">
            <text:p>0,03%</text:p>
          </table:table-cell>
          <table:table-cell/>
          <table:table-cell office:value-type="float" office:value="23.3">
            <text:p>23,3</text:p>
          </table:table-cell>
          <table:table-cell office:value-type="float" office:value="24.03">
            <text:p>24,03</text:p>
          </table:table-cell>
          <table:table-cell table:number-columns-repeated="3" office:value-type="float" office:value="980">
            <text:p>980</text:p>
          </table:table-cell>
          <table:table-cell table:style-name="ce18" table:formula="of:=AVERAGE([.M2:.O2])" office:value-type="float" office:value="980">
            <text:p>980</text:p>
          </table:table-cell>
          <table:table-cell table:style-name="ce14" table:formula="of:=ABS([.M2]-[.P2])/[.P2]" office:value-type="percentage" office:value="0">
            <text:p>0,00%</text:p>
          </table:table-cell>
          <table:table-cell table:style-name="ce14" table:formula="of:=ABS([.N2]-[.P2])/[.P2]" office:value-type="percentage" office:value="0">
            <text:p>0,00%</text:p>
          </table:table-cell>
          <table:table-cell table:style-name="ce14" table:formula="of:=ABS([.O2]-[.P2])/[.P2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32.3">
            <text:p>32,3</text:p>
          </table:table-cell>
          <table:table-cell office:value-type="float" office:value="32.75">
            <text:p>32,75</text:p>
          </table:table-cell>
          <table:table-cell table:number-columns-repeated="2" office:value-type="float" office:value="960">
            <text:p>960</text:p>
          </table:table-cell>
          <table:table-cell office:value-type="float" office:value="958">
            <text:p>958</text:p>
          </table:table-cell>
          <table:table-cell table:style-name="ce18" table:formula="of:=AVERAGE([.C3:.E3])" office:value-type="float" office:value="959.333333333333">
            <text:p>959</text:p>
          </table:table-cell>
          <table:table-cell table:style-name="ce14" table:formula="of:=ABS([.C3]-[.F3])/[.F3]" office:value-type="percentage" office:value="0.000694927032661531">
            <text:p>0,07%</text:p>
          </table:table-cell>
          <table:table-cell table:style-name="ce14" table:formula="of:=ABS([.D3]-[.F3])/[.F3]" office:value-type="percentage" office:value="0.000694927032661531">
            <text:p>0,07%</text:p>
          </table:table-cell>
          <table:table-cell table:style-name="ce14" table:formula="of:=ABS([.E3]-[.F3])/[.F3]" office:value-type="percentage" office:value="0.00138985406532318">
            <text:p>0,14%</text:p>
          </table:table-cell>
          <table:table-cell/>
          <table:table-cell office:value-type="float" office:value="35.3">
            <text:p>35,3</text:p>
          </table:table-cell>
          <table:table-cell office:value-type="float" office:value="34.86">
            <text:p>34,86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54">
            <text:p>954</text:p>
          </table:table-cell>
          <table:table-cell table:style-name="ce18" table:formula="of:=AVERAGE([.M3:.O3])" office:value-type="float" office:value="953.666666666667">
            <text:p>954</text:p>
          </table:table-cell>
          <table:table-cell table:style-name="ce14" table:formula="of:=ABS([.M3]-[.P3])/[.P3]" office:value-type="percentage" office:value="0.00069905627403002">
            <text:p>0,07%</text:p>
          </table:table-cell>
          <table:table-cell table:style-name="ce14" table:formula="of:=ABS([.N3]-[.P3])/[.P3]" office:value-type="percentage" office:value="0.000349528137015069">
            <text:p>0,03%</text:p>
          </table:table-cell>
          <table:table-cell table:style-name="ce14" table:formula="of:=ABS([.O3]-[.P3])/[.P3]" office:value-type="percentage" office:value="0.000349528137015069">
            <text:p>0,03%</text:p>
          </table:table-cell>
          <table:table-cell table:number-columns-repeated="1005"/>
        </table:table-row>
        <table:table-row table:style-name="ro2">
          <table:table-cell office:value-type="float" office:value="42.7">
            <text:p>42,7</text:p>
          </table:table-cell>
          <table:table-cell office:value-type="float" office:value="42.66">
            <text:p>42,66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26">
            <text:p>926</text:p>
          </table:table-cell>
          <table:table-cell table:style-name="ce18" table:formula="of:=AVERAGE([.C4:.E4])" office:value-type="float" office:value="927.666666666667">
            <text:p>928</text:p>
          </table:table-cell>
          <table:table-cell table:style-name="ce14" table:formula="of:=ABS([.C4]-[.F4])/[.F4]" office:value-type="percentage" office:value="0.000359324469996448">
            <text:p>0,04%</text:p>
          </table:table-cell>
          <table:table-cell table:style-name="ce14" table:formula="of:=ABS([.D4]-[.F4])/[.F4]" office:value-type="percentage" office:value="0.00143729787998567">
            <text:p>0,14%</text:p>
          </table:table-cell>
          <table:table-cell table:style-name="ce14" table:formula="of:=ABS([.E4]-[.F4])/[.F4]" office:value-type="percentage" office:value="0.00179662234998199">
            <text:p>0,18%</text:p>
          </table:table-cell>
          <table:table-cell/>
          <table:table-cell office:value-type="float" office:value="46.4">
            <text:p>46,4</text:p>
          </table:table-cell>
          <table:table-cell office:value-type="float" office:value="44.35">
            <text:p>44,35</text:p>
          </table:table-cell>
          <table:table-cell office:value-type="float" office:value="920">
            <text:p>920</text:p>
          </table:table-cell>
          <table:table-cell table:number-columns-repeated="2" office:value-type="float" office:value="922">
            <text:p>922</text:p>
          </table:table-cell>
          <table:table-cell table:style-name="ce18" table:formula="of:=AVERAGE([.M4:.O4])" office:value-type="float" office:value="921.333333333333">
            <text:p>921</text:p>
          </table:table-cell>
          <table:table-cell table:style-name="ce14" table:formula="of:=ABS([.M4]-[.P4])/[.P4]" office:value-type="percentage" office:value="0.0014471780028944">
            <text:p>0,14%</text:p>
          </table:table-cell>
          <table:table-cell table:style-name="ce14" table:formula="of:=ABS([.N4]-[.P4])/[.P4]" office:value-type="percentage" office:value="0.000723589001447137">
            <text:p>0,07%</text:p>
          </table:table-cell>
          <table:table-cell table:style-name="ce14" table:formula="of:=ABS([.O4]-[.P4])/[.P4]" office:value-type="percentage" office:value="0.000723589001447137">
            <text:p>0,07%</text:p>
          </table:table-cell>
          <table:table-cell table:number-columns-repeated="1005"/>
        </table:table-row>
        <table:table-row table:style-name="ro2">
          <table:table-cell office:value-type="float" office:value="53.5">
            <text:p>53,5</text:p>
          </table:table-cell>
          <table:table-cell office:value-type="float" office:value="52.39">
            <text:p>52,39</text:p>
          </table:table-cell>
          <table:table-cell office:value-type="float" office:value="886">
            <text:p>886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table:style-name="ce18" table:formula="of:=AVERAGE([.C5:.E5])" office:value-type="float" office:value="885.666666666667">
            <text:p>886</text:p>
          </table:table-cell>
          <table:table-cell table:style-name="ce14" table:formula="of:=ABS([.C5]-[.F5])/[.F5]" office:value-type="percentage" office:value="0.000376364320662444">
            <text:p>0,04%</text:p>
          </table:table-cell>
          <table:table-cell table:style-name="ce14" table:formula="of:=ABS([.D5]-[.F5])/[.F5]" office:value-type="percentage" office:value="0.00376364320662405">
            <text:p>0,38%</text:p>
          </table:table-cell>
          <table:table-cell table:style-name="ce14" table:formula="of:=ABS([.E5]-[.F5])/[.F5]" office:value-type="percentage" office:value="0.00414000752728637">
            <text:p>0,41%</text:p>
          </table:table-cell>
          <table:table-cell/>
          <table:table-cell office:value-type="float" office:value="55.2">
            <text:p>55,2</text:p>
          </table:table-cell>
          <table:table-cell office:value-type="float" office:value="52.81">
            <text:p>52,81</text:p>
          </table:table-cell>
          <table:table-cell office:value-type="float" office:value="885">
            <text:p>885</text:p>
          </table:table-cell>
          <table:table-cell office:value-type="float" office:value="887">
            <text:p>887</text:p>
          </table:table-cell>
          <table:table-cell office:value-type="float" office:value="879">
            <text:p>879</text:p>
          </table:table-cell>
          <table:table-cell table:style-name="ce18" table:formula="of:=AVERAGE([.M5:.O5])" office:value-type="float" office:value="883.666666666667">
            <text:p>884</text:p>
          </table:table-cell>
          <table:table-cell table:style-name="ce14" table:formula="of:=ABS([.M5]-[.P5])/[.P5]" office:value-type="percentage" office:value="0.00150886457940404">
            <text:p>0,15%</text:p>
          </table:table-cell>
          <table:table-cell table:style-name="ce14" table:formula="of:=ABS([.N5]-[.P5])/[.P5]" office:value-type="percentage" office:value="0.00377216144851004">
            <text:p>0,38%</text:p>
          </table:table-cell>
          <table:table-cell table:style-name="ce14" table:formula="of:=ABS([.O5]-[.P5])/[.P5]" office:value-type="percentage" office:value="0.00528102602791395">
            <text:p>0,53%</text:p>
          </table:table-cell>
          <table:table-cell table:number-columns-repeated="1005"/>
        </table:table-row>
        <table:table-row table:style-name="ro2">
          <table:table-cell office:value-type="float" office:value="63.2">
            <text:p>63,2</text:p>
          </table:table-cell>
          <table:table-cell office:value-type="float" office:value="62.02">
            <text:p>62,02</text:p>
          </table:table-cell>
          <table:table-cell office:value-type="float" office:value="842">
            <text:p>842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style-name="ce18" table:formula="of:=AVERAGE([.C6:.E6])" office:value-type="float" office:value="840.333333333333">
            <text:p>840</text:p>
          </table:table-cell>
          <table:table-cell table:style-name="ce14" table:formula="of:=ABS([.C6]-[.F6])/[.F6]" office:value-type="percentage" office:value="0.00198333994446644">
            <text:p>0,20%</text:p>
          </table:table-cell>
          <table:table-cell table:style-name="ce14" table:formula="of:=ABS([.D6]-[.F6])/[.F6]" office:value-type="percentage" office:value="0.0055533518445061">
            <text:p>0,56%</text:p>
          </table:table-cell>
          <table:table-cell table:style-name="ce14" table:formula="of:=ABS([.E6]-[.F6])/[.F6]" office:value-type="percentage" office:value="0.00753669178897267">
            <text:p>0,75%</text:p>
          </table:table-cell>
          <table:table-cell/>
          <table:table-cell office:value-type="float" office:value="64.7">
            <text:p>64,7</text:p>
          </table:table-cell>
          <table:table-cell office:value-type="float" office:value="61.69">
            <text:p>61,69</text:p>
          </table:table-cell>
          <table:table-cell table:number-columns-repeated="2" office:value-type="float" office:value="846">
            <text:p>846</text:p>
          </table:table-cell>
          <table:table-cell office:value-type="float" office:value="847">
            <text:p>847</text:p>
          </table:table-cell>
          <table:table-cell table:style-name="ce18" table:formula="of:=AVERAGE([.M6:.O6])" office:value-type="float" office:value="846.333333333333">
            <text:p>846</text:p>
          </table:table-cell>
          <table:table-cell table:style-name="ce14" table:formula="of:=ABS([.M6]-[.P6])/[.P6]" office:value-type="percentage" office:value="0.000393855848759399">
            <text:p>0,04%</text:p>
          </table:table-cell>
          <table:table-cell table:style-name="ce14" table:formula="of:=ABS([.N6]-[.P6])/[.P6]" office:value-type="percentage" office:value="0.000393855848759399">
            <text:p>0,04%</text:p>
          </table:table-cell>
          <table:table-cell table:style-name="ce14" table:formula="of:=ABS([.O6]-[.P6])/[.P6]" office:value-type="percentage" office:value="0.000787711697518663">
            <text:p>0,08%</text:p>
          </table:table-cell>
          <table:table-cell table:number-columns-repeated="1005"/>
        </table:table-row>
        <table:table-row table:style-name="ro2">
          <table:table-cell office:value-type="float" office:value="72.9">
            <text:p>72,9</text:p>
          </table:table-cell>
          <table:table-cell office:value-type="float" office:value="71.89">
            <text:p>71,89</text:p>
          </table:table-cell>
          <table:table-cell office:value-type="float" office:value="779">
            <text:p>779</text:p>
          </table:table-cell>
          <table:table-cell office:value-type="float" office:value="785">
            <text:p>785</text:p>
          </table:table-cell>
          <table:table-cell office:value-type="float" office:value="770">
            <text:p>770</text:p>
          </table:table-cell>
          <table:table-cell table:style-name="ce18" table:formula="of:=AVERAGE([.C7:.E7])" office:value-type="float" office:value="778">
            <text:p>778</text:p>
          </table:table-cell>
          <table:table-cell table:style-name="ce14" table:formula="of:=ABS([.C7]-[.F7])/[.F7]" office:value-type="percentage" office:value="0.0012853470437018">
            <text:p>0,13%</text:p>
          </table:table-cell>
          <table:table-cell table:style-name="ce14" table:formula="of:=ABS([.D7]-[.F7])/[.F7]" office:value-type="percentage" office:value="0.0089974293059126">
            <text:p>0,90%</text:p>
          </table:table-cell>
          <table:table-cell table:style-name="ce14" table:formula="of:=ABS([.E7]-[.F7])/[.F7]" office:value-type="percentage" office:value="0.0102827763496144">
            <text:p>1,03%</text:p>
          </table:table-cell>
          <table:table-cell/>
          <table:table-cell office:value-type="float" office:value="75.9">
            <text:p>75,9</text:p>
          </table:table-cell>
          <table:table-cell office:value-type="float" office:value="71.23">
            <text:p>71,23</text:p>
          </table:table-cell>
          <table:table-cell table:number-columns-repeated="2" table:style-name="ce3" office:value-type="float" office:value="789">
            <text:p>789</text:p>
          </table:table-cell>
          <table:table-cell table:style-name="ce3" office:value-type="float" office:value="787">
            <text:p>787</text:p>
          </table:table-cell>
          <table:table-cell table:style-name="ce18" table:formula="of:=AVERAGE([.M7:.O7])" office:value-type="float" office:value="788.333333333333">
            <text:p>788</text:p>
          </table:table-cell>
          <table:table-cell table:style-name="ce14" table:formula="of:=ABS([.M7]-[.P7])/[.P7]" office:value-type="percentage" office:value="0.000845665961944984">
            <text:p>0,08%</text:p>
          </table:table-cell>
          <table:table-cell table:style-name="ce14" table:formula="of:=ABS([.N7]-[.P7])/[.P7]" office:value-type="percentage" office:value="0.000845665961944984">
            <text:p>0,08%</text:p>
          </table:table-cell>
          <table:table-cell table:style-name="ce14" table:formula="of:=ABS([.O7]-[.P7])/[.P7]" office:value-type="percentage" office:value="0.00169133192389011">
            <text:p>0,17%</text:p>
          </table:table-cell>
          <table:table-cell table:number-columns-repeated="1005"/>
        </table:table-row>
        <table:table-row table:style-name="ro2">
          <table:table-cell office:value-type="float" office:value="72.4">
            <text:p>72,4</text:p>
          </table:table-cell>
          <table:table-cell office:value-type="float" office:value="71.89">
            <text:p>71,89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 office:value-type="float" office:value="785">
            <text:p>785</text:p>
          </table:table-cell>
          <table:table-cell table:style-name="ce18" table:formula="of:=AVERAGE([.C8:.E8])" office:value-type="float" office:value="786.666666666667">
            <text:p>787</text:p>
          </table:table-cell>
          <table:table-cell table:style-name="ce14" table:formula="of:=ABS([.C8]-[.F8])/[.F8]" office:value-type="percentage" office:value="0.00466101694915249">
            <text:p>0,47%</text:p>
          </table:table-cell>
          <table:table-cell table:style-name="ce14" table:formula="of:=ABS([.D8]-[.F8])/[.F8]" office:value-type="percentage" office:value="0.0067796610169492">
            <text:p>0,68%</text:p>
          </table:table-cell>
          <table:table-cell table:style-name="ce14" table:formula="of:=ABS([.E8]-[.F8])/[.F8]" office:value-type="percentage" office:value="0.00211864406779656">
            <text:p>0,21%</text:p>
          </table:table-cell>
          <table:table-cell/>
          <table:table-cell office:value-type="float" office:value="86.1">
            <text:p>86,1</text:p>
          </table:table-cell>
          <table:table-cell office:value-type="float" office:value="80.92">
            <text:p>80,92</text:p>
          </table:table-cell>
          <table:table-cell office:value-type="float" office:value="732">
            <text:p>732</text:p>
          </table:table-cell>
          <table:table-cell table:number-columns-repeated="2" office:value-type="float" office:value="729">
            <text:p>729</text:p>
          </table:table-cell>
          <table:table-cell table:style-name="ce18" table:formula="of:=AVERAGE([.M8:.O8])" office:value-type="float" office:value="730">
            <text:p>730</text:p>
          </table:table-cell>
          <table:table-cell table:style-name="ce14" table:formula="of:=ABS([.M8]-[.P8])/[.P8]" office:value-type="percentage" office:value="0.00273972602739726">
            <text:p>0,27%</text:p>
          </table:table-cell>
          <table:table-cell table:style-name="ce14" table:formula="of:=ABS([.N8]-[.P8])/[.P8]" office:value-type="percentage" office:value="0.00136986301369863">
            <text:p>0,14%</text:p>
          </table:table-cell>
          <table:table-cell table:style-name="ce14" table:formula="of:=ABS([.O8]-[.P8])/[.P8]" office:value-type="percentage" office:value="0.00136986301369863">
            <text:p>0,14%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.74">
            <text:p>81,74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2">
            <text:p>722</text:p>
          </table:table-cell>
          <table:table-cell table:style-name="ce18" table:formula="of:=AVERAGE([.C9:.E9])" office:value-type="float" office:value="726.666666666667">
            <text:p>727</text:p>
          </table:table-cell>
          <table:table-cell table:style-name="ce14" table:formula="of:=ABS([.C9]-[.F9])/[.F9]" office:value-type="percentage" office:value="0.0114678899082569">
            <text:p>1,15%</text:p>
          </table:table-cell>
          <table:table-cell table:style-name="ce14" table:formula="of:=ABS([.D9]-[.F9])/[.F9]" office:value-type="percentage" office:value="0.00504587155963298">
            <text:p>0,50%</text:p>
          </table:table-cell>
          <table:table-cell table:style-name="ce14" table:formula="of:=ABS([.E9]-[.F9])/[.F9]" office:value-type="percentage" office:value="0.0064220183486238">
            <text:p>0,64%</text:p>
          </table:table-cell>
          <table:table-cell/>
          <table:table-cell office:value-type="float" office:value="98.9">
            <text:p>98,9</text:p>
          </table:table-cell>
          <table:table-cell office:value-type="float" office:value="90.61">
            <text:p>90,61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style-name="ce18" table:formula="of:=AVERAGE([.M9:.O9])" office:value-type="float" office:value="657">
            <text:p>657</text:p>
          </table:table-cell>
          <table:table-cell table:style-name="ce14" table:formula="of:=ABS([.M9]-[.P9])/[.P9]" office:value-type="percentage" office:value="0.0030441400304414">
            <text:p>0,30%</text:p>
          </table:table-cell>
          <table:table-cell table:style-name="ce14" table:formula="of:=ABS([.N9]-[.P9])/[.P9]" office:value-type="percentage" office:value="0.0015220700152207">
            <text:p>0,15%</text:p>
          </table:table-cell>
          <table:table-cell table:style-name="ce14" table:formula="of:=ABS([.O9]-[.P9])/[.P9]" office:value-type="percentage" office:value="0.0045662100456621">
            <text:p>0,46%</text:p>
          </table:table-cell>
          <table:table-cell table:number-columns-repeated="1005"/>
        </table:table-row>
        <table:table-row table:style-name="ro2">
          <table:table-cell office:value-type="float" office:value="92.6">
            <text:p>92,6</text:p>
          </table:table-cell>
          <table:table-cell office:value-type="float" office:value="91.57">
            <text:p>91,57</text:p>
          </table:table-cell>
          <table:table-cell office:value-type="float" office:value="667">
            <text:p>66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style-name="ce18" table:formula="of:=AVERAGE([.C10:.E10])" office:value-type="float" office:value="656">
            <text:p>656</text:p>
          </table:table-cell>
          <table:table-cell table:style-name="ce14" table:formula="of:=ABS([.C10]-[.F10])/[.F10]" office:value-type="percentage" office:value="0.0167682926829268">
            <text:p>1,68%</text:p>
          </table:table-cell>
          <table:table-cell table:style-name="ce14" table:formula="of:=ABS([.D10]-[.F10])/[.F10]" office:value-type="percentage" office:value="0.0076219512195122">
            <text:p>0,76%</text:p>
          </table:table-cell>
          <table:table-cell table:style-name="ce14" table:formula="of:=ABS([.E10]-[.F10])/[.F10]" office:value-type="percentage" office:value="0.00914634146341463">
            <text:p>0,91%</text:p>
          </table:table-cell>
          <table:table-cell/>
          <table:table-cell office:value-type="float" office:value="107.6">
            <text:p>107,6</text:p>
          </table:table-cell>
          <table:table-cell office:value-type="float" office:value="100.17">
            <text:p>100,17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style-name="ce18" table:formula="of:=AVERAGE([.M10:.O10])" office:value-type="float" office:value="591">
            <text:p>591</text:p>
          </table:table-cell>
          <table:table-cell table:style-name="ce14" table:formula="of:=ABS([.M10]-[.P10])/[.P10]" office:value-type="percentage" office:value="0.00676818950930626">
            <text:p>0,68%</text:p>
          </table:table-cell>
          <table:table-cell table:style-name="ce14" table:formula="of:=ABS([.N10]-[.P10])/[.P10]" office:value-type="percentage" office:value="0.00507614213197969">
            <text:p>0,51%</text:p>
          </table:table-cell>
          <table:table-cell table:style-name="ce14" table:formula="of:=ABS([.O10]-[.P10])/[.P10]" office:value-type="percentage" office:value="0.00169204737732657">
            <text:p>0,17%</text:p>
          </table:table-cell>
          <table:table-cell table:number-columns-repeated="1005"/>
        </table:table-row>
        <table:table-row table:style-name="ro2">
          <table:table-cell office:value-type="float" office:value="102.3">
            <text:p>102,3</text:p>
          </table:table-cell>
          <table:table-cell office:value-type="float" office:value="101.4">
            <text:p>101,4</text:p>
          </table:table-cell>
          <table:table-cell office:value-type="float" office:value="599">
            <text:p>599</text:p>
          </table:table-cell>
          <table:table-cell office:value-type="float" office:value="579">
            <text:p>579</text:p>
          </table:table-cell>
          <table:table-cell office:value-type="float" office:value="578">
            <text:p>578</text:p>
          </table:table-cell>
          <table:table-cell table:style-name="ce18" table:formula="of:=AVERAGE([.C11:.E11])" office:value-type="float" office:value="585.333333333333">
            <text:p>585</text:p>
          </table:table-cell>
          <table:table-cell table:style-name="ce14" table:formula="of:=ABS([.C11]-[.F11])/[.F11]" office:value-type="percentage" office:value="0.0233485193621867">
            <text:p>2,33%</text:p>
          </table:table-cell>
          <table:table-cell table:style-name="ce14" table:formula="of:=ABS([.D11]-[.F11])/[.F11]" office:value-type="percentage" office:value="0.0108200455580866">
            <text:p>1,08%</text:p>
          </table:table-cell>
          <table:table-cell table:style-name="ce14" table:formula="of:=ABS([.E11]-[.F11])/[.F11]" office:value-type="percentage" office:value="0.0125284738041003">
            <text:p>1,25%</text:p>
          </table:table-cell>
          <table:table-cell/>
          <table:table-cell office:value-type="float" office:value="118.5">
            <text:p>118,5</text:p>
          </table:table-cell>
          <table:table-cell office:value-type="float" office:value="109.97">
            <text:p>109,97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517">
            <text:p>517</text:p>
          </table:table-cell>
          <table:table-cell table:style-name="ce18" table:formula="of:=AVERAGE([.M11:.O11])" office:value-type="float" office:value="518.666666666667">
            <text:p>519</text:p>
          </table:table-cell>
          <table:table-cell table:style-name="ce14" table:formula="of:=ABS([.M11]-[.P11])/[.P11]" office:value-type="percentage" office:value="0.00321336760925443">
            <text:p>0,32%</text:p>
          </table:table-cell>
          <table:table-cell table:style-name="ce14" table:formula="of:=ABS([.N11]-[.P11])/[.P11]" office:value-type="percentage" office:value="0.00642673521850907">
            <text:p>0,64%</text:p>
          </table:table-cell>
          <table:table-cell table:style-name="ce14" table:formula="of:=ABS([.O11]-[.P11])/[.P11]" office:value-type="percentage" office:value="0.00321336760925443">
            <text:p>0,32%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1.33">
            <text:p>111,33</text:p>
          </table:table-cell>
          <table:table-cell office:value-type="float" office:value="527">
            <text:p>527</text:p>
          </table:table-cell>
          <table:table-cell office:value-type="float" office:value="507">
            <text:p>507</text:p>
          </table:table-cell>
          <table:table-cell office:value-type="float" office:value="505">
            <text:p>505</text:p>
          </table:table-cell>
          <table:table-cell table:style-name="ce18" table:formula="of:=AVERAGE([.C12:.E12])" office:value-type="float" office:value="513">
            <text:p>513</text:p>
          </table:table-cell>
          <table:table-cell table:style-name="ce14" table:formula="of:=ABS([.C12]-[.F12])/[.F12]" office:value-type="percentage" office:value="0.0272904483430799">
            <text:p>2,73%</text:p>
          </table:table-cell>
          <table:table-cell table:style-name="ce14" table:formula="of:=ABS([.D12]-[.F12])/[.F12]" office:value-type="percentage" office:value="0.0116959064327485">
            <text:p>1,17%</text:p>
          </table:table-cell>
          <table:table-cell table:style-name="ce14" table:formula="of:=ABS([.E12]-[.F12])/[.F12]" office:value-type="percentage" office:value="0.0155945419103314">
            <text:p>1,56%</text:p>
          </table:table-cell>
          <table:table-cell/>
          <table:table-cell office:value-type="float" office:value="132.5">
            <text:p>132,5</text:p>
          </table:table-cell>
          <table:table-cell office:value-type="float" office:value="119.97">
            <text:p>119,97</text:p>
          </table:table-cell>
          <table:table-cell office:value-type="float" office:value="448">
            <text:p>448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table:style-name="ce18" table:formula="of:=AVERAGE([.M12:.O12])" office:value-type="float" office:value="446.666666666667">
            <text:p>447</text:p>
          </table:table-cell>
          <table:table-cell table:style-name="ce14" table:formula="of:=ABS([.M12]-[.P12])/[.P12]" office:value-type="percentage" office:value="0.00298507462686563">
            <text:p>0,30%</text:p>
          </table:table-cell>
          <table:table-cell table:style-name="ce14" table:formula="of:=ABS([.N12]-[.P12])/[.P12]" office:value-type="percentage" office:value="0.00820895522388064">
            <text:p>0,82%</text:p>
          </table:table-cell>
          <table:table-cell table:style-name="ce14" table:formula="of:=ABS([.O12]-[.P12])/[.P12]" office:value-type="percentage" office:value="0.00522388059701488">
            <text:p>0,52%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121.8">
            <text:p>121,8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5">
            <text:p>435</text:p>
          </table:table-cell>
          <table:table-cell table:style-name="ce18" table:formula="of:=AVERAGE([.C13:.E13])" office:value-type="float" office:value="435.333333333333">
            <text:p>435</text:p>
          </table:table-cell>
          <table:table-cell table:style-name="ce14" table:formula="of:=ABS([.C13]-[.F13])/[.F13]" office:value-type="percentage" office:value="0.000765696784073463">
            <text:p>0,08%</text:p>
          </table:table-cell>
          <table:table-cell table:style-name="ce14" table:formula="of:=ABS([.D13]-[.F13])/[.F13]" office:value-type="percentage" office:value="0.00153139356814706">
            <text:p>0,15%</text:p>
          </table:table-cell>
          <table:table-cell table:style-name="ce14" table:formula="of:=ABS([.E13]-[.F13])/[.F13]" office:value-type="percentage" office:value="0.000765696784073463">
            <text:p>0,08%</text:p>
          </table:table-cell>
          <table:table-cell/>
          <table:table-cell office:value-type="float" office:value="144.6">
            <text:p>144,6</text:p>
          </table:table-cell>
          <table:table-cell office:value-type="float" office:value="129.42">
            <text:p>129,42</text:p>
          </table:table-cell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table:style-name="ce18" table:formula="of:=AVERAGE([.M13:.O13])" office:value-type="float" office:value="381.333333333333">
            <text:p>381</text:p>
          </table:table-cell>
          <table:table-cell table:style-name="ce14" table:formula="of:=ABS([.M13]-[.P13])/[.P13]" office:value-type="percentage" office:value="0.0166083916083916">
            <text:p>1,66%</text:p>
          </table:table-cell>
          <table:table-cell table:style-name="ce14" table:formula="of:=ABS([.N13]-[.P13])/[.P13]" office:value-type="percentage" office:value="0.00699300699300704">
            <text:p>0,70%</text:p>
          </table:table-cell>
          <table:table-cell table:style-name="ce14" table:formula="of:=ABS([.O13]-[.P13])/[.P13]" office:value-type="percentage" office:value="0.00961538461538467">
            <text:p>0,96%</text:p>
          </table:table-cell>
          <table:table-cell table:number-columns-repeated="1005"/>
        </table:table-row>
        <table:table-row table:style-name="ro2">
          <table:table-cell office:value-type="float" office:value="130.9">
            <text:p>130,9</text:p>
          </table:table-cell>
          <table:table-cell office:value-type="float" office:value="130.94">
            <text:p>130,94</text:p>
          </table:table-cell>
          <table:table-cell table:style-name="ce17" office:value-type="float" office:value="398">
            <text:p>398</text:p>
          </table:table-cell>
          <table:table-cell office:value-type="float" office:value="375">
            <text:p>375</text:p>
          </table:table-cell>
          <table:table-cell office:value-type="float" office:value="374">
            <text:p>374</text:p>
          </table:table-cell>
          <table:table-cell table:style-name="ce18" table:formula="of:=AVERAGE([.C14:.E14])" office:value-type="float" office:value="382.333333333333">
            <text:p>382</text:p>
          </table:table-cell>
          <table:table-cell table:style-name="ce14" table:formula="of:=ABS([.C14]-[.F14])/[.F14]" office:value-type="percentage" office:value="0.0409764603312991">
            <text:p>4,10%</text:p>
          </table:table-cell>
          <table:table-cell table:style-name="ce14" table:formula="of:=ABS([.D14]-[.F14])/[.F14]" office:value-type="percentage" office:value="0.019180470793374">
            <text:p>1,92%</text:p>
          </table:table-cell>
          <table:table-cell table:style-name="ce14" table:formula="of:=ABS([.E14]-[.F14])/[.F14]" office:value-type="percentage" office:value="0.021795989537925">
            <text:p>2,18%</text:p>
          </table:table-cell>
          <table:table-cell/>
          <table:table-cell office:value-type="float" office:value="158.1">
            <text:p>158,1</text:p>
          </table:table-cell>
          <table:table-cell office:value-type="float" office:value="139.8">
            <text:p>139,8</text:p>
          </table:table-cell>
          <table:table-cell office:value-type="float" office:value="311">
            <text:p>311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style-name="ce18" table:formula="of:=AVERAGE([.M14:.O14])" office:value-type="float" office:value="316">
            <text:p>316</text:p>
          </table:table-cell>
          <table:table-cell table:style-name="ce14" table:formula="of:=ABS([.M14]-[.P14])/[.P14]" office:value-type="percentage" office:value="0.0158227848101266">
            <text:p>1,58%</text:p>
          </table:table-cell>
          <table:table-cell table:style-name="ce14" table:formula="of:=ABS([.N14]-[.P14])/[.P14]" office:value-type="percentage" office:value="0.00949367088607595">
            <text:p>0,95%</text:p>
          </table:table-cell>
          <table:table-cell table:style-name="ce14" table:formula="of:=ABS([.O14]-[.P14])/[.P14]" office:value-type="percentage" office:value="0.00632911392405063">
            <text:p>0,63%</text:p>
          </table:table-cell>
          <table:table-cell table:number-columns-repeated="100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0.93">
            <text:p>140,93</text:p>
          </table:table-cell>
          <table:table-cell office:value-type="float" office:value="338">
            <text:p>338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style-name="ce18" table:formula="of:=AVERAGE([.C15:.E15])" office:value-type="float" office:value="321.666666666667">
            <text:p>322</text:p>
          </table:table-cell>
          <table:table-cell table:style-name="ce14" table:formula="of:=ABS([.C15]-[.F15])/[.F15]" office:value-type="percentage" office:value="0.0507772020725388">
            <text:p>5,08%</text:p>
          </table:table-cell>
          <table:table-cell table:style-name="ce14" table:formula="of:=ABS([.D15]-[.F15])/[.F15]" office:value-type="percentage" office:value="0.0238341968911918">
            <text:p>2,38%</text:p>
          </table:table-cell>
          <table:table-cell table:style-name="ce14" table:formula="of:=ABS([.E15]-[.F15])/[.F15]" office:value-type="percentage" office:value="0.0269430051813472">
            <text:p>2,69%</text:p>
          </table:table-cell>
          <table:table-cell/>
          <table:table-cell office:value-type="float" office:value="171.4">
            <text:p>171,4</text:p>
          </table:table-cell>
          <table:table-cell office:value-type="float" office:value="149.46">
            <text:p>149,46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table:style-name="ce18" table:formula="of:=AVERAGE([.M15:.O15])" office:value-type="float" office:value="269">
            <text:p>269</text:p>
          </table:table-cell>
          <table:table-cell table:style-name="ce14" table:formula="of:=ABS([.M15]-[.P15])/[.P15]" office:value-type="percentage" office:value="0.0260223048327138">
            <text:p>2,60%</text:p>
          </table:table-cell>
          <table:table-cell table:style-name="ce14" table:formula="of:=ABS([.N15]-[.P15])/[.P15]" office:value-type="percentage" office:value="0">
            <text:p>0,00%</text:p>
          </table:table-cell>
          <table:table-cell table:style-name="ce14" table:formula="of:=ABS([.O15]-[.P15])/[.P15]" office:value-type="percentage" office:value="0.0260223048327138">
            <text:p>2,60%</text:p>
          </table:table-cell>
          <table:table-cell table:number-columns-repeated="1005"/>
        </table:table-row>
        <table:table-row table:style-name="ro2">
          <table:table-cell office:value-type="float" office:value="151.5">
            <text:p>151,5</text:p>
          </table:table-cell>
          <table:table-cell office:value-type="float" office:value="152.5">
            <text:p>152,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56">
            <text:p>256</text:p>
          </table:table-cell>
          <table:table-cell table:style-name="ce18" table:formula="of:=AVERAGE([.C16:.E16])" office:value-type="float" office:value="264.666666666667">
            <text:p>265</text:p>
          </table:table-cell>
          <table:table-cell table:style-name="ce14" table:formula="of:=ABS([.C16]-[.F16])/[.F16]" office:value-type="percentage" office:value="0.0654911838790931">
            <text:p>6,55%</text:p>
          </table:table-cell>
          <table:table-cell table:style-name="ce14" table:formula="of:=ABS([.D16]-[.F16])/[.F16]" office:value-type="percentage" office:value="0.0327455919395467">
            <text:p>3,27%</text:p>
          </table:table-cell>
          <table:table-cell table:style-name="ce14" table:formula="of:=ABS([.E16]-[.F16])/[.F16]" office:value-type="percentage" office:value="0.0327455919395467">
            <text:p>3,27%</text:p>
          </table:table-cell>
          <table:table-cell/>
          <table:table-cell office:value-type="float" office:value="183.6">
            <text:p>183,6</text:p>
          </table:table-cell>
          <table:table-cell office:value-type="float" office:value="159.72">
            <text:p>159,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3">
            <text:p>223</text:p>
          </table:table-cell>
          <table:table-cell table:style-name="ce18" table:formula="of:=AVERAGE([.M16:.O16])" office:value-type="float" office:value="223.666666666667">
            <text:p>224</text:p>
          </table:table-cell>
          <table:table-cell table:style-name="ce14" table:formula="of:=ABS([.M16]-[.P16])/[.P16]" office:value-type="percentage" office:value="0.00149031296572284">
            <text:p>0,15%</text:p>
          </table:table-cell>
          <table:table-cell table:style-name="ce14" table:formula="of:=ABS([.N16]-[.P16])/[.P16]" office:value-type="percentage" office:value="0.00149031296572284">
            <text:p>0,15%</text:p>
          </table:table-cell>
          <table:table-cell table:style-name="ce14" table:formula="of:=ABS([.O16]-[.P16])/[.P16]" office:value-type="percentage" office:value="0.00298062593144556">
            <text:p>0,30%</text:p>
          </table:table-cell>
          <table:table-cell table:number-columns-repeated="1005"/>
        </table:table-row>
        <table:table-row table:style-name="ro2">
          <table:table-cell office:value-type="float" office:value="160.5">
            <text:p>160,5</text:p>
          </table:table-cell>
          <table:table-cell office:value-type="float" office:value="160.54">
            <text:p>160,54</text:p>
          </table:table-cell>
          <table:table-cell office:value-type="float" office:value="242">
            <text:p>24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table:style-name="ce18" table:formula="of:=AVERAGE([.C17:.E17])" office:value-type="float" office:value="227.666666666667">
            <text:p>228</text:p>
          </table:table-cell>
          <table:table-cell table:style-name="ce14" table:formula="of:=ABS([.C17]-[.F17])/[.F17]" office:value-type="percentage" office:value="0.0629575402635432">
            <text:p>6,30%</text:p>
          </table:table-cell>
          <table:table-cell table:style-name="ce14" table:formula="of:=ABS([.D17]-[.F17])/[.F17]" office:value-type="percentage" office:value="0.0292825768667642">
            <text:p>2,93%</text:p>
          </table:table-cell>
          <table:table-cell table:style-name="ce14" table:formula="of:=ABS([.E17]-[.F17])/[.F17]" office:value-type="percentage" office:value="0.0336749633967789">
            <text:p>3,37%</text:p>
          </table:table-cell>
          <table:table-cell/>
          <table:table-cell office:value-type="float" office:value="195.5">
            <text:p>195,5</text:p>
          </table:table-cell>
          <table:table-cell office:value-type="float" office:value="169.46">
            <text:p>169,4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9">
            <text:p>189</text:p>
          </table:table-cell>
          <table:table-cell table:style-name="ce18" table:formula="of:=AVERAGE([.M17:.O17])" office:value-type="float" office:value="185">
            <text:p>185</text:p>
          </table:table-cell>
          <table:table-cell table:style-name="ce14" table:formula="of:=ABS([.M17]-[.P17])/[.P17]" office:value-type="percentage" office:value="0.0432432432432432">
            <text:p>4,32%</text:p>
          </table:table-cell>
          <table:table-cell table:style-name="ce14" table:formula="of:=ABS([.N17]-[.P17])/[.P17]" office:value-type="percentage" office:value="0.0216216216216216">
            <text:p>2,16%</text:p>
          </table:table-cell>
          <table:table-cell table:style-name="ce14" table:formula="of:=ABS([.O17]-[.P17])/[.P17]" office:value-type="percentage" office:value="0.0216216216216216">
            <text:p>2,16%</text:p>
          </table:table-cell>
          <table:table-cell table:number-columns-repeated="1005"/>
        </table:table-row>
        <table:table-row table:style-name="ro2">
          <table:table-cell office:value-type="float" office:value="171.4">
            <text:p>171,4</text:p>
          </table:table-cell>
          <table:table-cell office:value-type="float" office:value="172.93">
            <text:p>172,93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style-name="ce18" table:formula="of:=AVERAGE([.C18:.E18])" office:value-type="float" office:value="185.333333333333">
            <text:p>185</text:p>
          </table:table-cell>
          <table:table-cell table:style-name="ce14" table:formula="of:=ABS([.C18]-[.F18])/[.F18]" office:value-type="percentage" office:value="0.0845323741007194">
            <text:p>8,45%</text:p>
          </table:table-cell>
          <table:table-cell table:style-name="ce14" table:formula="of:=ABS([.D18]-[.F18])/[.F18]" office:value-type="percentage" office:value="0.0449640287769785">
            <text:p>4,50%</text:p>
          </table:table-cell>
          <table:table-cell table:style-name="ce14" table:formula="of:=ABS([.E18]-[.F18])/[.F18]" office:value-type="percentage" office:value="0.0395683453237411">
            <text:p>3,96%</text:p>
          </table:table-cell>
          <table:table-cell/>
          <table:table-cell office:value-type="float" office:value="210.1">
            <text:p>210,1</text:p>
          </table:table-cell>
          <table:table-cell office:value-type="float" office:value="178.37">
            <text:p>178,3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0">
            <text:p>160</text:p>
          </table:table-cell>
          <table:table-cell table:style-name="ce18" table:formula="of:=AVERAGE([.M18:.O18])" office:value-type="float" office:value="161">
            <text:p>161</text:p>
          </table:table-cell>
          <table:table-cell table:style-name="ce14" table:formula="of:=ABS([.M18]-[.P18])/[.P18]" office:value-type="percentage" office:value="0.0124223602484472">
            <text:p>1,24%</text:p>
          </table:table-cell>
          <table:table-cell table:style-name="ce14" table:formula="of:=ABS([.N18]-[.P18])/[.P18]" office:value-type="percentage" office:value="0.0062111801242236">
            <text:p>0,62%</text:p>
          </table:table-cell>
          <table:table-cell table:style-name="ce14" table:formula="of:=ABS([.O18]-[.P18])/[.P18]" office:value-type="percentage" office:value="0.0062111801242236">
            <text:p>0,62%</text:p>
          </table:table-cell>
          <table:table-cell table:number-columns-repeated="1005"/>
        </table:table-row>
        <table:table-row table:style-name="ro2">
          <table:table-cell office:value-type="float" office:value="179.6">
            <text:p>179,6</text:p>
          </table:table-cell>
          <table:table-cell office:value-type="float" office:value="180.2">
            <text:p>180,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55">
            <text:p>155</text:p>
          </table:table-cell>
          <table:table-cell table:style-name="ce18" table:formula="of:=AVERAGE([.C19:.E19])" office:value-type="float" office:value="160.666666666667">
            <text:p>161</text:p>
          </table:table-cell>
          <table:table-cell table:style-name="ce14" table:formula="of:=ABS([.C19]-[.F19])/[.F19]" office:value-type="percentage" office:value="0.070539419087137">
            <text:p>7,05%</text:p>
          </table:table-cell>
          <table:table-cell table:style-name="ce14" table:formula="of:=ABS([.D19]-[.F19])/[.F19]" office:value-type="percentage" office:value="0.0352697095435684">
            <text:p>3,53%</text:p>
          </table:table-cell>
          <table:table-cell table:style-name="ce14" table:formula="of:=ABS([.E19]-[.F19])/[.F19]" office:value-type="percentage" office:value="0.0352697095435684">
            <text:p>3,53%</text:p>
          </table:table-cell>
          <table:table-cell/>
          <table:table-cell office:value-type="float" office:value="218.5">
            <text:p>218,5</text:p>
          </table:table-cell>
          <table:table-cell office:value-type="float" office:value="187.94">
            <text:p>187,94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style-name="ce18" table:formula="of:=AVERAGE([.M19:.O19])" office:value-type="float" office:value="136">
            <text:p>136</text:p>
          </table:table-cell>
          <table:table-cell table:style-name="ce14" table:formula="of:=ABS([.M19]-[.P19])/[.P19]" office:value-type="percentage" office:value="0.00735294117647059">
            <text:p>0,74%</text:p>
          </table:table-cell>
          <table:table-cell table:style-name="ce14" table:formula="of:=ABS([.N19]-[.P19])/[.P19]" office:value-type="percentage" office:value="0.00735294117647059">
            <text:p>0,74%</text:p>
          </table:table-cell>
          <table:table-cell table:style-name="ce14" table:formula="of:=ABS([.O19]-[.P19])/[.P19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188.9">
            <text:p>188,9</text:p>
          </table:table-cell>
          <table:table-cell office:value-type="string">
            <text:p>190.3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0">
            <text:p>130</text:p>
          </table:table-cell>
          <table:table-cell table:style-name="ce18" table:formula="of:=AVERAGE([.C20:.E20])" office:value-type="float" office:value="135.333333333333">
            <text:p>135</text:p>
          </table:table-cell>
          <table:table-cell table:style-name="ce14" table:formula="of:=ABS([.C20]-[.F20])/[.F20]" office:value-type="percentage" office:value="0.0788177339901477">
            <text:p>7,88%</text:p>
          </table:table-cell>
          <table:table-cell table:style-name="ce14" table:formula="of:=ABS([.D20]-[.F20])/[.F20]" office:value-type="percentage" office:value="0.039408866995074">
            <text:p>3,94%</text:p>
          </table:table-cell>
          <table:table-cell table:style-name="ce14" table:formula="of:=ABS([.E20]-[.F20])/[.F20]" office:value-type="percentage" office:value="0.039408866995074">
            <text:p>3,94%</text:p>
          </table:table-cell>
          <table:table-cell/>
          <table:table-cell office:value-type="float" office:value="231.2">
            <text:p>231,2</text:p>
          </table:table-cell>
          <table:table-cell office:value-type="float" office:value="197.29">
            <text:p>197,29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style-name="ce18" table:formula="of:=AVERAGE([.M20:.O20])" office:value-type="float" office:value="112.666666666667">
            <text:p>113</text:p>
          </table:table-cell>
          <table:table-cell table:style-name="ce14" table:formula="of:=ABS([.M20]-[.P20])/[.P20]" office:value-type="percentage" office:value="0.0591715976331361">
            <text:p>5,92%</text:p>
          </table:table-cell>
          <table:table-cell table:style-name="ce14" table:formula="of:=ABS([.N20]-[.P20])/[.P20]" office:value-type="percentage" office:value="0.0118343195266272">
            <text:p>1,18%</text:p>
          </table:table-cell>
          <table:table-cell table:style-name="ce14" table:formula="of:=ABS([.O20]-[.P20])/[.P20]" office:value-type="percentage" office:value="0.0473372781065088">
            <text:p>4,73%</text:p>
          </table:table-cell>
          <table:table-cell table:number-columns-repeated="1005"/>
        </table:table-row>
        <table:table-row table:style-name="ro2">
          <table:table-cell office:value-type="float" office:value="197.9">
            <text:p>197,9</text:p>
          </table:table-cell>
          <table:table-cell office:value-type="float" office:value="200.29">
            <text:p>200,29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18" table:formula="of:=AVERAGE([.C21:.E21])" office:value-type="float" office:value="113.333333333333">
            <text:p>113</text:p>
          </table:table-cell>
          <table:table-cell table:style-name="ce14" table:formula="of:=ABS([.C21]-[.F21])/[.F21]" office:value-type="percentage" office:value="0.0852941176470589">
            <text:p>8,53%</text:p>
          </table:table-cell>
          <table:table-cell table:style-name="ce14" table:formula="of:=ABS([.D21]-[.F21])/[.F21]" office:value-type="percentage" office:value="0.0470588235294117">
            <text:p>4,71%</text:p>
          </table:table-cell>
          <table:table-cell table:style-name="ce14" table:formula="of:=ABS([.E21]-[.F21])/[.F21]" office:value-type="percentage" office:value="0.038235294117647">
            <text:p>3,82%</text:p>
          </table:table-cell>
          <table:table-cell/>
          <table:table-cell office:value-type="float" office:value="244.9">
            <text:p>244,9</text:p>
          </table:table-cell>
          <table:table-cell office:value-type="float" office:value="206.67">
            <text:p>206,6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style-name="ce18" table:formula="of:=AVERAGE([.M21:.O21])" office:value-type="float" office:value="92">
            <text:p>92</text:p>
          </table:table-cell>
          <table:table-cell table:style-name="ce14" table:formula="of:=ABS([.M21]-[.P21])/[.P21]" office:value-type="percentage" office:value="0.0217391304347826">
            <text:p>2,17%</text:p>
          </table:table-cell>
          <table:table-cell table:style-name="ce14" table:formula="of:=ABS([.N21]-[.P21])/[.P21]" office:value-type="percentage" office:value="0.0326086956521739">
            <text:p>3,26%</text:p>
          </table:table-cell>
          <table:table-cell table:style-name="ce14" table:formula="of:=ABS([.O21]-[.P21])/[.P21]" office:value-type="percentage" office:value="0.0543478260869565">
            <text:p>5,43%</text:p>
          </table:table-cell>
          <table:table-cell table:number-columns-repeated="1005"/>
        </table:table-row>
        <table:table-row table:style-name="ro2">
          <table:table-cell office:value-type="float" office:value="208.1">
            <text:p>208,1</text:p>
          </table:table-cell>
          <table:table-cell office:value-type="float" office:value="211.28">
            <text:p>211,2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8">
            <text:p>88</text:p>
          </table:table-cell>
          <table:table-cell table:style-name="ce18" table:formula="of:=AVERAGE([.C22:.E22])" office:value-type="float" office:value="93">
            <text:p>93</text:p>
          </table:table-cell>
          <table:table-cell table:style-name="ce14" table:formula="of:=ABS([.C22]-[.F22])/[.F22]" office:value-type="percentage" office:value="0.10752688172043">
            <text:p>10,75%</text:p>
          </table:table-cell>
          <table:table-cell table:style-name="ce14" table:formula="of:=ABS([.D22]-[.F22])/[.F22]" office:value-type="percentage" office:value="0.0537634408602151">
            <text:p>5,38%</text:p>
          </table:table-cell>
          <table:table-cell table:style-name="ce14" table:formula="of:=ABS([.E22]-[.F22])/[.F22]" office:value-type="percentage" office:value="0.0537634408602151">
            <text:p>5,38%</text:p>
          </table:table-cell>
          <table:table-cell/>
          <table:table-cell office:value-type="float" office:value="257">
            <text:p>257</text:p>
          </table:table-cell>
          <table:table-cell office:value-type="float" office:value="215.09">
            <text:p>215,0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table:style-name="ce18" table:formula="of:=AVERAGE([.M22:.O22])" office:value-type="float" office:value="78">
            <text:p>78</text:p>
          </table:table-cell>
          <table:table-cell table:style-name="ce14" table:formula="of:=ABS([.M22]-[.P22])/[.P22]" office:value-type="percentage" office:value="0.0384615384615385">
            <text:p>3,85%</text:p>
          </table:table-cell>
          <table:table-cell table:style-name="ce14" table:formula="of:=ABS([.N22]-[.P22])/[.P22]" office:value-type="percentage" office:value="0.0256410256410256">
            <text:p>2,56%</text:p>
          </table:table-cell>
          <table:table-cell table:style-name="ce14" table:formula="of:=ABS([.O22]-[.P22])/[.P22]" office:value-type="percentage" office:value="0.0641025641025641">
            <text:p>6,41%</text:p>
          </table:table-cell>
          <table:table-cell table:number-columns-repeated="1005"/>
        </table:table-row>
        <table:table-row table:style-name="ro2">
          <table:table-cell office:value-type="float" office:value="217.6">
            <text:p>217,6</text:p>
          </table:table-cell>
          <table:table-cell office:value-type="float" office:value="222.55">
            <text:p>222,55</text:p>
          </table:table-cell>
          <table:table-cell office:value-type="float" office:value="88">
            <text:p>88</text:p>
          </table:table-cell>
          <table:table-cell table:number-columns-repeated="2" office:value-type="float" office:value="74">
            <text:p>74</text:p>
          </table:table-cell>
          <table:table-cell table:style-name="ce18" table:formula="of:=AVERAGE([.C23:.E23])" office:value-type="float" office:value="78.6666666666667">
            <text:p>79</text:p>
          </table:table-cell>
          <table:table-cell table:style-name="ce14" table:formula="of:=ABS([.C23]-[.F23])/[.F23]" office:value-type="percentage" office:value="0.11864406779661">
            <text:p>11,86%</text:p>
          </table:table-cell>
          <table:table-cell table:style-name="ce14" table:formula="of:=ABS([.D23]-[.F23])/[.F23]" office:value-type="percentage" office:value="0.0593220338983051">
            <text:p>5,93%</text:p>
          </table:table-cell>
          <table:table-cell table:style-name="ce14" table:formula="of:=ABS([.E23]-[.F23])/[.F23]" office:value-type="percentage" office:value="0.0593220338983051">
            <text:p>5,93%</text:p>
          </table:table-cell>
          <table:table-cell/>
          <table:table-cell office:value-type="float" office:value="290">
            <text:p>290</text:p>
          </table:table-cell>
          <table:table-cell office:value-type="float" office:value="221.7">
            <text:p>221,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style-name="ce18" table:formula="of:=AVERAGE([.M23:.O23])" office:value-type="float" office:value="72">
            <text:p>72</text:p>
          </table:table-cell>
          <table:table-cell table:style-name="ce14" table:formula="of:=ABS([.M23]-[.P23])/[.P23]" office:value-type="percentage" office:value="0.0277777777777778">
            <text:p>2,78%</text:p>
          </table:table-cell>
          <table:table-cell table:style-name="ce14" table:formula="of:=ABS([.N23]-[.P23])/[.P23]" office:value-type="percentage" office:value="0.0416666666666667">
            <text:p>4,17%</text:p>
          </table:table-cell>
          <table:table-cell table:style-name="ce14" table:formula="of:=ABS([.O23]-[.P23])/[.P23]" office:value-type="percentage" office:value="0.0694444444444444">
            <text:p>6,94%</text:p>
          </table:table-cell>
          <table:table-cell table:number-columns-repeated="1005"/>
        </table:table-row>
        <table:table-row table:style-name="ro2">
          <table:table-cell office:value-type="float" office:value="226.8">
            <text:p>226,8</text:p>
          </table:table-cell>
          <table:table-cell office:value-type="float" office:value="232.31">
            <text:p>232,31</text:p>
          </table:table-cell>
          <table:table-cell office:value-type="float" office:value="74">
            <text:p>74</text:p>
          </table:table-cell>
          <table:table-cell table:number-columns-repeated="2" office:value-type="float" office:value="63">
            <text:p>63</text:p>
          </table:table-cell>
          <table:table-cell table:style-name="ce18" table:formula="of:=AVERAGE([.C24:.E24])" office:value-type="float" office:value="66.6666666666667">
            <text:p>67</text:p>
          </table:table-cell>
          <table:table-cell table:style-name="ce14" table:formula="of:=ABS([.C24]-[.F24])/[.F24]" office:value-type="percentage" office:value="0.11">
            <text:p>11,00%</text:p>
          </table:table-cell>
          <table:table-cell table:style-name="ce14" table:formula="of:=ABS([.D24]-[.F24])/[.F24]" office:value-type="percentage" office:value="0.0550000000000001">
            <text:p>5,50%</text:p>
          </table:table-cell>
          <table:table-cell table:style-name="ce14" table:formula="of:=ABS([.E24]-[.F24])/[.F24]" office:value-type="percentage" office:value="0.0550000000000001">
            <text:p>5,50%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6" table:style-name="ta1">
        <table:shapes>
          <draw:frame draw:z-index="0" draw:style-name="gr1" svg:width="18.461cm" svg:height="9.076cm" svg:x="0.165cm" svg:y="13.233cm">
            <draw:object draw:notify-on-update-of-ranges="Planilha6.C2:Planilha6.C24 Planilha6.C1:Planilha6.C1 Planilha6.A2:Planilha6.A24 Planilha6.D2:Planilha6.D24 Planilha6.D1:Planilha6.D1 Planilha6.A2:Planilha6.A24 Planilha6.E2:Planilha6.E24 Planilha6.E1:Planilha6.E1 Planilha6.A2:Planilha6.A2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8.461cm" svg:height="9.076cm" svg:x="21.553cm" svg:y="13.587cm">
            <draw:object draw:notify-on-update-of-ranges="Planilha6.M2:Planilha6.M23 Planilha6.C1:Planilha6.C1 Planilha6.K2:Planilha6.K23 Planilha6.N2:Planilha6.N23 Planilha6.D1:Planilha6.D1 Planilha6.K2:Planilha6.K23 Planilha6.O2:Planilha6.O23 Planilha6.E1:Planilha6.E1 Planilha6.K2:Planilha6.K2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28.359cm" svg:height="18.069cm" svg:x="6.397cm" svg:y="24.546cm">
            <draw:object draw:notify-on-update-of-ranges="'Teste lote 3'.M2:'Teste lote 3'.M23 'Teste lote 3'.C1:'Teste lote 3'.C1 'Teste lote 3'.K2:'Teste lote 3'.K23 'Teste lote 3'.M2:'Teste lote 3'.M23 'Teste lote 3'.M1:'Teste lote 3'.M1 'Teste lote 3'.K2:'Teste lote 3'.K23 'Teste lote 3'.N2:'Teste lote 3'.N23 'Teste lote 3'.N1:'Teste lote 3'.N1 'Teste lote 3'.K2:'Teste lote 3'.K23 'Teste lote 3'.N2:'Teste lote 3'.N23 'Teste lote 3'.D1:'Teste lote 3'.D1 'Teste lote 3'.K2:'Teste lote 3'.K23 'Teste lote 3'.O2:'Teste lote 3'.O23 'Teste lote 3'.E1:'Teste lote 3'.E1 'Teste lote 3'.K2:'Teste lote 3'.K23 'Teste lote 3'.O2:'Teste lote 3'.O23 'Teste lote 3'.O1:'Teste lote 3'.O1 'Teste lote 3'.K2:'Teste lote 3'.K23 'AT novo'.C2:'AT novo'.C21 'AT novo'.C1:'AT novo'.C1 'AT novo'.B2:'AT novo'.B2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number-columns-repeated="1024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number-columns-repeated="1005"/>
        </table:table-row>
        <table:table-row table:style-name="ro2">
          <table:table-cell office:value-type="float" office:value="26.8">
            <text:p>26,8</text:p>
          </table:table-cell>
          <table:table-cell office:value-type="float" office:value="27.91">
            <text:p>27,91</text:p>
          </table:table-cell>
          <table:table-cell office:value-type="float" office:value="971">
            <text:p>971</text:p>
          </table:table-cell>
          <table:table-cell table:number-columns-repeated="2" office:value-type="float" office:value="972">
            <text:p>972</text:p>
          </table:table-cell>
          <table:table-cell table:style-name="ce18" table:formula="of:=AVERAGE([.C2:.E2])" office:value-type="float" office:value="971.666666666667">
            <text:p>972</text:p>
          </table:table-cell>
          <table:table-cell table:style-name="ce14" table:formula="of:=ABS([.C2]-[.F2])/[.F2]" office:value-type="percentage" office:value="0.000686106346483666">
            <text:p>0,07%</text:p>
          </table:table-cell>
          <table:table-cell table:style-name="ce14" table:formula="of:=ABS([.D2]-[.F2])/[.F2]" office:value-type="percentage" office:value="0.000343053173241891">
            <text:p>0,03%</text:p>
          </table:table-cell>
          <table:table-cell table:style-name="ce14" table:formula="of:=ABS([.E2]-[.F2])/[.F2]" office:value-type="percentage" office:value="0.000343053173241891">
            <text:p>0,03%</text:p>
          </table:table-cell>
          <table:table-cell/>
          <table:table-cell office:value-type="float" office:value="23.3">
            <text:p>23,3</text:p>
          </table:table-cell>
          <table:table-cell office:value-type="float" office:value="24.03">
            <text:p>24,03</text:p>
          </table:table-cell>
          <table:table-cell table:number-columns-repeated="3" office:value-type="float" office:value="980">
            <text:p>980</text:p>
          </table:table-cell>
          <table:table-cell table:style-name="ce18" table:formula="of:=AVERAGE([.M2:.O2])" office:value-type="float" office:value="980">
            <text:p>980</text:p>
          </table:table-cell>
          <table:table-cell table:style-name="ce14" table:formula="of:=ABS([.M2]-[.P2])/[.P2]" office:value-type="percentage" office:value="0">
            <text:p>0,00%</text:p>
          </table:table-cell>
          <table:table-cell table:style-name="ce14" table:formula="of:=ABS([.N2]-[.P2])/[.P2]" office:value-type="percentage" office:value="0">
            <text:p>0,00%</text:p>
          </table:table-cell>
          <table:table-cell table:style-name="ce14" table:formula="of:=ABS([.O2]-[.P2])/[.P2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32.3">
            <text:p>32,3</text:p>
          </table:table-cell>
          <table:table-cell office:value-type="float" office:value="32.75">
            <text:p>32,75</text:p>
          </table:table-cell>
          <table:table-cell table:number-columns-repeated="2" office:value-type="float" office:value="960">
            <text:p>960</text:p>
          </table:table-cell>
          <table:table-cell office:value-type="float" office:value="958">
            <text:p>958</text:p>
          </table:table-cell>
          <table:table-cell table:style-name="ce18" table:formula="of:=AVERAGE([.C3:.E3])" office:value-type="float" office:value="959.333333333333">
            <text:p>959</text:p>
          </table:table-cell>
          <table:table-cell table:style-name="ce14" table:formula="of:=ABS([.C3]-[.F3])/[.F3]" office:value-type="percentage" office:value="0.000694927032661531">
            <text:p>0,07%</text:p>
          </table:table-cell>
          <table:table-cell table:style-name="ce14" table:formula="of:=ABS([.D3]-[.F3])/[.F3]" office:value-type="percentage" office:value="0.000694927032661531">
            <text:p>0,07%</text:p>
          </table:table-cell>
          <table:table-cell table:style-name="ce14" table:formula="of:=ABS([.E3]-[.F3])/[.F3]" office:value-type="percentage" office:value="0.00138985406532318">
            <text:p>0,14%</text:p>
          </table:table-cell>
          <table:table-cell/>
          <table:table-cell office:value-type="float" office:value="35.3">
            <text:p>35,3</text:p>
          </table:table-cell>
          <table:table-cell office:value-type="float" office:value="34.86">
            <text:p>34,86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54">
            <text:p>954</text:p>
          </table:table-cell>
          <table:table-cell table:style-name="ce18" table:formula="of:=AVERAGE([.M3:.O3])" office:value-type="float" office:value="953.666666666667">
            <text:p>954</text:p>
          </table:table-cell>
          <table:table-cell table:style-name="ce14" table:formula="of:=ABS([.M3]-[.P3])/[.P3]" office:value-type="percentage" office:value="0.00069905627403002">
            <text:p>0,07%</text:p>
          </table:table-cell>
          <table:table-cell table:style-name="ce14" table:formula="of:=ABS([.N3]-[.P3])/[.P3]" office:value-type="percentage" office:value="0.000349528137015069">
            <text:p>0,03%</text:p>
          </table:table-cell>
          <table:table-cell table:style-name="ce14" table:formula="of:=ABS([.O3]-[.P3])/[.P3]" office:value-type="percentage" office:value="0.000349528137015069">
            <text:p>0,03%</text:p>
          </table:table-cell>
          <table:table-cell table:number-columns-repeated="1005"/>
        </table:table-row>
        <table:table-row table:style-name="ro2">
          <table:table-cell office:value-type="float" office:value="42.7">
            <text:p>42,7</text:p>
          </table:table-cell>
          <table:table-cell office:value-type="float" office:value="42.66">
            <text:p>42,66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26">
            <text:p>926</text:p>
          </table:table-cell>
          <table:table-cell table:style-name="ce18" table:formula="of:=AVERAGE([.C4:.E4])" office:value-type="float" office:value="927.666666666667">
            <text:p>928</text:p>
          </table:table-cell>
          <table:table-cell table:style-name="ce14" table:formula="of:=ABS([.C4]-[.F4])/[.F4]" office:value-type="percentage" office:value="0.000359324469996448">
            <text:p>0,04%</text:p>
          </table:table-cell>
          <table:table-cell table:style-name="ce14" table:formula="of:=ABS([.D4]-[.F4])/[.F4]" office:value-type="percentage" office:value="0.00143729787998567">
            <text:p>0,14%</text:p>
          </table:table-cell>
          <table:table-cell table:style-name="ce14" table:formula="of:=ABS([.E4]-[.F4])/[.F4]" office:value-type="percentage" office:value="0.00179662234998199">
            <text:p>0,18%</text:p>
          </table:table-cell>
          <table:table-cell/>
          <table:table-cell office:value-type="float" office:value="46.4">
            <text:p>46,4</text:p>
          </table:table-cell>
          <table:table-cell office:value-type="float" office:value="44.35">
            <text:p>44,35</text:p>
          </table:table-cell>
          <table:table-cell office:value-type="float" office:value="920">
            <text:p>920</text:p>
          </table:table-cell>
          <table:table-cell table:number-columns-repeated="2" office:value-type="float" office:value="922">
            <text:p>922</text:p>
          </table:table-cell>
          <table:table-cell table:style-name="ce18" table:formula="of:=AVERAGE([.M4:.O4])" office:value-type="float" office:value="921.333333333333">
            <text:p>921</text:p>
          </table:table-cell>
          <table:table-cell table:style-name="ce14" table:formula="of:=ABS([.M4]-[.P4])/[.P4]" office:value-type="percentage" office:value="0.0014471780028944">
            <text:p>0,14%</text:p>
          </table:table-cell>
          <table:table-cell table:style-name="ce14" table:formula="of:=ABS([.N4]-[.P4])/[.P4]" office:value-type="percentage" office:value="0.000723589001447137">
            <text:p>0,07%</text:p>
          </table:table-cell>
          <table:table-cell table:style-name="ce14" table:formula="of:=ABS([.O4]-[.P4])/[.P4]" office:value-type="percentage" office:value="0.000723589001447137">
            <text:p>0,07%</text:p>
          </table:table-cell>
          <table:table-cell table:number-columns-repeated="1005"/>
        </table:table-row>
        <table:table-row table:style-name="ro2">
          <table:table-cell office:value-type="float" office:value="53.5">
            <text:p>53,5</text:p>
          </table:table-cell>
          <table:table-cell office:value-type="float" office:value="52.39">
            <text:p>52,39</text:p>
          </table:table-cell>
          <table:table-cell office:value-type="float" office:value="886">
            <text:p>886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table:style-name="ce18" table:formula="of:=AVERAGE([.C5:.E5])" office:value-type="float" office:value="885.666666666667">
            <text:p>886</text:p>
          </table:table-cell>
          <table:table-cell table:style-name="ce14" table:formula="of:=ABS([.C5]-[.F5])/[.F5]" office:value-type="percentage" office:value="0.000376364320662444">
            <text:p>0,04%</text:p>
          </table:table-cell>
          <table:table-cell table:style-name="ce14" table:formula="of:=ABS([.D5]-[.F5])/[.F5]" office:value-type="percentage" office:value="0.00376364320662405">
            <text:p>0,38%</text:p>
          </table:table-cell>
          <table:table-cell table:style-name="ce14" table:formula="of:=ABS([.E5]-[.F5])/[.F5]" office:value-type="percentage" office:value="0.00414000752728637">
            <text:p>0,41%</text:p>
          </table:table-cell>
          <table:table-cell/>
          <table:table-cell office:value-type="float" office:value="55.2">
            <text:p>55,2</text:p>
          </table:table-cell>
          <table:table-cell office:value-type="float" office:value="52.81">
            <text:p>52,81</text:p>
          </table:table-cell>
          <table:table-cell office:value-type="float" office:value="885">
            <text:p>885</text:p>
          </table:table-cell>
          <table:table-cell office:value-type="float" office:value="887">
            <text:p>887</text:p>
          </table:table-cell>
          <table:table-cell office:value-type="float" office:value="879">
            <text:p>879</text:p>
          </table:table-cell>
          <table:table-cell table:style-name="ce18" table:formula="of:=AVERAGE([.M5:.O5])" office:value-type="float" office:value="883.666666666667">
            <text:p>884</text:p>
          </table:table-cell>
          <table:table-cell table:style-name="ce14" table:formula="of:=ABS([.M5]-[.P5])/[.P5]" office:value-type="percentage" office:value="0.00150886457940404">
            <text:p>0,15%</text:p>
          </table:table-cell>
          <table:table-cell table:style-name="ce14" table:formula="of:=ABS([.N5]-[.P5])/[.P5]" office:value-type="percentage" office:value="0.00377216144851004">
            <text:p>0,38%</text:p>
          </table:table-cell>
          <table:table-cell table:style-name="ce14" table:formula="of:=ABS([.O5]-[.P5])/[.P5]" office:value-type="percentage" office:value="0.00528102602791395">
            <text:p>0,53%</text:p>
          </table:table-cell>
          <table:table-cell table:number-columns-repeated="1005"/>
        </table:table-row>
        <table:table-row table:style-name="ro2">
          <table:table-cell office:value-type="float" office:value="63.2">
            <text:p>63,2</text:p>
          </table:table-cell>
          <table:table-cell office:value-type="float" office:value="62.02">
            <text:p>62,02</text:p>
          </table:table-cell>
          <table:table-cell office:value-type="float" office:value="842">
            <text:p>842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style-name="ce18" table:formula="of:=AVERAGE([.C6:.E6])" office:value-type="float" office:value="840.333333333333">
            <text:p>840</text:p>
          </table:table-cell>
          <table:table-cell table:style-name="ce14" table:formula="of:=ABS([.C6]-[.F6])/[.F6]" office:value-type="percentage" office:value="0.00198333994446644">
            <text:p>0,20%</text:p>
          </table:table-cell>
          <table:table-cell table:style-name="ce14" table:formula="of:=ABS([.D6]-[.F6])/[.F6]" office:value-type="percentage" office:value="0.0055533518445061">
            <text:p>0,56%</text:p>
          </table:table-cell>
          <table:table-cell table:style-name="ce14" table:formula="of:=ABS([.E6]-[.F6])/[.F6]" office:value-type="percentage" office:value="0.00753669178897267">
            <text:p>0,75%</text:p>
          </table:table-cell>
          <table:table-cell/>
          <table:table-cell office:value-type="float" office:value="64.7">
            <text:p>64,7</text:p>
          </table:table-cell>
          <table:table-cell office:value-type="float" office:value="61.69">
            <text:p>61,69</text:p>
          </table:table-cell>
          <table:table-cell table:number-columns-repeated="2" office:value-type="float" office:value="846">
            <text:p>846</text:p>
          </table:table-cell>
          <table:table-cell office:value-type="float" office:value="847">
            <text:p>847</text:p>
          </table:table-cell>
          <table:table-cell table:style-name="ce18" table:formula="of:=AVERAGE([.M6:.O6])" office:value-type="float" office:value="846.333333333333">
            <text:p>846</text:p>
          </table:table-cell>
          <table:table-cell table:style-name="ce14" table:formula="of:=ABS([.M6]-[.P6])/[.P6]" office:value-type="percentage" office:value="0.000393855848759399">
            <text:p>0,04%</text:p>
          </table:table-cell>
          <table:table-cell table:style-name="ce14" table:formula="of:=ABS([.N6]-[.P6])/[.P6]" office:value-type="percentage" office:value="0.000393855848759399">
            <text:p>0,04%</text:p>
          </table:table-cell>
          <table:table-cell table:style-name="ce14" table:formula="of:=ABS([.O6]-[.P6])/[.P6]" office:value-type="percentage" office:value="0.000787711697518663">
            <text:p>0,08%</text:p>
          </table:table-cell>
          <table:table-cell table:number-columns-repeated="1005"/>
        </table:table-row>
        <table:table-row table:style-name="ro2">
          <table:table-cell office:value-type="float" office:value="72.9">
            <text:p>72,9</text:p>
          </table:table-cell>
          <table:table-cell office:value-type="float" office:value="71.89">
            <text:p>71,89</text:p>
          </table:table-cell>
          <table:table-cell office:value-type="float" office:value="779">
            <text:p>779</text:p>
          </table:table-cell>
          <table:table-cell office:value-type="float" office:value="785">
            <text:p>785</text:p>
          </table:table-cell>
          <table:table-cell office:value-type="float" office:value="770">
            <text:p>770</text:p>
          </table:table-cell>
          <table:table-cell table:style-name="ce18" table:formula="of:=AVERAGE([.C7:.E7])" office:value-type="float" office:value="778">
            <text:p>778</text:p>
          </table:table-cell>
          <table:table-cell table:style-name="ce14" table:formula="of:=ABS([.C7]-[.F7])/[.F7]" office:value-type="percentage" office:value="0.0012853470437018">
            <text:p>0,13%</text:p>
          </table:table-cell>
          <table:table-cell table:style-name="ce14" table:formula="of:=ABS([.D7]-[.F7])/[.F7]" office:value-type="percentage" office:value="0.0089974293059126">
            <text:p>0,90%</text:p>
          </table:table-cell>
          <table:table-cell table:style-name="ce14" table:formula="of:=ABS([.E7]-[.F7])/[.F7]" office:value-type="percentage" office:value="0.0102827763496144">
            <text:p>1,03%</text:p>
          </table:table-cell>
          <table:table-cell/>
          <table:table-cell office:value-type="float" office:value="75.9">
            <text:p>75,9</text:p>
          </table:table-cell>
          <table:table-cell office:value-type="float" office:value="71.23">
            <text:p>71,23</text:p>
          </table:table-cell>
          <table:table-cell table:number-columns-repeated="2" table:style-name="ce3" office:value-type="float" office:value="789">
            <text:p>789</text:p>
          </table:table-cell>
          <table:table-cell table:style-name="ce3" office:value-type="float" office:value="787">
            <text:p>787</text:p>
          </table:table-cell>
          <table:table-cell table:style-name="ce18" table:formula="of:=AVERAGE([.M7:.O7])" office:value-type="float" office:value="788.333333333333">
            <text:p>788</text:p>
          </table:table-cell>
          <table:table-cell table:style-name="ce14" table:formula="of:=ABS([.M7]-[.P7])/[.P7]" office:value-type="percentage" office:value="0.000845665961944984">
            <text:p>0,08%</text:p>
          </table:table-cell>
          <table:table-cell table:style-name="ce14" table:formula="of:=ABS([.N7]-[.P7])/[.P7]" office:value-type="percentage" office:value="0.000845665961944984">
            <text:p>0,08%</text:p>
          </table:table-cell>
          <table:table-cell table:style-name="ce14" table:formula="of:=ABS([.O7]-[.P7])/[.P7]" office:value-type="percentage" office:value="0.00169133192389011">
            <text:p>0,17%</text:p>
          </table:table-cell>
          <table:table-cell table:number-columns-repeated="1005"/>
        </table:table-row>
        <table:table-row table:style-name="ro2">
          <table:table-cell office:value-type="float" office:value="72.4">
            <text:p>72,4</text:p>
          </table:table-cell>
          <table:table-cell office:value-type="float" office:value="71.89">
            <text:p>71,89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 office:value-type="float" office:value="785">
            <text:p>785</text:p>
          </table:table-cell>
          <table:table-cell table:style-name="ce18" table:formula="of:=AVERAGE([.C8:.E8])" office:value-type="float" office:value="786.666666666667">
            <text:p>787</text:p>
          </table:table-cell>
          <table:table-cell table:style-name="ce14" table:formula="of:=ABS([.C8]-[.F8])/[.F8]" office:value-type="percentage" office:value="0.00466101694915249">
            <text:p>0,47%</text:p>
          </table:table-cell>
          <table:table-cell table:style-name="ce14" table:formula="of:=ABS([.D8]-[.F8])/[.F8]" office:value-type="percentage" office:value="0.0067796610169492">
            <text:p>0,68%</text:p>
          </table:table-cell>
          <table:table-cell table:style-name="ce14" table:formula="of:=ABS([.E8]-[.F8])/[.F8]" office:value-type="percentage" office:value="0.00211864406779656">
            <text:p>0,21%</text:p>
          </table:table-cell>
          <table:table-cell/>
          <table:table-cell office:value-type="float" office:value="86.1">
            <text:p>86,1</text:p>
          </table:table-cell>
          <table:table-cell office:value-type="float" office:value="80.92">
            <text:p>80,92</text:p>
          </table:table-cell>
          <table:table-cell office:value-type="float" office:value="732">
            <text:p>732</text:p>
          </table:table-cell>
          <table:table-cell table:number-columns-repeated="2" office:value-type="float" office:value="729">
            <text:p>729</text:p>
          </table:table-cell>
          <table:table-cell table:style-name="ce18" table:formula="of:=AVERAGE([.M8:.O8])" office:value-type="float" office:value="730">
            <text:p>730</text:p>
          </table:table-cell>
          <table:table-cell table:style-name="ce14" table:formula="of:=ABS([.M8]-[.P8])/[.P8]" office:value-type="percentage" office:value="0.00273972602739726">
            <text:p>0,27%</text:p>
          </table:table-cell>
          <table:table-cell table:style-name="ce14" table:formula="of:=ABS([.N8]-[.P8])/[.P8]" office:value-type="percentage" office:value="0.00136986301369863">
            <text:p>0,14%</text:p>
          </table:table-cell>
          <table:table-cell table:style-name="ce14" table:formula="of:=ABS([.O8]-[.P8])/[.P8]" office:value-type="percentage" office:value="0.00136986301369863">
            <text:p>0,14%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.74">
            <text:p>81,74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2">
            <text:p>722</text:p>
          </table:table-cell>
          <table:table-cell table:style-name="ce18" table:formula="of:=AVERAGE([.C9:.E9])" office:value-type="float" office:value="726.666666666667">
            <text:p>727</text:p>
          </table:table-cell>
          <table:table-cell table:style-name="ce14" table:formula="of:=ABS([.C9]-[.F9])/[.F9]" office:value-type="percentage" office:value="0.0114678899082569">
            <text:p>1,15%</text:p>
          </table:table-cell>
          <table:table-cell table:style-name="ce14" table:formula="of:=ABS([.D9]-[.F9])/[.F9]" office:value-type="percentage" office:value="0.00504587155963298">
            <text:p>0,50%</text:p>
          </table:table-cell>
          <table:table-cell table:style-name="ce14" table:formula="of:=ABS([.E9]-[.F9])/[.F9]" office:value-type="percentage" office:value="0.0064220183486238">
            <text:p>0,64%</text:p>
          </table:table-cell>
          <table:table-cell/>
          <table:table-cell office:value-type="float" office:value="98.9">
            <text:p>98,9</text:p>
          </table:table-cell>
          <table:table-cell office:value-type="float" office:value="90.61">
            <text:p>90,61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style-name="ce18" table:formula="of:=AVERAGE([.M9:.O9])" office:value-type="float" office:value="657">
            <text:p>657</text:p>
          </table:table-cell>
          <table:table-cell table:style-name="ce14" table:formula="of:=ABS([.M9]-[.P9])/[.P9]" office:value-type="percentage" office:value="0.0030441400304414">
            <text:p>0,30%</text:p>
          </table:table-cell>
          <table:table-cell table:style-name="ce14" table:formula="of:=ABS([.N9]-[.P9])/[.P9]" office:value-type="percentage" office:value="0.0015220700152207">
            <text:p>0,15%</text:p>
          </table:table-cell>
          <table:table-cell table:style-name="ce14" table:formula="of:=ABS([.O9]-[.P9])/[.P9]" office:value-type="percentage" office:value="0.0045662100456621">
            <text:p>0,46%</text:p>
          </table:table-cell>
          <table:table-cell table:number-columns-repeated="1005"/>
        </table:table-row>
        <table:table-row table:style-name="ro2">
          <table:table-cell office:value-type="float" office:value="92.6">
            <text:p>92,6</text:p>
          </table:table-cell>
          <table:table-cell office:value-type="float" office:value="91.57">
            <text:p>91,57</text:p>
          </table:table-cell>
          <table:table-cell office:value-type="float" office:value="667">
            <text:p>66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style-name="ce18" table:formula="of:=AVERAGE([.C10:.E10])" office:value-type="float" office:value="656">
            <text:p>656</text:p>
          </table:table-cell>
          <table:table-cell table:style-name="ce14" table:formula="of:=ABS([.C10]-[.F10])/[.F10]" office:value-type="percentage" office:value="0.0167682926829268">
            <text:p>1,68%</text:p>
          </table:table-cell>
          <table:table-cell table:style-name="ce14" table:formula="of:=ABS([.D10]-[.F10])/[.F10]" office:value-type="percentage" office:value="0.0076219512195122">
            <text:p>0,76%</text:p>
          </table:table-cell>
          <table:table-cell table:style-name="ce14" table:formula="of:=ABS([.E10]-[.F10])/[.F10]" office:value-type="percentage" office:value="0.00914634146341463">
            <text:p>0,91%</text:p>
          </table:table-cell>
          <table:table-cell/>
          <table:table-cell office:value-type="float" office:value="107.6">
            <text:p>107,6</text:p>
          </table:table-cell>
          <table:table-cell office:value-type="float" office:value="100.17">
            <text:p>100,17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style-name="ce18" table:formula="of:=AVERAGE([.M10:.O10])" office:value-type="float" office:value="591">
            <text:p>591</text:p>
          </table:table-cell>
          <table:table-cell table:style-name="ce14" table:formula="of:=ABS([.M10]-[.P10])/[.P10]" office:value-type="percentage" office:value="0.00676818950930626">
            <text:p>0,68%</text:p>
          </table:table-cell>
          <table:table-cell table:style-name="ce14" table:formula="of:=ABS([.N10]-[.P10])/[.P10]" office:value-type="percentage" office:value="0.00507614213197969">
            <text:p>0,51%</text:p>
          </table:table-cell>
          <table:table-cell table:style-name="ce14" table:formula="of:=ABS([.O10]-[.P10])/[.P10]" office:value-type="percentage" office:value="0.00169204737732657">
            <text:p>0,17%</text:p>
          </table:table-cell>
          <table:table-cell table:number-columns-repeated="1005"/>
        </table:table-row>
        <table:table-row table:style-name="ro2">
          <table:table-cell office:value-type="float" office:value="102.3">
            <text:p>102,3</text:p>
          </table:table-cell>
          <table:table-cell office:value-type="float" office:value="101.4">
            <text:p>101,4</text:p>
          </table:table-cell>
          <table:table-cell office:value-type="float" office:value="599">
            <text:p>599</text:p>
          </table:table-cell>
          <table:table-cell office:value-type="float" office:value="579">
            <text:p>579</text:p>
          </table:table-cell>
          <table:table-cell office:value-type="float" office:value="578">
            <text:p>578</text:p>
          </table:table-cell>
          <table:table-cell table:style-name="ce18" table:formula="of:=AVERAGE([.C11:.E11])" office:value-type="float" office:value="585.333333333333">
            <text:p>585</text:p>
          </table:table-cell>
          <table:table-cell table:style-name="ce14" table:formula="of:=ABS([.C11]-[.F11])/[.F11]" office:value-type="percentage" office:value="0.0233485193621867">
            <text:p>2,33%</text:p>
          </table:table-cell>
          <table:table-cell table:style-name="ce14" table:formula="of:=ABS([.D11]-[.F11])/[.F11]" office:value-type="percentage" office:value="0.0108200455580866">
            <text:p>1,08%</text:p>
          </table:table-cell>
          <table:table-cell table:style-name="ce14" table:formula="of:=ABS([.E11]-[.F11])/[.F11]" office:value-type="percentage" office:value="0.0125284738041003">
            <text:p>1,25%</text:p>
          </table:table-cell>
          <table:table-cell/>
          <table:table-cell office:value-type="float" office:value="118.5">
            <text:p>118,5</text:p>
          </table:table-cell>
          <table:table-cell office:value-type="float" office:value="109.97">
            <text:p>109,97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517">
            <text:p>517</text:p>
          </table:table-cell>
          <table:table-cell table:style-name="ce18" table:formula="of:=AVERAGE([.M11:.O11])" office:value-type="float" office:value="518.666666666667">
            <text:p>519</text:p>
          </table:table-cell>
          <table:table-cell table:style-name="ce14" table:formula="of:=ABS([.M11]-[.P11])/[.P11]" office:value-type="percentage" office:value="0.00321336760925443">
            <text:p>0,32%</text:p>
          </table:table-cell>
          <table:table-cell table:style-name="ce14" table:formula="of:=ABS([.N11]-[.P11])/[.P11]" office:value-type="percentage" office:value="0.00642673521850907">
            <text:p>0,64%</text:p>
          </table:table-cell>
          <table:table-cell table:style-name="ce14" table:formula="of:=ABS([.O11]-[.P11])/[.P11]" office:value-type="percentage" office:value="0.00321336760925443">
            <text:p>0,32%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1.33">
            <text:p>111,33</text:p>
          </table:table-cell>
          <table:table-cell office:value-type="float" office:value="527">
            <text:p>527</text:p>
          </table:table-cell>
          <table:table-cell office:value-type="float" office:value="507">
            <text:p>507</text:p>
          </table:table-cell>
          <table:table-cell office:value-type="float" office:value="505">
            <text:p>505</text:p>
          </table:table-cell>
          <table:table-cell table:style-name="ce18" table:formula="of:=AVERAGE([.C12:.E12])" office:value-type="float" office:value="513">
            <text:p>513</text:p>
          </table:table-cell>
          <table:table-cell table:style-name="ce14" table:formula="of:=ABS([.C12]-[.F12])/[.F12]" office:value-type="percentage" office:value="0.0272904483430799">
            <text:p>2,73%</text:p>
          </table:table-cell>
          <table:table-cell table:style-name="ce14" table:formula="of:=ABS([.D12]-[.F12])/[.F12]" office:value-type="percentage" office:value="0.0116959064327485">
            <text:p>1,17%</text:p>
          </table:table-cell>
          <table:table-cell table:style-name="ce14" table:formula="of:=ABS([.E12]-[.F12])/[.F12]" office:value-type="percentage" office:value="0.0155945419103314">
            <text:p>1,56%</text:p>
          </table:table-cell>
          <table:table-cell/>
          <table:table-cell office:value-type="float" office:value="132.5">
            <text:p>132,5</text:p>
          </table:table-cell>
          <table:table-cell office:value-type="float" office:value="119.97">
            <text:p>119,97</text:p>
          </table:table-cell>
          <table:table-cell office:value-type="float" office:value="448">
            <text:p>448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table:style-name="ce18" table:formula="of:=AVERAGE([.M12:.O12])" office:value-type="float" office:value="446.666666666667">
            <text:p>447</text:p>
          </table:table-cell>
          <table:table-cell table:style-name="ce14" table:formula="of:=ABS([.M12]-[.P12])/[.P12]" office:value-type="percentage" office:value="0.00298507462686563">
            <text:p>0,30%</text:p>
          </table:table-cell>
          <table:table-cell table:style-name="ce14" table:formula="of:=ABS([.N12]-[.P12])/[.P12]" office:value-type="percentage" office:value="0.00820895522388064">
            <text:p>0,82%</text:p>
          </table:table-cell>
          <table:table-cell table:style-name="ce14" table:formula="of:=ABS([.O12]-[.P12])/[.P12]" office:value-type="percentage" office:value="0.00522388059701488">
            <text:p>0,52%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121.8">
            <text:p>121,8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5">
            <text:p>435</text:p>
          </table:table-cell>
          <table:table-cell table:style-name="ce18" table:formula="of:=AVERAGE([.C13:.E13])" office:value-type="float" office:value="435.333333333333">
            <text:p>435</text:p>
          </table:table-cell>
          <table:table-cell table:style-name="ce14" table:formula="of:=ABS([.C13]-[.F13])/[.F13]" office:value-type="percentage" office:value="0.000765696784073463">
            <text:p>0,08%</text:p>
          </table:table-cell>
          <table:table-cell table:style-name="ce14" table:formula="of:=ABS([.D13]-[.F13])/[.F13]" office:value-type="percentage" office:value="0.00153139356814706">
            <text:p>0,15%</text:p>
          </table:table-cell>
          <table:table-cell table:style-name="ce14" table:formula="of:=ABS([.E13]-[.F13])/[.F13]" office:value-type="percentage" office:value="0.000765696784073463">
            <text:p>0,08%</text:p>
          </table:table-cell>
          <table:table-cell/>
          <table:table-cell office:value-type="float" office:value="144.6">
            <text:p>144,6</text:p>
          </table:table-cell>
          <table:table-cell office:value-type="float" office:value="129.42">
            <text:p>129,42</text:p>
          </table:table-cell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table:style-name="ce18" table:formula="of:=AVERAGE([.M13:.O13])" office:value-type="float" office:value="381.333333333333">
            <text:p>381</text:p>
          </table:table-cell>
          <table:table-cell table:style-name="ce14" table:formula="of:=ABS([.M13]-[.P13])/[.P13]" office:value-type="percentage" office:value="0.0166083916083916">
            <text:p>1,66%</text:p>
          </table:table-cell>
          <table:table-cell table:style-name="ce14" table:formula="of:=ABS([.N13]-[.P13])/[.P13]" office:value-type="percentage" office:value="0.00699300699300704">
            <text:p>0,70%</text:p>
          </table:table-cell>
          <table:table-cell table:style-name="ce14" table:formula="of:=ABS([.O13]-[.P13])/[.P13]" office:value-type="percentage" office:value="0.00961538461538467">
            <text:p>0,96%</text:p>
          </table:table-cell>
          <table:table-cell table:number-columns-repeated="1005"/>
        </table:table-row>
        <table:table-row table:style-name="ro2">
          <table:table-cell office:value-type="float" office:value="130.9">
            <text:p>130,9</text:p>
          </table:table-cell>
          <table:table-cell office:value-type="float" office:value="130.94">
            <text:p>130,94</text:p>
          </table:table-cell>
          <table:table-cell table:style-name="ce17" office:value-type="float" office:value="398">
            <text:p>398</text:p>
          </table:table-cell>
          <table:table-cell office:value-type="float" office:value="375">
            <text:p>375</text:p>
          </table:table-cell>
          <table:table-cell office:value-type="float" office:value="374">
            <text:p>374</text:p>
          </table:table-cell>
          <table:table-cell table:style-name="ce18" table:formula="of:=AVERAGE([.C14:.E14])" office:value-type="float" office:value="382.333333333333">
            <text:p>382</text:p>
          </table:table-cell>
          <table:table-cell table:style-name="ce14" table:formula="of:=ABS([.C14]-[.F14])/[.F14]" office:value-type="percentage" office:value="0.0409764603312991">
            <text:p>4,10%</text:p>
          </table:table-cell>
          <table:table-cell table:style-name="ce14" table:formula="of:=ABS([.D14]-[.F14])/[.F14]" office:value-type="percentage" office:value="0.019180470793374">
            <text:p>1,92%</text:p>
          </table:table-cell>
          <table:table-cell table:style-name="ce14" table:formula="of:=ABS([.E14]-[.F14])/[.F14]" office:value-type="percentage" office:value="0.021795989537925">
            <text:p>2,18%</text:p>
          </table:table-cell>
          <table:table-cell/>
          <table:table-cell office:value-type="float" office:value="158.1">
            <text:p>158,1</text:p>
          </table:table-cell>
          <table:table-cell office:value-type="float" office:value="139.8">
            <text:p>139,8</text:p>
          </table:table-cell>
          <table:table-cell office:value-type="float" office:value="311">
            <text:p>311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style-name="ce18" table:formula="of:=AVERAGE([.M14:.O14])" office:value-type="float" office:value="316">
            <text:p>316</text:p>
          </table:table-cell>
          <table:table-cell table:style-name="ce14" table:formula="of:=ABS([.M14]-[.P14])/[.P14]" office:value-type="percentage" office:value="0.0158227848101266">
            <text:p>1,58%</text:p>
          </table:table-cell>
          <table:table-cell table:style-name="ce14" table:formula="of:=ABS([.N14]-[.P14])/[.P14]" office:value-type="percentage" office:value="0.00949367088607595">
            <text:p>0,95%</text:p>
          </table:table-cell>
          <table:table-cell table:style-name="ce14" table:formula="of:=ABS([.O14]-[.P14])/[.P14]" office:value-type="percentage" office:value="0.00632911392405063">
            <text:p>0,63%</text:p>
          </table:table-cell>
          <table:table-cell table:number-columns-repeated="100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0.93">
            <text:p>140,93</text:p>
          </table:table-cell>
          <table:table-cell office:value-type="float" office:value="338">
            <text:p>338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style-name="ce18" table:formula="of:=AVERAGE([.C15:.E15])" office:value-type="float" office:value="321.666666666667">
            <text:p>322</text:p>
          </table:table-cell>
          <table:table-cell table:style-name="ce14" table:formula="of:=ABS([.C15]-[.F15])/[.F15]" office:value-type="percentage" office:value="0.0507772020725388">
            <text:p>5,08%</text:p>
          </table:table-cell>
          <table:table-cell table:style-name="ce14" table:formula="of:=ABS([.D15]-[.F15])/[.F15]" office:value-type="percentage" office:value="0.0238341968911918">
            <text:p>2,38%</text:p>
          </table:table-cell>
          <table:table-cell table:style-name="ce14" table:formula="of:=ABS([.E15]-[.F15])/[.F15]" office:value-type="percentage" office:value="0.0269430051813472">
            <text:p>2,69%</text:p>
          </table:table-cell>
          <table:table-cell/>
          <table:table-cell office:value-type="float" office:value="171.4">
            <text:p>171,4</text:p>
          </table:table-cell>
          <table:table-cell office:value-type="float" office:value="149.46">
            <text:p>149,46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table:style-name="ce18" table:formula="of:=AVERAGE([.M15:.O15])" office:value-type="float" office:value="269">
            <text:p>269</text:p>
          </table:table-cell>
          <table:table-cell table:style-name="ce14" table:formula="of:=ABS([.M15]-[.P15])/[.P15]" office:value-type="percentage" office:value="0.0260223048327138">
            <text:p>2,60%</text:p>
          </table:table-cell>
          <table:table-cell table:style-name="ce14" table:formula="of:=ABS([.N15]-[.P15])/[.P15]" office:value-type="percentage" office:value="0">
            <text:p>0,00%</text:p>
          </table:table-cell>
          <table:table-cell table:style-name="ce14" table:formula="of:=ABS([.O15]-[.P15])/[.P15]" office:value-type="percentage" office:value="0.0260223048327138">
            <text:p>2,60%</text:p>
          </table:table-cell>
          <table:table-cell table:number-columns-repeated="1005"/>
        </table:table-row>
        <table:table-row table:style-name="ro2">
          <table:table-cell office:value-type="float" office:value="151.5">
            <text:p>151,5</text:p>
          </table:table-cell>
          <table:table-cell office:value-type="float" office:value="152.5">
            <text:p>152,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56">
            <text:p>256</text:p>
          </table:table-cell>
          <table:table-cell table:style-name="ce18" table:formula="of:=AVERAGE([.C16:.E16])" office:value-type="float" office:value="264.666666666667">
            <text:p>265</text:p>
          </table:table-cell>
          <table:table-cell table:style-name="ce14" table:formula="of:=ABS([.C16]-[.F16])/[.F16]" office:value-type="percentage" office:value="0.0654911838790931">
            <text:p>6,55%</text:p>
          </table:table-cell>
          <table:table-cell table:style-name="ce14" table:formula="of:=ABS([.D16]-[.F16])/[.F16]" office:value-type="percentage" office:value="0.0327455919395467">
            <text:p>3,27%</text:p>
          </table:table-cell>
          <table:table-cell table:style-name="ce14" table:formula="of:=ABS([.E16]-[.F16])/[.F16]" office:value-type="percentage" office:value="0.0327455919395467">
            <text:p>3,27%</text:p>
          </table:table-cell>
          <table:table-cell/>
          <table:table-cell office:value-type="float" office:value="183.6">
            <text:p>183,6</text:p>
          </table:table-cell>
          <table:table-cell office:value-type="float" office:value="159.72">
            <text:p>159,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3">
            <text:p>223</text:p>
          </table:table-cell>
          <table:table-cell table:style-name="ce18" table:formula="of:=AVERAGE([.M16:.O16])" office:value-type="float" office:value="223.666666666667">
            <text:p>224</text:p>
          </table:table-cell>
          <table:table-cell table:style-name="ce14" table:formula="of:=ABS([.M16]-[.P16])/[.P16]" office:value-type="percentage" office:value="0.00149031296572284">
            <text:p>0,15%</text:p>
          </table:table-cell>
          <table:table-cell table:style-name="ce14" table:formula="of:=ABS([.N16]-[.P16])/[.P16]" office:value-type="percentage" office:value="0.00149031296572284">
            <text:p>0,15%</text:p>
          </table:table-cell>
          <table:table-cell table:style-name="ce14" table:formula="of:=ABS([.O16]-[.P16])/[.P16]" office:value-type="percentage" office:value="0.00298062593144556">
            <text:p>0,30%</text:p>
          </table:table-cell>
          <table:table-cell table:number-columns-repeated="1005"/>
        </table:table-row>
        <table:table-row table:style-name="ro2">
          <table:table-cell office:value-type="float" office:value="160.5">
            <text:p>160,5</text:p>
          </table:table-cell>
          <table:table-cell office:value-type="float" office:value="160.54">
            <text:p>160,54</text:p>
          </table:table-cell>
          <table:table-cell office:value-type="float" office:value="242">
            <text:p>24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table:style-name="ce18" table:formula="of:=AVERAGE([.C17:.E17])" office:value-type="float" office:value="227.666666666667">
            <text:p>228</text:p>
          </table:table-cell>
          <table:table-cell table:style-name="ce14" table:formula="of:=ABS([.C17]-[.F17])/[.F17]" office:value-type="percentage" office:value="0.0629575402635432">
            <text:p>6,30%</text:p>
          </table:table-cell>
          <table:table-cell table:style-name="ce14" table:formula="of:=ABS([.D17]-[.F17])/[.F17]" office:value-type="percentage" office:value="0.0292825768667642">
            <text:p>2,93%</text:p>
          </table:table-cell>
          <table:table-cell table:style-name="ce14" table:formula="of:=ABS([.E17]-[.F17])/[.F17]" office:value-type="percentage" office:value="0.0336749633967789">
            <text:p>3,37%</text:p>
          </table:table-cell>
          <table:table-cell/>
          <table:table-cell office:value-type="float" office:value="195.5">
            <text:p>195,5</text:p>
          </table:table-cell>
          <table:table-cell office:value-type="float" office:value="169.46">
            <text:p>169,4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9">
            <text:p>189</text:p>
          </table:table-cell>
          <table:table-cell table:style-name="ce18" table:formula="of:=AVERAGE([.M17:.O17])" office:value-type="float" office:value="185">
            <text:p>185</text:p>
          </table:table-cell>
          <table:table-cell table:style-name="ce14" table:formula="of:=ABS([.M17]-[.P17])/[.P17]" office:value-type="percentage" office:value="0.0432432432432432">
            <text:p>4,32%</text:p>
          </table:table-cell>
          <table:table-cell table:style-name="ce14" table:formula="of:=ABS([.N17]-[.P17])/[.P17]" office:value-type="percentage" office:value="0.0216216216216216">
            <text:p>2,16%</text:p>
          </table:table-cell>
          <table:table-cell table:style-name="ce14" table:formula="of:=ABS([.O17]-[.P17])/[.P17]" office:value-type="percentage" office:value="0.0216216216216216">
            <text:p>2,16%</text:p>
          </table:table-cell>
          <table:table-cell table:number-columns-repeated="1005"/>
        </table:table-row>
        <table:table-row table:style-name="ro2">
          <table:table-cell office:value-type="float" office:value="171.4">
            <text:p>171,4</text:p>
          </table:table-cell>
          <table:table-cell office:value-type="float" office:value="172.93">
            <text:p>172,93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style-name="ce18" table:formula="of:=AVERAGE([.C18:.E18])" office:value-type="float" office:value="185.333333333333">
            <text:p>185</text:p>
          </table:table-cell>
          <table:table-cell table:style-name="ce14" table:formula="of:=ABS([.C18]-[.F18])/[.F18]" office:value-type="percentage" office:value="0.0845323741007194">
            <text:p>8,45%</text:p>
          </table:table-cell>
          <table:table-cell table:style-name="ce14" table:formula="of:=ABS([.D18]-[.F18])/[.F18]" office:value-type="percentage" office:value="0.0449640287769785">
            <text:p>4,50%</text:p>
          </table:table-cell>
          <table:table-cell table:style-name="ce14" table:formula="of:=ABS([.E18]-[.F18])/[.F18]" office:value-type="percentage" office:value="0.0395683453237411">
            <text:p>3,96%</text:p>
          </table:table-cell>
          <table:table-cell/>
          <table:table-cell office:value-type="float" office:value="210.1">
            <text:p>210,1</text:p>
          </table:table-cell>
          <table:table-cell office:value-type="float" office:value="178.37">
            <text:p>178,3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0">
            <text:p>160</text:p>
          </table:table-cell>
          <table:table-cell table:style-name="ce18" table:formula="of:=AVERAGE([.M18:.O18])" office:value-type="float" office:value="161">
            <text:p>161</text:p>
          </table:table-cell>
          <table:table-cell table:style-name="ce14" table:formula="of:=ABS([.M18]-[.P18])/[.P18]" office:value-type="percentage" office:value="0.0124223602484472">
            <text:p>1,24%</text:p>
          </table:table-cell>
          <table:table-cell table:style-name="ce14" table:formula="of:=ABS([.N18]-[.P18])/[.P18]" office:value-type="percentage" office:value="0.0062111801242236">
            <text:p>0,62%</text:p>
          </table:table-cell>
          <table:table-cell table:style-name="ce14" table:formula="of:=ABS([.O18]-[.P18])/[.P18]" office:value-type="percentage" office:value="0.0062111801242236">
            <text:p>0,62%</text:p>
          </table:table-cell>
          <table:table-cell table:number-columns-repeated="1005"/>
        </table:table-row>
        <table:table-row table:style-name="ro2">
          <table:table-cell office:value-type="float" office:value="179.6">
            <text:p>179,6</text:p>
          </table:table-cell>
          <table:table-cell office:value-type="float" office:value="180.2">
            <text:p>180,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55">
            <text:p>155</text:p>
          </table:table-cell>
          <table:table-cell table:style-name="ce18" table:formula="of:=AVERAGE([.C19:.E19])" office:value-type="float" office:value="160.666666666667">
            <text:p>161</text:p>
          </table:table-cell>
          <table:table-cell table:style-name="ce14" table:formula="of:=ABS([.C19]-[.F19])/[.F19]" office:value-type="percentage" office:value="0.070539419087137">
            <text:p>7,05%</text:p>
          </table:table-cell>
          <table:table-cell table:style-name="ce14" table:formula="of:=ABS([.D19]-[.F19])/[.F19]" office:value-type="percentage" office:value="0.0352697095435684">
            <text:p>3,53%</text:p>
          </table:table-cell>
          <table:table-cell table:style-name="ce14" table:formula="of:=ABS([.E19]-[.F19])/[.F19]" office:value-type="percentage" office:value="0.0352697095435684">
            <text:p>3,53%</text:p>
          </table:table-cell>
          <table:table-cell/>
          <table:table-cell office:value-type="float" office:value="218.5">
            <text:p>218,5</text:p>
          </table:table-cell>
          <table:table-cell office:value-type="float" office:value="187.94">
            <text:p>187,94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style-name="ce18" table:formula="of:=AVERAGE([.M19:.O19])" office:value-type="float" office:value="136">
            <text:p>136</text:p>
          </table:table-cell>
          <table:table-cell table:style-name="ce14" table:formula="of:=ABS([.M19]-[.P19])/[.P19]" office:value-type="percentage" office:value="0.00735294117647059">
            <text:p>0,74%</text:p>
          </table:table-cell>
          <table:table-cell table:style-name="ce14" table:formula="of:=ABS([.N19]-[.P19])/[.P19]" office:value-type="percentage" office:value="0.00735294117647059">
            <text:p>0,74%</text:p>
          </table:table-cell>
          <table:table-cell table:style-name="ce14" table:formula="of:=ABS([.O19]-[.P19])/[.P19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188.9">
            <text:p>188,9</text:p>
          </table:table-cell>
          <table:table-cell office:value-type="string">
            <text:p>190.3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0">
            <text:p>130</text:p>
          </table:table-cell>
          <table:table-cell table:style-name="ce18" table:formula="of:=AVERAGE([.C20:.E20])" office:value-type="float" office:value="135.333333333333">
            <text:p>135</text:p>
          </table:table-cell>
          <table:table-cell table:style-name="ce14" table:formula="of:=ABS([.C20]-[.F20])/[.F20]" office:value-type="percentage" office:value="0.0788177339901477">
            <text:p>7,88%</text:p>
          </table:table-cell>
          <table:table-cell table:style-name="ce14" table:formula="of:=ABS([.D20]-[.F20])/[.F20]" office:value-type="percentage" office:value="0.039408866995074">
            <text:p>3,94%</text:p>
          </table:table-cell>
          <table:table-cell table:style-name="ce14" table:formula="of:=ABS([.E20]-[.F20])/[.F20]" office:value-type="percentage" office:value="0.039408866995074">
            <text:p>3,94%</text:p>
          </table:table-cell>
          <table:table-cell/>
          <table:table-cell office:value-type="float" office:value="231.2">
            <text:p>231,2</text:p>
          </table:table-cell>
          <table:table-cell office:value-type="float" office:value="197.29">
            <text:p>197,29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style-name="ce18" table:formula="of:=AVERAGE([.M20:.O20])" office:value-type="float" office:value="112.666666666667">
            <text:p>113</text:p>
          </table:table-cell>
          <table:table-cell table:style-name="ce14" table:formula="of:=ABS([.M20]-[.P20])/[.P20]" office:value-type="percentage" office:value="0.0591715976331361">
            <text:p>5,92%</text:p>
          </table:table-cell>
          <table:table-cell table:style-name="ce14" table:formula="of:=ABS([.N20]-[.P20])/[.P20]" office:value-type="percentage" office:value="0.0118343195266272">
            <text:p>1,18%</text:p>
          </table:table-cell>
          <table:table-cell table:style-name="ce14" table:formula="of:=ABS([.O20]-[.P20])/[.P20]" office:value-type="percentage" office:value="0.0473372781065088">
            <text:p>4,73%</text:p>
          </table:table-cell>
          <table:table-cell table:number-columns-repeated="1005"/>
        </table:table-row>
        <table:table-row table:style-name="ro2">
          <table:table-cell office:value-type="float" office:value="197.9">
            <text:p>197,9</text:p>
          </table:table-cell>
          <table:table-cell office:value-type="float" office:value="200.29">
            <text:p>200,29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18" table:formula="of:=AVERAGE([.C21:.E21])" office:value-type="float" office:value="113.333333333333">
            <text:p>113</text:p>
          </table:table-cell>
          <table:table-cell table:style-name="ce14" table:formula="of:=ABS([.C21]-[.F21])/[.F21]" office:value-type="percentage" office:value="0.0852941176470589">
            <text:p>8,53%</text:p>
          </table:table-cell>
          <table:table-cell table:style-name="ce14" table:formula="of:=ABS([.D21]-[.F21])/[.F21]" office:value-type="percentage" office:value="0.0470588235294117">
            <text:p>4,71%</text:p>
          </table:table-cell>
          <table:table-cell table:style-name="ce14" table:formula="of:=ABS([.E21]-[.F21])/[.F21]" office:value-type="percentage" office:value="0.038235294117647">
            <text:p>3,82%</text:p>
          </table:table-cell>
          <table:table-cell/>
          <table:table-cell office:value-type="float" office:value="244.9">
            <text:p>244,9</text:p>
          </table:table-cell>
          <table:table-cell office:value-type="float" office:value="206.67">
            <text:p>206,6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style-name="ce18" table:formula="of:=AVERAGE([.M21:.O21])" office:value-type="float" office:value="92">
            <text:p>92</text:p>
          </table:table-cell>
          <table:table-cell table:style-name="ce14" table:formula="of:=ABS([.M21]-[.P21])/[.P21]" office:value-type="percentage" office:value="0.0217391304347826">
            <text:p>2,17%</text:p>
          </table:table-cell>
          <table:table-cell table:style-name="ce14" table:formula="of:=ABS([.N21]-[.P21])/[.P21]" office:value-type="percentage" office:value="0.0326086956521739">
            <text:p>3,26%</text:p>
          </table:table-cell>
          <table:table-cell table:style-name="ce14" table:formula="of:=ABS([.O21]-[.P21])/[.P21]" office:value-type="percentage" office:value="0.0543478260869565">
            <text:p>5,43%</text:p>
          </table:table-cell>
          <table:table-cell table:number-columns-repeated="1005"/>
        </table:table-row>
        <table:table-row table:style-name="ro2">
          <table:table-cell office:value-type="float" office:value="208.1">
            <text:p>208,1</text:p>
          </table:table-cell>
          <table:table-cell office:value-type="float" office:value="211.28">
            <text:p>211,2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8">
            <text:p>88</text:p>
          </table:table-cell>
          <table:table-cell table:style-name="ce18" table:formula="of:=AVERAGE([.C22:.E22])" office:value-type="float" office:value="93">
            <text:p>93</text:p>
          </table:table-cell>
          <table:table-cell table:style-name="ce14" table:formula="of:=ABS([.C22]-[.F22])/[.F22]" office:value-type="percentage" office:value="0.10752688172043">
            <text:p>10,75%</text:p>
          </table:table-cell>
          <table:table-cell table:style-name="ce14" table:formula="of:=ABS([.D22]-[.F22])/[.F22]" office:value-type="percentage" office:value="0.0537634408602151">
            <text:p>5,38%</text:p>
          </table:table-cell>
          <table:table-cell table:style-name="ce14" table:formula="of:=ABS([.E22]-[.F22])/[.F22]" office:value-type="percentage" office:value="0.0537634408602151">
            <text:p>5,38%</text:p>
          </table:table-cell>
          <table:table-cell/>
          <table:table-cell office:value-type="float" office:value="257">
            <text:p>257</text:p>
          </table:table-cell>
          <table:table-cell office:value-type="float" office:value="215.09">
            <text:p>215,0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table:style-name="ce18" table:formula="of:=AVERAGE([.M22:.O22])" office:value-type="float" office:value="78">
            <text:p>78</text:p>
          </table:table-cell>
          <table:table-cell table:style-name="ce14" table:formula="of:=ABS([.M22]-[.P22])/[.P22]" office:value-type="percentage" office:value="0.0384615384615385">
            <text:p>3,85%</text:p>
          </table:table-cell>
          <table:table-cell table:style-name="ce14" table:formula="of:=ABS([.N22]-[.P22])/[.P22]" office:value-type="percentage" office:value="0.0256410256410256">
            <text:p>2,56%</text:p>
          </table:table-cell>
          <table:table-cell table:style-name="ce14" table:formula="of:=ABS([.O22]-[.P22])/[.P22]" office:value-type="percentage" office:value="0.0641025641025641">
            <text:p>6,41%</text:p>
          </table:table-cell>
          <table:table-cell table:number-columns-repeated="1005"/>
        </table:table-row>
        <table:table-row table:style-name="ro2">
          <table:table-cell office:value-type="float" office:value="217.6">
            <text:p>217,6</text:p>
          </table:table-cell>
          <table:table-cell office:value-type="float" office:value="222.55">
            <text:p>222,55</text:p>
          </table:table-cell>
          <table:table-cell office:value-type="float" office:value="88">
            <text:p>88</text:p>
          </table:table-cell>
          <table:table-cell table:number-columns-repeated="2" office:value-type="float" office:value="74">
            <text:p>74</text:p>
          </table:table-cell>
          <table:table-cell table:style-name="ce18" table:formula="of:=AVERAGE([.C23:.E23])" office:value-type="float" office:value="78.6666666666667">
            <text:p>79</text:p>
          </table:table-cell>
          <table:table-cell table:style-name="ce14" table:formula="of:=ABS([.C23]-[.F23])/[.F23]" office:value-type="percentage" office:value="0.11864406779661">
            <text:p>11,86%</text:p>
          </table:table-cell>
          <table:table-cell table:style-name="ce14" table:formula="of:=ABS([.D23]-[.F23])/[.F23]" office:value-type="percentage" office:value="0.0593220338983051">
            <text:p>5,93%</text:p>
          </table:table-cell>
          <table:table-cell table:style-name="ce14" table:formula="of:=ABS([.E23]-[.F23])/[.F23]" office:value-type="percentage" office:value="0.0593220338983051">
            <text:p>5,93%</text:p>
          </table:table-cell>
          <table:table-cell/>
          <table:table-cell office:value-type="float" office:value="290">
            <text:p>290</text:p>
          </table:table-cell>
          <table:table-cell office:value-type="float" office:value="221.7">
            <text:p>221,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style-name="ce18" table:formula="of:=AVERAGE([.M23:.O23])" office:value-type="float" office:value="72">
            <text:p>72</text:p>
          </table:table-cell>
          <table:table-cell table:style-name="ce14" table:formula="of:=ABS([.M23]-[.P23])/[.P23]" office:value-type="percentage" office:value="0.0277777777777778">
            <text:p>2,78%</text:p>
          </table:table-cell>
          <table:table-cell table:style-name="ce14" table:formula="of:=ABS([.N23]-[.P23])/[.P23]" office:value-type="percentage" office:value="0.0416666666666667">
            <text:p>4,17%</text:p>
          </table:table-cell>
          <table:table-cell table:style-name="ce14" table:formula="of:=ABS([.O23]-[.P23])/[.P23]" office:value-type="percentage" office:value="0.0694444444444444">
            <text:p>6,94%</text:p>
          </table:table-cell>
          <table:table-cell table:number-columns-repeated="1005"/>
        </table:table-row>
        <table:table-row table:style-name="ro2">
          <table:table-cell office:value-type="float" office:value="226.8">
            <text:p>226,8</text:p>
          </table:table-cell>
          <table:table-cell office:value-type="float" office:value="232.31">
            <text:p>232,31</text:p>
          </table:table-cell>
          <table:table-cell office:value-type="float" office:value="74">
            <text:p>74</text:p>
          </table:table-cell>
          <table:table-cell table:number-columns-repeated="2" office:value-type="float" office:value="63">
            <text:p>63</text:p>
          </table:table-cell>
          <table:table-cell table:style-name="ce18" table:formula="of:=AVERAGE([.C24:.E24])" office:value-type="float" office:value="66.6666666666667">
            <text:p>67</text:p>
          </table:table-cell>
          <table:table-cell table:style-name="ce14" table:formula="of:=ABS([.C24]-[.F24])/[.F24]" office:value-type="percentage" office:value="0.11">
            <text:p>11,00%</text:p>
          </table:table-cell>
          <table:table-cell table:style-name="ce14" table:formula="of:=ABS([.D24]-[.F24])/[.F24]" office:value-type="percentage" office:value="0.0550000000000001">
            <text:p>5,50%</text:p>
          </table:table-cell>
          <table:table-cell table:style-name="ce14" table:formula="of:=ABS([.E24]-[.F24])/[.F24]" office:value-type="percentage" office:value="0.0550000000000001">
            <text:p>5,50%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7" table:style-name="ta1">
        <table:shapes>
          <draw:frame draw:z-index="0" draw:style-name="gr1" svg:width="18.461cm" svg:height="9.076cm" svg:x="0.165cm" svg:y="13.233cm">
            <draw:object draw:notify-on-update-of-ranges="Planilha7.C2:Planilha7.C24 Planilha7.C1:Planilha7.C1 Planilha7.A2:Planilha7.A24 Planilha7.D2:Planilha7.D24 Planilha7.D1:Planilha7.D1 Planilha7.A2:Planilha7.A24 Planilha7.E2:Planilha7.E24 Planilha7.E1:Planilha7.E1 Planilha7.A2:Planilha7.A2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28.359cm" svg:height="18.069cm" svg:x="6.397cm" svg:y="24.546cm">
            <draw:object draw:notify-on-update-of-ranges="'Teste lote 3'.M2:'Teste lote 3'.M23 'Teste lote 3'.C1:'Teste lote 3'.C1 'Teste lote 3'.K2:'Teste lote 3'.K23 'Teste lote 3'.M2:'Teste lote 3'.M23 'Teste lote 3'.M1:'Teste lote 3'.M1 'Teste lote 3'.K2:'Teste lote 3'.K23 'Teste lote 3'.N2:'Teste lote 3'.N23 'Teste lote 3'.N1:'Teste lote 3'.N1 'Teste lote 3'.K2:'Teste lote 3'.K23 'Teste lote 3'.N2:'Teste lote 3'.N23 'Teste lote 3'.D1:'Teste lote 3'.D1 'Teste lote 3'.K2:'Teste lote 3'.K23 'Teste lote 3'.O2:'Teste lote 3'.O23 'Teste lote 3'.E1:'Teste lote 3'.E1 'Teste lote 3'.K2:'Teste lote 3'.K23 'Teste lote 3'.O2:'Teste lote 3'.O23 'Teste lote 3'.O1:'Teste lote 3'.O1 'Teste lote 3'.K2:'Teste lote 3'.K23 'AT novo'.C2:'AT novo'.C21 'AT novo'.C1:'AT novo'.C1 'AT novo'.B2:'AT novo'.B2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8" table:number-columns-repeated="1024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style-name="ce13" table:number-columns-repeated="10"/>
          <table:table-cell table:number-columns-repeated="1005"/>
        </table:table-row>
        <table:table-row table:style-name="ro2">
          <table:table-cell office:value-type="float" office:value="22.3">
            <text:p>22,3</text:p>
          </table:table-cell>
          <table:table-cell office:value-type="float" office:value="23.47">
            <text:p>23,47</text:p>
          </table:table-cell>
          <table:table-cell office:value-type="float" office:value="979">
            <text:p>979</text:p>
          </table:table-cell>
          <table:table-cell office:value-type="float" office:value="981">
            <text:p>981</text:p>
          </table:table-cell>
          <table:table-cell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 table:number-rows-repeated="4">
          <table:table-cell table:number-columns-repeated="5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table:number-columns-repeated="5"/>
          <table:table-cell table:style-name="ce18"/>
          <table:table-cell table:style-name="ce14" table:number-columns-repeated="3"/>
          <table:table-cell table:number-columns-repeated="3"/>
          <table:table-cell table:style-name="ce3" table:number-columns-repeated="3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 table:number-rows-repeated="6">
          <table:table-cell table:number-columns-repeated="5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7"/>
          <table:table-cell table:number-columns-repeated="2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 table:number-rows-repeated="9">
          <table:table-cell table:number-columns-repeated="5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table:number-columns-repeated="5"/>
          <table:table-cell table:style-name="ce18"/>
          <table:table-cell table:style-name="ce14" table:number-columns-repeated="3"/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</meta:initial-creator>
    <meta:creation-date>2013-09-10T15:38:42</meta:creation-date>
    <dc:date>2013-09-18T16:22:16</dc:date>
    <dc:creator>sara </dc:creator>
    <meta:editing-duration>PT36S</meta:editing-duration>
    <meta:editing-cycles>6</meta:editing-cycles>
    <meta:generator>LibreOffice/3.5$Linux_X86_64 LibreOffice_project/350m1$Build-2</meta:generator>
    <meta:document-statistic meta:table-count="7" meta:cell-count="143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6.423cm" svg:y="0.317cm" chart:style-name="ch2">
          <text:p>Termistor e addtherm velho</text:p>
        </chart:title>
        <chart:legend chart:legend-position="end" svg:x="11.879cm" svg:y="3.492cm" style:legend-expansion="high" chart:style-name="ch3"/>
        <chart:plot-area chart:style-name="ch4" table:cell-range-address="'antigo e AT velho'.A1:'antigo e AT velho'.B18 'antigo e AT velho'.E1:'antigo e AT velho'.E1" chart:data-source-has-labels="both" svg:x="1.38cm" svg:y="1.639cm" svg:width="9.761cm" svg:height="6.276cm">
          <chartooo:coordinate-region svg:x="2.663cm" svg:y="1.838cm" svg:width="8.198cm" svg:height="5.43cm"/>
          <chart:axis chart:dimension="x" chart:name="primary-x" chart:style-name="ch5" chartooo:axis-type="auto">
            <chart:title svg:x="5.488cm" svg:y="8.096cm" chart:style-name="ch6">
              <text:p>Raw ADC</text:p>
            </chart:title>
            <chart:categories table:cell-range-address="'antigo e AT velho'.A1:'antigo e AT velho'.A1"/>
          </chart:axis>
          <chart:axis chart:dimension="y" chart:name="primary-y" chart:style-name="ch7">
            <chart:title svg:x="0.451cm" svg:y="5.006cm" chart:style-name="ch8">
              <text:p>ºC</text:p>
            </chart:title>
            <chart:grid chart:style-name="ch9" chart:class="major"/>
          </chart:axis>
          <chart:series chart:style-name="ch10" chart:values-cell-range-address="'antigo e AT velho'.A2:'antigo e AT velho'.A18" chart:label-cell-address="'antigo e AT velho'.B1:'antigo e AT velho'.B1" chart:class="chart:scatter">
            <chart:domain table:cell-range-address="'antigo e AT velho'.B2:'antigo e AT velho'.B18"/>
            <chart:regression-curve chart:style-name="ch11">
              <chart:equation chart:display-r-square="true" svg:x="3.409cm" svg:y="6.271cm"/>
            </chart:regression-curve>
            <chart:data-point chart:repeated="17"/>
          </chart:series>
          <chart:series chart:style-name="ch12" chart:values-cell-range-address="'antigo e AT velho'.A2:'antigo e AT velho'.A18" chart:label-cell-address="'antigo e AT velho'.E1:'antigo e AT velho'.E1" chart:class="chart:scatter">
            <chart:domain table:cell-range-address="'antigo e AT velho'.E2:'antigo e AT velho'.E18"/>
            <chart:regression-curve chart:style-name="ch13">
              <chart:equation chart:display-r-square="true" svg:x="10.896cm" svg:y="6.263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rmistor lote 1</text:p>
                <draw:g>
                  <svg:desc>'antigo e AT velho'.B1:'antigo e AT velho'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C termistor lote 2</text:p>
                <draw:g>
                  <svg:desc>'antigo e AT velho'.E1:'antigo e AT velh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cius termopar</text:p>
                <draw:g>
                  <svg:desc>'antigo e AT velho'.A1:'antigo e AT velho'.A1</svg:desc>
                </draw:g>
              </table:table-cell>
              <table:table-cell office:value-type="float" office:value="150.8">
                <text:p>150.8</text:p>
                <draw:g>
                  <svg:desc>'antigo e AT velho'.B2:'antigo e AT velho'.B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  <table:table-cell office:value-type="float" office:value="264">
                <text:p>264</text:p>
                <draw:g>
                  <svg:desc>'antigo e AT velho'.E2:'antigo e AT velho'.E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</table:table-row>
            <table:table-row>
              <table:table-cell office:value-type="string"/>
              <table:table-cell office:value-type="float" office:value="162.86">
                <text:p>162.86</text:p>
              </table:table-cell>
              <table:table-cell office:value-type="float" office:value="158.2">
                <text:p>158.2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/>
              <table:table-cell office:value-type="float" office:value="165.65">
                <text:p>165.65</text:p>
              </table:table-cell>
              <table:table-cell office:value-type="float" office:value="162.2">
                <text:p>162.2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/>
              <table:table-cell office:value-type="float" office:value="170.49">
                <text:p>170.49</text:p>
              </table:table-cell>
              <table:table-cell office:value-type="float" office:value="166.3">
                <text:p>166.3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/>
              <table:table-cell office:value-type="float" office:value="175.45">
                <text:p>175.45</text:p>
              </table:table-cell>
              <table:table-cell office:value-type="float" office:value="171.3">
                <text:p>171.3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/>
              <table:table-cell office:value-type="float" office:value="180.29">
                <text:p>180.29</text:p>
              </table:table-cell>
              <table:table-cell office:value-type="float" office:value="175.9">
                <text:p>175.9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/>
              <table:table-cell office:value-type="float" office:value="190.24">
                <text:p>190.24</text:p>
              </table:table-cell>
              <table:table-cell office:value-type="float" office:value="185.3">
                <text:p>185.3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/>
              <table:table-cell office:value-type="float" office:value="209.86">
                <text:p>209.86</text:p>
              </table:table-cell>
              <table:table-cell office:value-type="float" office:value="203.4">
                <text:p>203.4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/>
              <table:table-cell office:value-type="float" office:value="214.74">
                <text:p>214.74</text:p>
              </table:table-cell>
              <table:table-cell office:value-type="float" office:value="208.1">
                <text:p>208.1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/>
              <table:table-cell office:value-type="float" office:value="220.21">
                <text:p>220.21</text:p>
              </table:table-cell>
              <table:table-cell office:value-type="float" office:value="213">
                <text:p>213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224.89">
                <text:p>224.89</text:p>
              </table:table-cell>
              <table:table-cell office:value-type="float" office:value="217.1">
                <text:p>217.1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/>
              <table:table-cell office:value-type="float" office:value="230.77">
                <text:p>230.77</text:p>
              </table:table-cell>
              <table:table-cell office:value-type="float" office:value="222.4">
                <text:p>222.4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/>
              <table:table-cell office:value-type="float" office:value="234.36">
                <text:p>234.36</text:p>
              </table:table-cell>
              <table:table-cell office:value-type="float" office:value="225.9">
                <text:p>225.9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/>
              <table:table-cell office:value-type="float" office:value="240.91">
                <text:p>240.91</text:p>
              </table:table-cell>
              <table:table-cell office:value-type="float" office:value="231.9">
                <text:p>231.9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string"/>
              <table:table-cell office:value-type="float" office:value="245.15">
                <text:p>245.15</text:p>
              </table:table-cell>
              <table:table-cell office:value-type="float" office:value="236.2">
                <text:p>236.2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/>
              <table:table-cell office:value-type="float" office:value="244.55">
                <text:p>244.55</text:p>
              </table:table-cell>
              <table:table-cell office:value-type="float" office:value="236.6">
                <text:p>236.6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column-mapping="0" chart:style-name="ch1">
        <chart:title svg:x="12.628cm" svg:y="0.497cm" chart:style-name="ch2">
          <text:p>addtherm novo</text:p>
        </chart:title>
        <chart:legend chart:legend-position="end" svg:x="24.509cm" svg:y="7.242cm" style:legend-expansion="high" chart:style-name="ch3"/>
        <chart:plot-area chart:style-name="ch4" table:cell-range-address="'Teste lote 3'.M1:'Teste lote 3'.M23 'Teste lote 3'.C1:'Teste lote 3'.E1 'Teste lote 3'.K2:'Teste lote 3'.K23 'Teste lote 3'.N1:'Teste lote 3'.O1 'AT novo'.C1:'AT novo'.C1 'AT novo'.B2:'AT novo'.B21" chart:data-source-has-labels="row" svg:x="1.578cm" svg:y="2.359cm" svg:width="21.797cm" svg:height="14.369cm">
          <chartooo:coordinate-region svg:x="2.385cm" svg:y="2.558cm" svg:width="20.618cm" svg:height="13.523cm"/>
          <chart:axis chart:dimension="x" chart:name="primary-x" chart:style-name="ch5">
            <chart:title svg:x="11.704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1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2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3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4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5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Planilha7.C1:Planilha7.C24 Planilha7.A2:Planilha7.A24 Planilha7.D1:Planilha7.E1" chart:data-source-has-labels="row" svg:x="1.38cm" svg:y="1.639cm" svg:width="15.166cm" svg:height="6.276cm">
          <chartooo:coordinate-region svg:x="2.001cm" svg:y="1.838cm" svg:width="14.12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Planilha7.A2:Planilha7.A24" chart:label-cell-address="Planilha7.C1:Planilha7.C1" chart:class="chart:scatter">
            <chart:domain table:cell-range-address="Planilha7.C2:Planilha7.C24"/>
            <chart:data-point chart:repeated="23"/>
          </chart:series>
          <chart:series chart:style-name="ch10" chart:values-cell-range-address="Planilha7.A2:Planilha7.A24" chart:label-cell-address="Planilha7.D1:Planilha7.D1" chart:class="chart:scatter">
            <chart:domain table:cell-range-address="Planilha7.D2:Planilha7.D24"/>
            <chart:data-point chart:repeated="23"/>
          </chart:series>
          <chart:series chart:style-name="ch11" chart:values-cell-range-address="Planilha7.A2:Planilha7.A24" chart:label-cell-address="Planilha7.E1:Planilha7.E1" chart:class="chart:scatter">
            <chart:domain table:cell-range-address="Planilha7.E2:Planilha7.E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1</text:p>
                <draw:g>
                  <svg:desc>Planilha7.C1:Planilha7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R2</text:p>
                <draw:g>
                  <svg:desc>Planilha7.D1:Planilha7.D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R3</text:p>
                <draw:g>
                  <svg:desc>Planilha7.E1:Planilha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9">
                <text:p>979</text:p>
                <draw:g>
                  <svg:desc>Planilha7.C2:Planilha7.C24</svg:desc>
                </draw:g>
              </table:table-cell>
              <table:table-cell office:value-type="float" office:value="22.3">
                <text:p>22.3</text:p>
                <draw:g>
                  <svg:desc>Planilha7.A2:Planilha7.A24</svg:desc>
                </draw:g>
              </table:table-cell>
              <table:table-cell office:value-type="float" office:value="981">
                <text:p>981</text:p>
                <draw:g>
                  <svg:desc>Planilha7.D2:Planilha7.D24</svg:desc>
                </draw:g>
              </table:table-cell>
              <table:table-cell office:value-type="float" office:value="22.3">
                <text:p>22.3</text:p>
                <draw:g>
                  <svg:desc>Planilha7.A2:Planilha7.A24</svg:desc>
                </draw:g>
              </table:table-cell>
              <table:table-cell office:value-type="float" office:value="NaN">
                <text:p>NaN</text:p>
                <draw:g>
                  <svg:desc>Planilha7.E2:Planilha7.E24</svg:desc>
                </draw:g>
              </table:table-cell>
              <table:table-cell office:value-type="float" office:value="22.3">
                <text:p>22.3</text:p>
                <draw:g>
                  <svg:desc>Planilha7.A2:Planilha7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column-mapping="0" chart:style-name="ch1">
        <chart:title svg:x="12.628cm" svg:y="0.497cm" chart:style-name="ch2">
          <text:p>addtherm novo</text:p>
        </chart:title>
        <chart:legend chart:legend-position="end" svg:x="24.509cm" svg:y="7.242cm" style:legend-expansion="high" chart:style-name="ch3"/>
        <chart:plot-area chart:style-name="ch4" table:cell-range-address="'Teste lote 3'.M1:'Teste lote 3'.M23 'Teste lote 3'.C1:'Teste lote 3'.E1 'Teste lote 3'.K2:'Teste lote 3'.K23 'Teste lote 3'.N1:'Teste lote 3'.O1 'AT novo'.C1:'AT novo'.C1 'AT novo'.B2:'AT novo'.B21" chart:data-source-has-labels="row" svg:x="1.578cm" svg:y="2.359cm" svg:width="21.797cm" svg:height="14.369cm">
          <chartooo:coordinate-region svg:x="2.385cm" svg:y="2.558cm" svg:width="20.618cm" svg:height="13.523cm"/>
          <chart:axis chart:dimension="x" chart:name="primary-x" chart:style-name="ch5">
            <chart:title svg:x="11.704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1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2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3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4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5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1.906cm" svg:y="3.99cm" style:legend-expansion="high" chart:style-name="ch3"/>
        <chart:plot-area chart:style-name="ch4" table:cell-range-address="'AT novo'.B1:'AT novo'.C21" chart:data-source-has-labels="both" svg:x="1.38cm" svg:y="1.639cm" svg:width="9.788cm" svg:height="6.276cm">
          <chartooo:coordinate-region svg:x="2.663cm" svg:y="1.838cm" svg:width="7.987cm" svg:height="5.43cm"/>
          <chart:axis chart:dimension="x" chart:name="primary-x" chart:style-name="ch5" chartooo:axis-type="auto">
            <chart:title svg:x="5.502cm" svg:y="8.096cm" chart:style-name="ch6">
              <text:p>Raw ADC</text:p>
            </chart:title>
            <chart:categories table:cell-range-address="'AT novo'.B1:'AT novo'.B1"/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AT novo'.B2:'AT novo'.B21" chart:label-cell-address="'AT novo'.C1:'AT novo'.C1" chart:class="chart:scatter">
            <chart:domain table:cell-range-address="'AT novo'.C2:'AT novo'.C21"/>
            <chart:regression-curve chart:style-name="ch10">
              <chart:equation chart:display-r-square="true" svg:x="10.883cm" svg:y="6.296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igido</text:p>
                <draw:g>
                  <svg:desc>'AT novo'.B1:'AT novo'.B1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Epcos B57560G0107F000</text:p>
        </chart:title>
        <chart:legend chart:legend-position="end" svg:x="11.137cm" svg:y="3.952cm" style:legend-expansion="high" chart:style-name="ch3"/>
        <chart:plot-area chart:style-name="ch4" table:cell-range-address="'temp atual'.C2:'temp atual'.D29" svg:x="1.331cm" svg:y="1.635cm" svg:width="9.166cm" svg:height="6.204cm">
          <chartooo:coordinate-region svg:x="2.138cm" svg:y="1.834cm" svg:width="8.079cm" svg:height="5.358cm"/>
          <chart:axis chart:dimension="x" chart:name="primary-x" chart:style-name="ch5">
            <chart:title svg:x="5.142cm" svg:y="8.019cm" chart:style-name="ch6">
              <text:p>Raw ADC</text:p>
            </chart:title>
          </chart:axis>
          <chart:axis chart:dimension="y" chart:name="primary-y" chart:style-name="ch5">
            <chart:title svg:x="0.451cm" svg:y="4.966cm" chart:style-name="ch7">
              <text:p>ºC</text:p>
            </chart:title>
            <chart:grid chart:style-name="ch8" chart:class="major"/>
          </chart:axis>
          <chart:series chart:style-name="ch9" chart:values-cell-range-address="'temp atual'.D2:'temp atual'.D29" chart:class="chart:scatter">
            <chart:domain table:cell-range-address="'temp atual'.C2:'temp atual'.C29"/>
            <chart:regression-curve chart:style-name="ch10">
              <chart:equation chart:display-r-square="true" svg:x="8.434cm" svg:y="0.965cm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mp atual'.C2:'temp atual'.C29</svg:desc>
                </draw:g>
              </table:table-cell>
              <table:table-cell office:value-type="float" office:value="NaN">
                <text:p>NaN</text:p>
                <draw:g>
                  <svg:desc>'temp atual'.D2:'temp atual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91cm" svg:height="13.212cm" xlink:href=".." xlink:type="simple" chart:class="chart:scatter" chart:style-name="ch1">
        <chart:title svg:x="8.348cm" svg:y="0.4cm" chart:style-name="ch2">
          <text:p>Comparativo Termistores</text:p>
        </chart:title>
        <chart:legend chart:legend-position="end" svg:x="17.425cm" svg:y="5.809cm" style:legend-expansion="high" chart:style-name="ch3"/>
        <chart:plot-area chart:style-name="ch4" table:cell-range-address="comparativo.A4:comparativo.B20 comparativo.A1:comparativo.A1 comparativo.C1:comparativo.C1 comparativo.D3:comparativo.D22 comparativo.E1:comparativo.E1 comparativo.F3:comparativo.F22" chart:data-source-has-labels="both" svg:x="1.448cm" svg:y="1.971cm" svg:width="15.103cm" svg:height="9.996cm">
          <chartooo:coordinate-region svg:x="2.731cm" svg:y="2.17cm" svg:width="13.54cm" svg:height="9.15cm"/>
          <chart:axis chart:dimension="x" chart:name="primary-x" chart:style-name="ch5" chartooo:axis-type="auto">
            <chart:title svg:x="8.333cm" svg:y="12.231cm" chart:style-name="ch6">
              <text:p>rawADC</text:p>
            </chart:title>
            <chart:categories table:cell-range-address="comparativo.A4:comparativo.B20"/>
          </chart:axis>
          <chart:axis chart:dimension="y" chart:name="primary-y" chart:style-name="ch7">
            <chart:title svg:x="0.451cm" svg:y="7.383cm" chart:style-name="ch8">
              <text:p>temp</text:p>
            </chart:title>
            <chart:grid chart:style-name="ch9" chart:class="major"/>
          </chart:axis>
          <chart:series chart:style-name="ch10" chart:values-cell-range-address="comparativo.B4:comparativo.B20" chart:label-cell-address="comparativo.A1:comparativo.A1" chart:class="chart:scatter">
            <chart:domain table:cell-range-address="comparativo.A4:comparativo.A20 comparativo.A1:comparativo.A1"/>
            <chart:data-point chart:repeated="18"/>
          </chart:series>
          <chart:series chart:style-name="ch11" chart:values-cell-range-address="comparativo.D3:comparativo.D22" chart:label-cell-address="comparativo.C1:comparativo.C1" chart:class="chart:scatter">
            <chart:domain table:cell-range-address="comparativo.C3:comparativo.C22"/>
            <chart:data-point chart:repeated="20"/>
          </chart:series>
          <chart:series chart:style-name="ch12" chart:values-cell-range-address="comparativo.F3:comparativo.F22" chart:label-cell-address="comparativo.E1:comparativo.E1" chart:class="chart:scatter">
            <chart:domain table:cell-range-address="comparativo.E3:comparativo.E2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 Coluna A</text:p>
              </table:table-cell>
              <table:table-cell office:value-type="string">
                <text:p>tabela epcos firmare</text:p>
                <draw:g>
                  <svg:desc>comparativo.A1:comparativo.A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dtherm velho</text:p>
                <draw:g>
                  <svg:desc>comparativo.C1:comparativo.C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dtherm novo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float" office:value="23">
                <text:p>2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mparativo.A4:comparativo.B20</svg:desc>
                </draw:g>
              </table:table-cell>
              <table:table-cell office:value-type="float" office:value="23">
                <text:p>23</text:p>
                <draw:g>
                  <svg:desc>comparativo.A4:comparativo.A20 comparativo.A1:comparativo.A1</svg:desc>
                </draw:g>
              </table:table-cell>
              <table:table-cell office:value-type="float" office:value="300">
                <text:p>300</text:p>
                <draw:g>
                  <svg:desc>comparativo.B4:comparativo.B20</svg:desc>
                </draw:g>
              </table:table-cell>
              <table:table-cell office:value-type="float" office:value="264">
                <text:p>264</text:p>
                <draw:g>
                  <svg:desc>comparativo.C3:comparativo.C22</svg:desc>
                </draw:g>
              </table:table-cell>
              <table:table-cell office:value-type="float" office:value="147.083634669062">
                <text:p>147.083634669062</text:p>
                <draw:g>
                  <svg:desc>comparativo.D3:comparativo.D22</svg:desc>
                </draw:g>
              </table:table-cell>
              <table:table-cell office:value-type="float" office:value="306">
                <text:p>306</text:p>
                <draw:g>
                  <svg:desc>comparativo.E3:comparativo.E22</svg:desc>
                </draw:g>
              </table:table-cell>
              <table:table-cell office:value-type="float" office:value="149.07125492234">
                <text:p>149.07125492234</text:p>
                <draw:g>
                  <svg:desc>comparativo.F3:comparativo.F22</svg:desc>
                </draw:g>
              </table:table-cell>
            </table:table-row>
            <table:table-row>
              <table:table-cell office:value-type="float" office:value="26.25">
                <text:p>30 2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158.881584765128">
                <text:p>158.881584765128</text:p>
              </table:table-cell>
              <table:table-cell office:value-type="float" office:value="285">
                <text:p>285</text:p>
              </table:table-cell>
              <table:table-cell office:value-type="float" office:value="153.213225351979">
                <text:p>153.213225351979</text:p>
              </table:table-cell>
            </table:table-row>
            <table:table-row>
              <table:table-cell office:value-type="float" office:value="30.25">
                <text:p>30 2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  <table:table-cell office:value-type="float" office:value="202">
                <text:p>202</text:p>
              </table:table-cell>
              <table:table-cell office:value-type="float" office:value="161.480293795818">
                <text:p>161.480293795818</text:p>
              </table:table-cell>
              <table:table-cell office:value-type="float" office:value="263">
                <text:p>263</text:p>
              </table:table-cell>
              <table:table-cell office:value-type="float" office:value="157.89346297986">
                <text:p>157.89346297986</text:p>
              </table:table-cell>
            </table:table-row>
            <table:table-row>
              <table:table-cell office:value-type="float" office:value="35">
                <text:p>40 2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84">
                <text:p>184</text:p>
              </table:table-cell>
              <table:table-cell office:value-type="float" office:value="166.499948108703">
                <text:p>166.499948108703</text:p>
              </table:table-cell>
              <table:table-cell office:value-type="float" office:value="244">
                <text:p>244</text:p>
              </table:table-cell>
              <table:table-cell office:value-type="float" office:value="162.26205385544">
                <text:p>162.26205385544</text:p>
              </table:table-cell>
            </table:table-row>
            <table:table-row>
              <table:table-cell office:value-type="float" office:value="40.5">
                <text:p>40 2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  <table:table-cell office:value-type="float" office:value="171.073479517389">
                <text:p>171.073479517389</text:p>
              </table:table-cell>
              <table:table-cell office:value-type="float" office:value="226">
                <text:p>226</text:p>
              </table:table-cell>
              <table:table-cell office:value-type="float" office:value="166.726621563254">
                <text:p>166.726621563254</text:p>
              </table:table-cell>
            </table:table-row>
            <table:table-row>
              <table:table-cell office:value-type="float" office:value="47.25">
                <text:p>50 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175.724272912843">
                <text:p>175.724272912843</text:p>
              </table:table-cell>
              <table:table-cell office:value-type="float" office:value="210">
                <text:p>210</text:p>
              </table:table-cell>
              <table:table-cell office:value-type="float" office:value="171.004425356701">
                <text:p>171.004425356701</text:p>
              </table:table-cell>
            </table:table-row>
            <table:table-row>
              <table:table-cell office:value-type="float" office:value="55.5">
                <text:p>6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185.599481191403">
                <text:p>185.599481191403</text:p>
              </table:table-cell>
              <table:table-cell office:value-type="float" office:value="193">
                <text:p>193</text:p>
              </table:table-cell>
              <table:table-cell office:value-type="float" office:value="175.922487114053">
                <text:p>175.922487114053</text:p>
              </table:table-cell>
            </table:table-row>
            <table:table-row>
              <table:table-cell office:value-type="float" office:value="65.25">
                <text:p>70 2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  <table:table-cell office:value-type="float" office:value="109">
                <text:p>109</text:p>
              </table:table-cell>
              <table:table-cell office:value-type="float" office:value="194.659977169234">
                <text:p>194.659977169234</text:p>
              </table:table-cell>
              <table:table-cell office:value-type="float" office:value="179">
                <text:p>179</text:p>
              </table:table-cell>
              <table:table-cell office:value-type="float" office:value="180.309637888486">
                <text:p>180.309637888486</text:p>
              </table:table-cell>
            </table:table-row>
            <table:table-row>
              <table:table-cell office:value-type="float" office:value="77">
                <text:p>80 2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91">
                <text:p>91</text:p>
              </table:table-cell>
              <table:table-cell office:value-type="float" office:value="204.367149821884">
                <text:p>204.367149821884</text:p>
              </table:table-cell>
              <table:table-cell office:value-type="float" office:value="163">
                <text:p>163</text:p>
              </table:table-cell>
              <table:table-cell office:value-type="float" office:value="185.764745551868">
                <text:p>185.764745551868</text:p>
              </table:table-cell>
            </table:table-row>
            <table:table-row>
              <table:table-cell office:value-type="float" office:value="91.25">
                <text:p>90 2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208.672071841965">
                <text:p>208.672071841965</text:p>
              </table:table-cell>
              <table:table-cell office:value-type="float" office:value="153">
                <text:p>153</text:p>
              </table:table-cell>
              <table:table-cell office:value-type="float" office:value="189.453249518857">
                <text:p>189.453249518857</text:p>
              </table:table-cell>
            </table:table-row>
            <table:table-row>
              <table:table-cell office:value-type="float" office:value="108.5">
                <text:p>110 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213.351788504325">
                <text:p>213.351788504325</text:p>
              </table:table-cell>
              <table:table-cell office:value-type="float" office:value="139">
                <text:p>139</text:p>
              </table:table-cell>
              <table:table-cell office:value-type="float" office:value="195.044006235656">
                <text:p>195.044006235656</text:p>
              </table:table-cell>
            </table:table-row>
            <table:table-row>
              <table:table-cell office:value-type="float" office:value="129.75">
                <text:p>130 1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216.962729108402">
                <text:p>216.962729108402</text:p>
              </table:table-cell>
              <table:table-cell office:value-type="float" office:value="128">
                <text:p>128</text:p>
              </table:table-cell>
              <table:table-cell office:value-type="float" office:value="199.847083991681">
                <text:p>199.847083991681</text:p>
              </table:table-cell>
            </table:table-row>
            <table:table-row>
              <table:table-cell office:value-type="float" office:value="155.25">
                <text:p>16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223.297432150399">
                <text:p>223.297432150399</text:p>
              </table:table-cell>
              <table:table-cell office:value-type="float" office:value="120">
                <text:p>120</text:p>
              </table:table-cell>
              <table:table-cell office:value-type="float" office:value="203.607027456703">
                <text:p>203.607027456703</text:p>
              </table:table-cell>
            </table:table-row>
            <table:table-row>
              <table:table-cell office:value-type="float" office:value="186">
                <text:p>190 1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  <table:table-cell office:value-type="float" office:value="61">
                <text:p>61</text:p>
              </table:table-cell>
              <table:table-cell office:value-type="float" office:value="225.879503032924">
                <text:p>225.879503032924</text:p>
              </table:table-cell>
              <table:table-cell office:value-type="float" office:value="110">
                <text:p>110</text:p>
              </table:table-cell>
              <table:table-cell office:value-type="float" office:value="208.676214858709">
                <text:p>208.676214858709</text:p>
              </table:table-cell>
            </table:table-row>
            <table:table-row>
              <table:table-cell office:value-type="float" office:value="222.75">
                <text:p>220 1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231.448212059667">
                <text:p>231.448212059667</text:p>
              </table:table-cell>
              <table:table-cell office:value-type="float" office:value="101">
                <text:p>101</text:p>
              </table:table-cell>
              <table:table-cell office:value-type="float" office:value="213.64918604835">
                <text:p>213.64918604835</text:p>
              </table:table-cell>
            </table:table-row>
            <table:table-row>
              <table:table-cell office:value-type="float" office:value="266.75">
                <text:p>270 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94">
                <text:p>94</text:p>
              </table:table-cell>
              <table:table-cell office:value-type="float" office:value="217.833674576463">
                <text:p>217.833674576463</text:p>
              </table:table-cell>
            </table:table-row>
            <table:table-row>
              <table:table-cell office:value-type="float" office:value="318">
                <text:p>320 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87">
                <text:p>87</text:p>
              </table:table-cell>
              <table:table-cell office:value-type="float" office:value="222.342136732272">
                <text:p>222.342136732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27.22897999999">
                <text:p>227.22897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30.988923465011">
                <text:p>230.98892346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35.008372496505">
                <text:p>235.008372496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'Teste lote 3'.C1:'Teste lote 3'.C24 'Teste lote 3'.A2:'Teste lote 3'.A24 'Teste lote 3'.D1:'Teste lote 3'.E1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Teste lote 3'.A2:'Teste lote 3'.A24" chart:label-cell-address="'Teste lote 3'.C1:'Teste lote 3'.C1" chart:class="chart:scatter">
            <chart:domain table:cell-range-address="'Teste lote 3'.C2:'Teste lote 3'.C24"/>
            <chart:data-point chart:repeated="23"/>
          </chart:series>
          <chart:series chart:style-name="ch10" chart:values-cell-range-address="'Teste lote 3'.A2:'Teste lote 3'.A24" chart:label-cell-address="'Teste lote 3'.D1:'Teste lote 3'.D1" chart:class="chart:scatter">
            <chart:domain table:cell-range-address="'Teste lote 3'.D2:'Teste lote 3'.D24"/>
            <chart:data-point chart:repeated="23"/>
          </chart:series>
          <chart:series chart:style-name="ch11" chart:values-cell-range-address="'Teste lote 3'.A2:'Teste lote 3'.A24" chart:label-cell-address="'Teste lote 3'.E1:'Teste lote 3'.E1" chart:class="chart:scatter">
            <chart:domain table:cell-range-address="'Teste lote 3'.E2:'Teste lote 3'.E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1">
                <text:p>971</text:p>
                <draw:g>
                  <svg:desc>'Teste lote 3'.C2:'Teste lote 3'.C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  <table:table-cell office:value-type="float" office:value="972">
                <text:p>972</text:p>
                <draw:g>
                  <svg:desc>'Teste lote 3'.D2:'Teste lote 3'.D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  <table:table-cell office:value-type="float" office:value="972">
                <text:p>972</text:p>
                <draw:g>
                  <svg:desc>'Teste lote 3'.E2:'Teste lote 3'.E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58">
                <text:p>958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42.7">
                <text:p>42.7</text:p>
              </table:table-cell>
              <table:table-cell office:value-type="float" office:value="929">
                <text:p>929</text:p>
              </table:table-cell>
              <table:table-cell office:value-type="float" office:value="42.7">
                <text:p>42.7</text:p>
              </table:table-cell>
              <table:table-cell office:value-type="float" office:value="926">
                <text:p>92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6">
                <text:p>886</text:p>
              </table:table-cell>
              <table:table-cell office:value-type="float" office:value="53.5">
                <text:p>53.5</text:p>
              </table:table-cell>
              <table:table-cell office:value-type="float" office:value="889">
                <text:p>889</text:p>
              </table:table-cell>
              <table:table-cell office:value-type="float" office:value="53.5">
                <text:p>53.5</text:p>
              </table:table-cell>
              <table:table-cell office:value-type="float" office:value="882">
                <text:p>8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">
                <text:p>842</text:p>
              </table:table-cell>
              <table:table-cell office:value-type="float" office:value="63.2">
                <text:p>63.2</text:p>
              </table:table-cell>
              <table:table-cell office:value-type="float" office:value="845">
                <text:p>845</text:p>
              </table:table-cell>
              <table:table-cell office:value-type="float" office:value="63.2">
                <text:p>63.2</text:p>
              </table:table-cell>
              <table:table-cell office:value-type="float" office:value="834">
                <text:p>83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">
                <text:p>779</text:p>
              </table:table-cell>
              <table:table-cell office:value-type="float" office:value="72.9">
                <text:p>72.9</text:p>
              </table:table-cell>
              <table:table-cell office:value-type="float" office:value="785">
                <text:p>785</text:p>
              </table:table-cell>
              <table:table-cell office:value-type="float" office:value="72.9">
                <text:p>72.9</text:p>
              </table:table-cell>
              <table:table-cell office:value-type="float" office:value="770">
                <text:p>77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">
                <text:p>783</text:p>
              </table:table-cell>
              <table:table-cell office:value-type="float" office:value="72.4">
                <text:p>72.4</text:p>
              </table:table-cell>
              <table:table-cell office:value-type="float" office:value="792">
                <text:p>792</text:p>
              </table:table-cell>
              <table:table-cell office:value-type="float" office:value="72.4">
                <text:p>72.4</text:p>
              </table:table-cell>
              <table:table-cell office:value-type="float" office:value="785">
                <text:p>785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5">
                <text:p>735</text:p>
              </table:table-cell>
              <table:table-cell office:value-type="float" office:value="82">
                <text:p>82</text:p>
              </table:table-cell>
              <table:table-cell office:value-type="float" office:value="723">
                <text:p>723</text:p>
              </table:table-cell>
              <table:table-cell office:value-type="float" office:value="82">
                <text:p>82</text:p>
              </table:table-cell>
              <table:table-cell office:value-type="float" office:value="722">
                <text:p>7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7">
                <text:p>667</text:p>
              </table:table-cell>
              <table:table-cell office:value-type="float" office:value="92.6">
                <text:p>92.6</text:p>
              </table:table-cell>
              <table:table-cell office:value-type="float" office:value="651">
                <text:p>651</text:p>
              </table:table-cell>
              <table:table-cell office:value-type="float" office:value="92.6">
                <text:p>92.6</text:p>
              </table:table-cell>
              <table:table-cell office:value-type="float" office:value="650">
                <text:p>65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102.3">
                <text:p>102.3</text:p>
              </table:table-cell>
              <table:table-cell office:value-type="float" office:value="579">
                <text:p>579</text:p>
              </table:table-cell>
              <table:table-cell office:value-type="float" office:value="102.3">
                <text:p>102.3</text:p>
              </table:table-cell>
              <table:table-cell office:value-type="float" office:value="578">
                <text:p>578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112">
                <text:p>112</text:p>
              </table:table-cell>
              <table:table-cell office:value-type="float" office:value="505">
                <text:p>5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  <table:table-cell office:value-type="float" office:value="436">
                <text:p>436</text:p>
              </table:table-cell>
              <table:table-cell office:value-type="float" office:value="121.8">
                <text:p>121.8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  <table:table-cell office:value-type="float" office:value="130.9">
                <text:p>130.9</text:p>
              </table:table-cell>
              <table:table-cell office:value-type="float" office:value="375">
                <text:p>375</text:p>
              </table:table-cell>
              <table:table-cell office:value-type="float" office:value="130.9">
                <text:p>130.9</text:p>
              </table:table-cell>
              <table:table-cell office:value-type="float" office:value="374">
                <text:p>37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314">
                <text:p>314</text:p>
              </table:table-cell>
              <table:table-cell office:value-type="float" office:value="141">
                <text:p>141</text:p>
              </table:table-cell>
              <table:table-cell office:value-type="float" office:value="313">
                <text:p>3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  <table:table-cell office:value-type="float" office:value="160.5">
                <text:p>160.5</text:p>
              </table:table-cell>
              <table:table-cell office:value-type="float" office:value="221">
                <text:p>221</text:p>
              </table:table-cell>
              <table:table-cell office:value-type="float" office:value="160.5">
                <text:p>160.5</text:p>
              </table:table-cell>
              <table:table-cell office:value-type="float" office:value="220">
                <text:p>22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171.4">
                <text:p>171.4</text:p>
              </table:table-cell>
              <table:table-cell office:value-type="float" office:value="177">
                <text:p>177</text:p>
              </table:table-cell>
              <table:table-cell office:value-type="float" office:value="171.4">
                <text:p>171.4</text:p>
              </table:table-cell>
              <table:table-cell office:value-type="float" office:value="178">
                <text:p>178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97.9">
                <text:p>197.9</text:p>
              </table:table-cell>
              <table:table-cell office:value-type="float" office:value="108">
                <text:p>108</text:p>
              </table:table-cell>
              <table:table-cell office:value-type="float" office:value="197.9">
                <text:p>197.9</text:p>
              </table:table-cell>
              <table:table-cell office:value-type="float" office:value="109">
                <text:p>109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'Teste lote 3'.M2:'Teste lote 3'.M23 'Teste lote 3'.C1:'Teste lote 3'.E1 'Teste lote 3'.K2:'Teste lote 3'.K23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1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column-mapping="0" chart:style-name="ch1">
        <chart:title svg:x="12.628cm" svg:y="0.497cm" chart:style-name="ch2">
          <text:p>addtherm novo</text:p>
        </chart:title>
        <chart:legend chart:legend-position="end" svg:x="24.509cm" svg:y="7.242cm" style:legend-expansion="high" chart:style-name="ch3"/>
        <chart:plot-area chart:style-name="ch4" table:cell-range-address="'Teste lote 3'.M1:'Teste lote 3'.M23 'Teste lote 3'.C1:'Teste lote 3'.E1 'Teste lote 3'.K2:'Teste lote 3'.K23 'Teste lote 3'.N1:'Teste lote 3'.O1 'AT novo'.C1:'AT novo'.C1 'AT novo'.B2:'AT novo'.B21" chart:data-source-has-labels="row" svg:x="1.578cm" svg:y="2.359cm" svg:width="21.797cm" svg:height="14.369cm">
          <chartooo:coordinate-region svg:x="2.385cm" svg:y="2.558cm" svg:width="20.618cm" svg:height="13.523cm"/>
          <chart:axis chart:dimension="x" chart:name="primary-x" chart:style-name="ch5">
            <chart:title svg:x="11.704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1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2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3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4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5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Planilha6.C1:Planilha6.C24 Planilha6.A2:Planilha6.A24 Planilha6.D1:Planilha6.E1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Planilha6.A2:Planilha6.A24" chart:label-cell-address="Planilha6.C1:Planilha6.C1" chart:class="chart:scatter">
            <chart:domain table:cell-range-address="Planilha6.C2:Planilha6.C24"/>
            <chart:data-point chart:repeated="23"/>
          </chart:series>
          <chart:series chart:style-name="ch10" chart:values-cell-range-address="Planilha6.A2:Planilha6.A24" chart:label-cell-address="Planilha6.D1:Planilha6.D1" chart:class="chart:scatter">
            <chart:domain table:cell-range-address="Planilha6.D2:Planilha6.D24"/>
            <chart:data-point chart:repeated="23"/>
          </chart:series>
          <chart:series chart:style-name="ch11" chart:values-cell-range-address="Planilha6.A2:Planilha6.A24" chart:label-cell-address="Planilha6.E1:Planilha6.E1" chart:class="chart:scatter">
            <chart:domain table:cell-range-address="Planilha6.E2:Planilha6.E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1</text:p>
                <draw:g>
                  <svg:desc>Planilha6.C1:Planilha6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R2</text:p>
                <draw:g>
                  <svg:desc>Planilha6.D1:Planilha6.D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R3</text:p>
                <draw:g>
                  <svg:desc>Planilha6.E1:Planilha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1">
                <text:p>971</text:p>
                <draw:g>
                  <svg:desc>Planilha6.C2:Planilha6.C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  <table:table-cell office:value-type="float" office:value="972">
                <text:p>972</text:p>
                <draw:g>
                  <svg:desc>Planilha6.D2:Planilha6.D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  <table:table-cell office:value-type="float" office:value="972">
                <text:p>972</text:p>
                <draw:g>
                  <svg:desc>Planilha6.E2:Planilha6.E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58">
                <text:p>958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42.7">
                <text:p>42.7</text:p>
              </table:table-cell>
              <table:table-cell office:value-type="float" office:value="929">
                <text:p>929</text:p>
              </table:table-cell>
              <table:table-cell office:value-type="float" office:value="42.7">
                <text:p>42.7</text:p>
              </table:table-cell>
              <table:table-cell office:value-type="float" office:value="926">
                <text:p>92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6">
                <text:p>886</text:p>
              </table:table-cell>
              <table:table-cell office:value-type="float" office:value="53.5">
                <text:p>53.5</text:p>
              </table:table-cell>
              <table:table-cell office:value-type="float" office:value="889">
                <text:p>889</text:p>
              </table:table-cell>
              <table:table-cell office:value-type="float" office:value="53.5">
                <text:p>53.5</text:p>
              </table:table-cell>
              <table:table-cell office:value-type="float" office:value="882">
                <text:p>8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">
                <text:p>842</text:p>
              </table:table-cell>
              <table:table-cell office:value-type="float" office:value="63.2">
                <text:p>63.2</text:p>
              </table:table-cell>
              <table:table-cell office:value-type="float" office:value="845">
                <text:p>845</text:p>
              </table:table-cell>
              <table:table-cell office:value-type="float" office:value="63.2">
                <text:p>63.2</text:p>
              </table:table-cell>
              <table:table-cell office:value-type="float" office:value="834">
                <text:p>83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">
                <text:p>779</text:p>
              </table:table-cell>
              <table:table-cell office:value-type="float" office:value="72.9">
                <text:p>72.9</text:p>
              </table:table-cell>
              <table:table-cell office:value-type="float" office:value="785">
                <text:p>785</text:p>
              </table:table-cell>
              <table:table-cell office:value-type="float" office:value="72.9">
                <text:p>72.9</text:p>
              </table:table-cell>
              <table:table-cell office:value-type="float" office:value="770">
                <text:p>77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">
                <text:p>783</text:p>
              </table:table-cell>
              <table:table-cell office:value-type="float" office:value="72.4">
                <text:p>72.4</text:p>
              </table:table-cell>
              <table:table-cell office:value-type="float" office:value="792">
                <text:p>792</text:p>
              </table:table-cell>
              <table:table-cell office:value-type="float" office:value="72.4">
                <text:p>72.4</text:p>
              </table:table-cell>
              <table:table-cell office:value-type="float" office:value="785">
                <text:p>785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5">
                <text:p>735</text:p>
              </table:table-cell>
              <table:table-cell office:value-type="float" office:value="82">
                <text:p>82</text:p>
              </table:table-cell>
              <table:table-cell office:value-type="float" office:value="723">
                <text:p>723</text:p>
              </table:table-cell>
              <table:table-cell office:value-type="float" office:value="82">
                <text:p>82</text:p>
              </table:table-cell>
              <table:table-cell office:value-type="float" office:value="722">
                <text:p>7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7">
                <text:p>667</text:p>
              </table:table-cell>
              <table:table-cell office:value-type="float" office:value="92.6">
                <text:p>92.6</text:p>
              </table:table-cell>
              <table:table-cell office:value-type="float" office:value="651">
                <text:p>651</text:p>
              </table:table-cell>
              <table:table-cell office:value-type="float" office:value="92.6">
                <text:p>92.6</text:p>
              </table:table-cell>
              <table:table-cell office:value-type="float" office:value="650">
                <text:p>65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102.3">
                <text:p>102.3</text:p>
              </table:table-cell>
              <table:table-cell office:value-type="float" office:value="579">
                <text:p>579</text:p>
              </table:table-cell>
              <table:table-cell office:value-type="float" office:value="102.3">
                <text:p>102.3</text:p>
              </table:table-cell>
              <table:table-cell office:value-type="float" office:value="578">
                <text:p>578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112">
                <text:p>112</text:p>
              </table:table-cell>
              <table:table-cell office:value-type="float" office:value="505">
                <text:p>5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  <table:table-cell office:value-type="float" office:value="436">
                <text:p>436</text:p>
              </table:table-cell>
              <table:table-cell office:value-type="float" office:value="121.8">
                <text:p>121.8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  <table:table-cell office:value-type="float" office:value="130.9">
                <text:p>130.9</text:p>
              </table:table-cell>
              <table:table-cell office:value-type="float" office:value="375">
                <text:p>375</text:p>
              </table:table-cell>
              <table:table-cell office:value-type="float" office:value="130.9">
                <text:p>130.9</text:p>
              </table:table-cell>
              <table:table-cell office:value-type="float" office:value="374">
                <text:p>37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314">
                <text:p>314</text:p>
              </table:table-cell>
              <table:table-cell office:value-type="float" office:value="141">
                <text:p>141</text:p>
              </table:table-cell>
              <table:table-cell office:value-type="float" office:value="313">
                <text:p>3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  <table:table-cell office:value-type="float" office:value="160.5">
                <text:p>160.5</text:p>
              </table:table-cell>
              <table:table-cell office:value-type="float" office:value="221">
                <text:p>221</text:p>
              </table:table-cell>
              <table:table-cell office:value-type="float" office:value="160.5">
                <text:p>160.5</text:p>
              </table:table-cell>
              <table:table-cell office:value-type="float" office:value="220">
                <text:p>22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171.4">
                <text:p>171.4</text:p>
              </table:table-cell>
              <table:table-cell office:value-type="float" office:value="177">
                <text:p>177</text:p>
              </table:table-cell>
              <table:table-cell office:value-type="float" office:value="171.4">
                <text:p>171.4</text:p>
              </table:table-cell>
              <table:table-cell office:value-type="float" office:value="178">
                <text:p>178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97.9">
                <text:p>197.9</text:p>
              </table:table-cell>
              <table:table-cell office:value-type="float" office:value="108">
                <text:p>108</text:p>
              </table:table-cell>
              <table:table-cell office:value-type="float" office:value="197.9">
                <text:p>197.9</text:p>
              </table:table-cell>
              <table:table-cell office:value-type="float" office:value="109">
                <text:p>109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Planilha6.M2:Planilha6.M23 Planilha6.C1:Planilha6.E1 Planilha6.K2:Planilha6.K23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Planilha6.K2:Planilha6.K23" chart:label-cell-address="Planilha6.C1:Planilha6.C1" chart:class="chart:scatter">
            <chart:domain table:cell-range-address="Planilha6.M2:Planilha6.M23"/>
            <chart:data-point chart:repeated="22"/>
          </chart:series>
          <chart:series chart:style-name="ch10" chart:values-cell-range-address="Planilha6.K2:Planilha6.K23" chart:label-cell-address="Planilha6.D1:Planilha6.D1" chart:class="chart:scatter">
            <chart:domain table:cell-range-address="Planilha6.N2:Planilha6.N23"/>
            <chart:data-point chart:repeated="22"/>
          </chart:series>
          <chart:series chart:style-name="ch11" chart:values-cell-range-address="Planilha6.K2:Planilha6.K23" chart:label-cell-address="Planilha6.E1:Planilha6.E1" chart:class="chart:scatter">
            <chart:domain table:cell-range-address="Planilha6.O2:Planilha6.O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Planilha6.C1:Planilha6.C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Planilha6.D1:Planilha6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Planilha6.E1:Planilha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Planilha6.M2:Planilha6.M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  <table:table-cell office:value-type="float" office:value="980">
                <text:p>980</text:p>
                <draw:g>
                  <svg:desc>Planilha6.N2:Planilha6.N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  <table:table-cell office:value-type="float" office:value="980">
                <text:p>980</text:p>
                <draw:g>
                  <svg:desc>Planilha6.O2:Planilha6.O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